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2" style:family="table-cell" style:parent-style-name="Default" style:data-style-name="N111"/>
  </office:automatic-styles>
  <office:body>
    <office:spreadsheet>
      <table:calculation-settings table:use-regular-expressions="false"/>
      <table:table table:name="0_2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symbol</text:p>
          </table:table-cell>
          <table:table-cell office:value-type="string">
            <text:p>charge</text:p>
          </table:table-cell>
          <table:table-cell office:value-type="string">
            <text:p>model</text:p>
          </table:table-cell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a2</text:p>
          </table:table-cell>
          <table:table-cell office:value-type="string">
            <text:p>b2</text:p>
          </table:table-cell>
          <table:table-cell office:value-type="string">
            <text:p>a3</text:p>
          </table:table-cell>
          <table:table-cell office:value-type="string">
            <text:p>b3</text:p>
          </table:table-cell>
          <table:table-cell office:value-type="string">
            <text:p>a4</text:p>
          </table:table-cell>
          <table:table-cell office:value-type="string">
            <text:p>b4</text:p>
          </table:table-cell>
          <table:table-cell office:value-type="string">
            <text:p>c</text:p>
          </table:table-cell>
          <table:table-cell office:value-type="string">
            <text:p>maximum error</text:p>
          </table:table-cell>
          <table:table-cell office:value-type="string">
            <text:p>s</text:p>
          </table:table-cell>
          <table:table-cell office:value-type="string">
            <text:p>mean error</text:p>
          </table:table-cell>
          <table:table-cell table:number-columns-repeated="1009"/>
        </table:table-row>
        <table:table-row table:style-name="ro1">
          <table:table-cell office:value-type="string">
            <text:p>H</text:p>
          </table:table-cell>
          <table:table-cell office:value-type="float" office:value="0">
            <text:p>0.0000000</text:p>
          </table:table-cell>
          <table:table-cell office:value-type="string">
            <text:p>HF</text:p>
          </table:table-cell>
          <table:table-cell office:value-type="float" office:value="0.489918">
            <text:p>0.4899180</text:p>
          </table:table-cell>
          <table:table-cell office:value-type="float" office:value="20.6593">
            <text:p>20.6593000</text:p>
          </table:table-cell>
          <table:table-cell office:value-type="float" office:value="0.262003">
            <text:p>0.2620030</text:p>
          </table:table-cell>
          <table:table-cell office:value-type="float" office:value="7.74039">
            <text:p>7.7403900</text:p>
          </table:table-cell>
          <table:table-cell office:value-type="float" office:value="0.196767">
            <text:p>0.1967670</text:p>
          </table:table-cell>
          <table:table-cell office:value-type="float" office:value="49.5519">
            <text:p>49.5519000</text:p>
          </table:table-cell>
          <table:table-cell office:value-type="float" office:value="0.049879">
            <text:p>0.0498790</text:p>
          </table:table-cell>
          <table:table-cell office:value-type="float" office:value="2.20159">
            <text:p>2.2015900</text:p>
          </table:table-cell>
          <table:table-cell office:value-type="float" office:value="0.001305">
            <text:p>0.0013050</text:p>
          </table:table-cell>
          <table:table-cell office:value-type="float" office:value="0">
            <text:p>0.0000000</text:p>
          </table:table-cell>
          <table:table-cell office:value-type="float" office:value="0.17">
            <text:p>0.1700000</text:p>
          </table:table-cell>
          <table:table-cell office:value-type="float" office:value="0">
            <text:p>0.0000000</text:p>
          </table:table-cell>
          <table:table-cell table:number-columns-repeated="1009"/>
        </table:table-row>
        <table:table-row table:style-name="ro1">
          <table:table-cell office:value-type="string">
            <text:p>H</text:p>
          </table:table-cell>
          <table:table-cell office:value-type="float" office:value="-1">
            <text:p>-1.0000000</text:p>
          </table:table-cell>
          <table:table-cell office:value-type="string">
            <text:p>HF</text:p>
          </table:table-cell>
          <table:table-cell office:value-type="float" office:value="0.897661">
            <text:p>0.8976610</text:p>
          </table:table-cell>
          <table:table-cell office:value-type="float" office:value="53.1368">
            <text:p>53.1368000</text:p>
          </table:table-cell>
          <table:table-cell office:value-type="float" office:value="0.565616">
            <text:p>0.5656160</text:p>
          </table:table-cell>
          <table:table-cell office:value-type="float" office:value="15.187">
            <text:p>15.1870000</text:p>
          </table:table-cell>
          <table:table-cell office:value-type="float" office:value="0.415815">
            <text:p>0.4158150</text:p>
          </table:table-cell>
          <table:table-cell office:value-type="float" office:value="186.576">
            <text:p>186.5760000</text:p>
          </table:table-cell>
          <table:table-cell office:value-type="float" office:value="0.116973">
            <text:p>0.1169730</text:p>
          </table:table-cell>
          <table:table-cell office:value-type="float" office:value="3.56709">
            <text:p>3.5670900</text:p>
          </table:table-cell>
          <table:table-cell office:value-type="float" office:value="0.002389">
            <text:p>0.0023890</text:p>
          </table:table-cell>
          <table:table-cell office:value-type="float" office:value="0.002">
            <text:p>0.0020000</text:p>
          </table:table-cell>
          <table:table-cell office:value-type="float" office:value="0.09">
            <text:p>0.0900000</text:p>
          </table:table-cell>
          <table:table-cell office:value-type="float" office:value="0.001">
            <text:p>0.0010000</text:p>
          </table:table-cell>
          <table:table-cell table:number-columns-repeated="1009"/>
        </table:table-row>
        <table:table-row table:style-name="ro1">
          <table:table-cell office:value-type="string">
            <text:p>He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0.8734">
            <text:p>0.8734000</text:p>
          </table:table-cell>
          <table:table-cell office:value-type="float" office:value="9.1037">
            <text:p>9.1037000</text:p>
          </table:table-cell>
          <table:table-cell office:value-type="float" office:value="0.6309">
            <text:p>0.6309000</text:p>
          </table:table-cell>
          <table:table-cell office:value-type="float" office:value="3.3568">
            <text:p>3.3568000</text:p>
          </table:table-cell>
          <table:table-cell office:value-type="float" office:value="0.3112">
            <text:p>0.3112000</text:p>
          </table:table-cell>
          <table:table-cell office:value-type="float" office:value="22.9276">
            <text:p>22.9276000</text:p>
          </table:table-cell>
          <table:table-cell office:value-type="float" office:value="0.178">
            <text:p>0.1780000</text:p>
          </table:table-cell>
          <table:table-cell office:value-type="float" office:value="0.9821">
            <text:p>0.9821000</text:p>
          </table:table-cell>
          <table:table-cell office:value-type="float" office:value="0.0064">
            <text:p>0.0064000</text:p>
          </table:table-cell>
          <table:table-cell office:value-type="float" office:value="0.001">
            <text:p>0.0010000</text:p>
          </table:table-cell>
          <table:table-cell office:value-type="float" office:value="1.01">
            <text:p>1.0100000</text:p>
          </table:table-cell>
          <table:table-cell office:value-type="float" office:value="0">
            <text:p>0.0000000</text:p>
          </table:table-cell>
          <table:table-cell table:number-columns-repeated="1009"/>
        </table:table-row>
        <table:table-row table:style-name="ro1">
          <table:table-cell office:value-type="string">
            <text:p>Li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1.1282">
            <text:p>1.1282000</text:p>
          </table:table-cell>
          <table:table-cell office:value-type="float" office:value="3.9546">
            <text:p>3.9546000</text:p>
          </table:table-cell>
          <table:table-cell office:value-type="float" office:value="0.7508">
            <text:p>0.7508000</text:p>
          </table:table-cell>
          <table:table-cell office:value-type="float" office:value="1.0524">
            <text:p>1.0524000</text:p>
          </table:table-cell>
          <table:table-cell office:value-type="float" office:value="0.6175">
            <text:p>0.6175000</text:p>
          </table:table-cell>
          <table:table-cell office:value-type="float" office:value="85.3905">
            <text:p>85.3905000</text:p>
          </table:table-cell>
          <table:table-cell office:value-type="float" office:value="0.4653">
            <text:p>0.4653000</text:p>
          </table:table-cell>
          <table:table-cell office:value-type="float" office:value="68.261">
            <text:p>68.2610000</text:p>
          </table:table-cell>
          <table:table-cell office:value-type="float" office:value="0.0377">
            <text:p>0.0377000</text:p>
          </table:table-cell>
          <table:table-cell office:value-type="float" office:value="0.005">
            <text:p>0.0050000</text:p>
          </table:table-cell>
          <table:table-cell office:value-type="float" office:value="2">
            <text:p>2.0000000</text:p>
          </table:table-cell>
          <table:table-cell office:value-type="float" office:value="0.001">
            <text:p>0.0010000</text:p>
          </table:table-cell>
          <table:table-cell table:number-columns-repeated="1009"/>
        </table:table-row>
        <table:table-row table:style-name="ro1">
          <table:table-cell office:value-type="string">
            <text:p>Li</text:p>
          </table:table-cell>
          <table:table-cell office:value-type="float" office:value="1">
            <text:p>1.0000000</text:p>
          </table:table-cell>
          <table:table-cell office:value-type="string">
            <text:p>RHF</text:p>
          </table:table-cell>
          <table:table-cell office:value-type="float" office:value="0.6968">
            <text:p>0.6968000</text:p>
          </table:table-cell>
          <table:table-cell office:value-type="float" office:value="4.6237">
            <text:p>4.6237000</text:p>
          </table:table-cell>
          <table:table-cell office:value-type="float" office:value="0.7888">
            <text:p>0.7888000</text:p>
          </table:table-cell>
          <table:table-cell office:value-type="float" office:value="1.9557">
            <text:p>1.9557000</text:p>
          </table:table-cell>
          <table:table-cell office:value-type="float" office:value="0.3414">
            <text:p>0.3414000</text:p>
          </table:table-cell>
          <table:table-cell office:value-type="float" office:value="0.6316">
            <text:p>0.6316000</text:p>
          </table:table-cell>
          <table:table-cell office:value-type="float" office:value="0.7029">
            <text:p>0.7029000</text:p>
          </table:table-cell>
          <table:table-cell office:value-type="float" office:value="0.542">
            <text:p>0.5420000</text:p>
          </table:table-cell>
          <table:table-cell office:value-type="float" office:value="0.0167">
            <text:p>0.0167000</text:p>
          </table:table-cell>
          <table:table-cell office:value-type="float" office:value="0.001">
            <text:p>0.0010000</text:p>
          </table:table-cell>
          <table:table-cell office:value-type="float" office:value="1.78">
            <text:p>1.7800000</text:p>
          </table:table-cell>
          <table:table-cell office:value-type="float" office:value="0">
            <text:p>0.0000000</text:p>
          </table:table-cell>
          <table:table-cell table:number-columns-repeated="1009"/>
        </table:table-row>
        <table:table-row table:style-name="ro1">
          <table:table-cell office:value-type="string">
            <text:p>Be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1.5919">
            <text:p>1.5919000</text:p>
          </table:table-cell>
          <table:table-cell office:value-type="float" office:value="43.6427">
            <text:p>43.6427000</text:p>
          </table:table-cell>
          <table:table-cell office:value-type="float" office:value="1.1278">
            <text:p>1.1278000</text:p>
          </table:table-cell>
          <table:table-cell office:value-type="float" office:value="1.8623">
            <text:p>1.8623000</text:p>
          </table:table-cell>
          <table:table-cell office:value-type="float" office:value="0.5391">
            <text:p>0.5391000</text:p>
          </table:table-cell>
          <table:table-cell office:value-type="float" office:value="103.483">
            <text:p>103.4830000</text:p>
          </table:table-cell>
          <table:table-cell office:value-type="float" office:value="0.7029">
            <text:p>0.7029000</text:p>
          </table:table-cell>
          <table:table-cell office:value-type="float" office:value="0.542">
            <text:p>0.5420000</text:p>
          </table:table-cell>
          <table:table-cell office:value-type="float" office:value="0.0385">
            <text:p>0.0385000</text:p>
          </table:table-cell>
          <table:table-cell office:value-type="float" office:value="0.003">
            <text:p>0.0030000</text:p>
          </table:table-cell>
          <table:table-cell office:value-type="float" office:value="0.56">
            <text:p>0.5600000</text:p>
          </table:table-cell>
          <table:table-cell office:value-type="float" office:value="0.001">
            <text:p>0.0010000</text:p>
          </table:table-cell>
          <table:table-cell table:number-columns-repeated="1009"/>
        </table:table-row>
        <table:table-row table:style-name="ro1">
          <table:table-cell office:value-type="string">
            <text:p>Be</text:p>
          </table:table-cell>
          <table:table-cell office:value-type="float" office:value="2">
            <text:p>2.0000000</text:p>
          </table:table-cell>
          <table:table-cell office:value-type="string">
            <text:p>RHF</text:p>
          </table:table-cell>
          <table:table-cell office:value-type="float" office:value="6.2603">
            <text:p>6.2603000</text:p>
          </table:table-cell>
          <table:table-cell office:value-type="float" office:value="0.0027">
            <text:p>0.0027000</text:p>
          </table:table-cell>
          <table:table-cell office:value-type="float" office:value="0.8849">
            <text:p>0.8849000</text:p>
          </table:table-cell>
          <table:table-cell office:value-type="float" office:value="0.8313">
            <text:p>0.8313000</text:p>
          </table:table-cell>
          <table:table-cell office:value-type="float" office:value="0.7993">
            <text:p>0.7993000</text:p>
          </table:table-cell>
          <table:table-cell office:value-type="float" office:value="2.2758">
            <text:p>2.2758000</text:p>
          </table:table-cell>
          <table:table-cell office:value-type="float" office:value="0.1647">
            <text:p>0.1647000</text:p>
          </table:table-cell>
          <table:table-cell office:value-type="float" office:value="5.1146">
            <text:p>5.1146000</text:p>
          </table:table-cell>
          <table:table-cell office:value-type="float" office:value="-6.1092">
            <text:p>-6.1092000</text:p>
          </table:table-cell>
          <table:table-cell office:value-type="float" office:value="0.001">
            <text:p>0.0010000</text:p>
          </table:table-cell>
          <table:table-cell office:value-type="float" office:value="1.97">
            <text:p>1.9700000</text:p>
          </table:table-cell>
          <table:table-cell office:value-type="float" office:value="0">
            <text:p>0.0000000</text:p>
          </table:table-cell>
          <table:table-cell table:number-columns-repeated="1009"/>
        </table:table-row>
        <table:table-row table:style-name="ro1">
          <table:table-cell office:value-type="string">
            <text:p>B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2.0545">
            <text:p>2.0545000</text:p>
          </table:table-cell>
          <table:table-cell office:value-type="float" office:value="23.2185">
            <text:p>23.2185000</text:p>
          </table:table-cell>
          <table:table-cell office:value-type="float" office:value="1.3326">
            <text:p>1.3326000</text:p>
          </table:table-cell>
          <table:table-cell office:value-type="float" office:value="1.021">
            <text:p>1.0210000</text:p>
          </table:table-cell>
          <table:table-cell office:value-type="float" office:value="1.0979">
            <text:p>1.0979000</text:p>
          </table:table-cell>
          <table:table-cell office:value-type="float" office:value="60.3498">
            <text:p>60.3498000</text:p>
          </table:table-cell>
          <table:table-cell office:value-type="float" office:value="0.7068">
            <text:p>0.7068000</text:p>
          </table:table-cell>
          <table:table-cell office:value-type="float" office:value="0.1403">
            <text:p>0.1403000</text:p>
          </table:table-cell>
          <table:table-cell office:value-type="float" office:value="-0.1932">
            <text:p>-0.1932000</text:p>
          </table:table-cell>
          <table:table-cell office:value-type="float" office:value="0.002">
            <text:p>0.0020000</text:p>
          </table:table-cell>
          <table:table-cell office:value-type="float" office:value="0.75">
            <text:p>0.7500000</text:p>
          </table:table-cell>
          <table:table-cell office:value-type="float" office:value="0.001">
            <text:p>0.0010000</text:p>
          </table:table-cell>
          <table:table-cell table:number-columns-repeated="1009"/>
        </table:table-row>
        <table:table-row table:style-name="ro1">
          <table:table-cell office:value-type="string">
            <text:p>C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2.31">
            <text:p>2.3100000</text:p>
          </table:table-cell>
          <table:table-cell office:value-type="float" office:value="20.8439">
            <text:p>20.8439000</text:p>
          </table:table-cell>
          <table:table-cell office:value-type="float" office:value="1.02">
            <text:p>1.0200000</text:p>
          </table:table-cell>
          <table:table-cell office:value-type="float" office:value="10.2075">
            <text:p>10.2075000</text:p>
          </table:table-cell>
          <table:table-cell office:value-type="float" office:value="1.5886">
            <text:p>1.5886000</text:p>
          </table:table-cell>
          <table:table-cell office:value-type="float" office:value="0.5687">
            <text:p>0.5687000</text:p>
          </table:table-cell>
          <table:table-cell office:value-type="float" office:value="0.865">
            <text:p>0.8650000</text:p>
          </table:table-cell>
          <table:table-cell office:value-type="float" office:value="51.6512">
            <text:p>51.6512000</text:p>
          </table:table-cell>
          <table:table-cell office:value-type="float" office:value="0.2156">
            <text:p>0.2156000</text:p>
          </table:table-cell>
          <table:table-cell office:value-type="float" office:value="0.006">
            <text:p>0.0060000</text:p>
          </table:table-cell>
          <table:table-cell office:value-type="float" office:value="2">
            <text:p>2.0000000</text:p>
          </table:table-cell>
          <table:table-cell office:value-type="float" office:value="0.001">
            <text:p>0.0010000</text:p>
          </table:table-cell>
          <table:table-cell table:number-columns-repeated="1009"/>
        </table:table-row>
        <table:table-row table:style-name="ro1">
          <table:table-cell office:value-type="string">
            <text:p>C</text:p>
          </table:table-cell>
          <table:table-cell office:value-type="string">
            <text:p>val</text:p>
          </table:table-cell>
          <table:table-cell office:value-type="string">
            <text:p>HF</text:p>
          </table:table-cell>
          <table:table-cell office:value-type="float" office:value="2.26069">
            <text:p>2.2606900</text:p>
          </table:table-cell>
          <table:table-cell office:value-type="float" office:value="22.6907">
            <text:p>22.6907000</text:p>
          </table:table-cell>
          <table:table-cell office:value-type="float" office:value="1.56165">
            <text:p>1.5616500</text:p>
          </table:table-cell>
          <table:table-cell office:value-type="float" office:value="0.656665">
            <text:p>0.6566650</text:p>
          </table:table-cell>
          <table:table-cell office:value-type="float" office:value="1.05075">
            <text:p>1.0507500</text:p>
          </table:table-cell>
          <table:table-cell office:value-type="float" office:value="9.75618">
            <text:p>9.7561800</text:p>
          </table:table-cell>
          <table:table-cell office:value-type="float" office:value="0.839259">
            <text:p>0.8392590</text:p>
          </table:table-cell>
          <table:table-cell office:value-type="float" office:value="55.5949">
            <text:p>55.5949000</text:p>
          </table:table-cell>
          <table:table-cell office:value-type="float" office:value="0.286977">
            <text:p>0.2869770</text:p>
          </table:table-cell>
          <table:table-cell office:value-type="float" office:value="0.001">
            <text:p>0.0010000</text:p>
          </table:table-cell>
          <table:table-cell office:value-type="float" office:value="0.16">
            <text:p>0.1600000</text:p>
          </table:table-cell>
          <table:table-cell office:value-type="float" office:value="0">
            <text:p>0.0000000</text:p>
          </table:table-cell>
          <table:table-cell table:number-columns-repeated="1009"/>
        </table:table-row>
        <table:table-row table:style-name="ro1">
          <table:table-cell office:value-type="string">
            <text:p>N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12.2126">
            <text:p>12.2126000</text:p>
          </table:table-cell>
          <table:table-cell office:value-type="float" office:value="0.0057">
            <text:p>0.0057000</text:p>
          </table:table-cell>
          <table:table-cell office:value-type="float" office:value="3.1322">
            <text:p>3.1322000</text:p>
          </table:table-cell>
          <table:table-cell office:value-type="float" office:value="9.8933">
            <text:p>9.8933000</text:p>
          </table:table-cell>
          <table:table-cell office:value-type="float" office:value="2.0125">
            <text:p>2.0125000</text:p>
          </table:table-cell>
          <table:table-cell office:value-type="float" office:value="28.9975">
            <text:p>28.9975000</text:p>
          </table:table-cell>
          <table:table-cell office:value-type="float" office:value="1.1663">
            <text:p>1.1663000</text:p>
          </table:table-cell>
          <table:table-cell office:value-type="float" office:value="0.5826">
            <text:p>0.5826000</text:p>
          </table:table-cell>
          <table:table-cell office:value-type="float" office:value="-11.529">
            <text:p>-11.5290000</text:p>
          </table:table-cell>
          <table:table-cell office:value-type="float" office:value="0.007">
            <text:p>0.0070000</text:p>
          </table:table-cell>
          <table:table-cell office:value-type="float" office:value="0.11">
            <text:p>0.1100000</text:p>
          </table:table-cell>
          <table:table-cell office:value-type="float" office:value="0.002">
            <text:p>0.0020000</text:p>
          </table:table-cell>
          <table:table-cell table:number-columns-repeated="1009"/>
        </table:table-row>
        <table:table-row table:style-name="ro1">
          <table:table-cell office:value-type="string">
            <text:p>O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3.0485">
            <text:p>3.0485000</text:p>
          </table:table-cell>
          <table:table-cell office:value-type="float" office:value="13.2771">
            <text:p>13.2771000</text:p>
          </table:table-cell>
          <table:table-cell office:value-type="float" office:value="2.2868">
            <text:p>2.2868000</text:p>
          </table:table-cell>
          <table:table-cell office:value-type="float" office:value="5.7011">
            <text:p>5.7011000</text:p>
          </table:table-cell>
          <table:table-cell office:value-type="float" office:value="1.5463">
            <text:p>1.5463000</text:p>
          </table:table-cell>
          <table:table-cell office:value-type="float" office:value="0.3239">
            <text:p>0.3239000</text:p>
          </table:table-cell>
          <table:table-cell office:value-type="float" office:value="0.867">
            <text:p>0.8670000</text:p>
          </table:table-cell>
          <table:table-cell office:value-type="float" office:value="32.9089">
            <text:p>32.9089000</text:p>
          </table:table-cell>
          <table:table-cell office:value-type="float" office:value="0.2508">
            <text:p>0.2508000</text:p>
          </table:table-cell>
          <table:table-cell office:value-type="float" office:value="0.001">
            <text:p>0.0010000</text:p>
          </table:table-cell>
          <table:table-cell office:value-type="float" office:value="0.22">
            <text:p>0.2200000</text:p>
          </table:table-cell>
          <table:table-cell office:value-type="float" office:value="0">
            <text:p>0.0000000</text:p>
          </table:table-cell>
          <table:table-cell table:number-columns-repeated="1009"/>
        </table:table-row>
        <table:table-row table:style-name="ro1">
          <table:table-cell office:value-type="string">
            <text:p>O</text:p>
          </table:table-cell>
          <table:table-cell office:value-type="float" office:value="-1">
            <text:p>-1.0000000</text:p>
          </table:table-cell>
          <table:table-cell office:value-type="string">
            <text:p>HF</text:p>
          </table:table-cell>
          <table:table-cell office:value-type="float" office:value="4.1916">
            <text:p>4.1916000</text:p>
          </table:table-cell>
          <table:table-cell office:value-type="float" office:value="12.8573">
            <text:p>12.8573000</text:p>
          </table:table-cell>
          <table:table-cell office:value-type="float" office:value="1.63969">
            <text:p>1.6396900</text:p>
          </table:table-cell>
          <table:table-cell office:value-type="float" office:value="4.17236">
            <text:p>4.1723600</text:p>
          </table:table-cell>
          <table:table-cell office:value-type="float" office:value="1.52673">
            <text:p>1.5267300</text:p>
          </table:table-cell>
          <table:table-cell office:value-type="float" office:value="-47.0179">
            <text:p>-47.0179000</text:p>
          </table:table-cell>
          <table:table-cell office:value-type="float" office:value="20.307">
            <text:p>20.3070000</text:p>
          </table:table-cell>
          <table:table-cell office:value-type="float" office:value="-0.01404">
            <text:p>-0.0140400</text:p>
          </table:table-cell>
          <table:table-cell office:value-type="float" office:value="21.9412">
            <text:p>21.9412000</text:p>
          </table:table-cell>
          <table:table-cell office:value-type="float" office:value="0.011">
            <text:p>0.0110000</text:p>
          </table:table-cell>
          <table:table-cell office:value-type="float" office:value="1.5">
            <text:p>1.5000000</text:p>
          </table:table-cell>
          <table:table-cell office:value-type="float" office:value="0.004">
            <text:p>0.0040000</text:p>
          </table:table-cell>
          <table:table-cell table:number-columns-repeated="1009"/>
        </table:table-row>
        <table:table-row table:style-name="ro1">
          <table:table-cell office:value-type="string">
            <text:p>F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3.5392">
            <text:p>3.5392000</text:p>
          </table:table-cell>
          <table:table-cell office:value-type="float" office:value="10.2825">
            <text:p>10.2825000</text:p>
          </table:table-cell>
          <table:table-cell office:value-type="float" office:value="2.6412">
            <text:p>2.6412000</text:p>
          </table:table-cell>
          <table:table-cell office:value-type="float" office:value="4.2944">
            <text:p>4.2944000</text:p>
          </table:table-cell>
          <table:table-cell office:value-type="float" office:value="1.517">
            <text:p>1.5170000</text:p>
          </table:table-cell>
          <table:table-cell office:value-type="float" office:value="0.2615">
            <text:p>0.2615000</text:p>
          </table:table-cell>
          <table:table-cell office:value-type="float" office:value="1.0243">
            <text:p>1.0243000</text:p>
          </table:table-cell>
          <table:table-cell office:value-type="float" office:value="26.1476">
            <text:p>26.1476000</text:p>
          </table:table-cell>
          <table:table-cell office:value-type="float" office:value="0.2776">
            <text:p>0.2776000</text:p>
          </table:table-cell>
          <table:table-cell office:value-type="float" office:value="0.001">
            <text:p>0.0010000</text:p>
          </table:table-cell>
          <table:table-cell office:value-type="float" office:value="0.01">
            <text:p>0.0100000</text:p>
          </table:table-cell>
          <table:table-cell office:value-type="float" office:value="0">
            <text:p>0.0000000</text:p>
          </table:table-cell>
          <table:table-cell table:number-columns-repeated="1009"/>
        </table:table-row>
        <table:table-row table:style-name="ro1">
          <table:table-cell office:value-type="string">
            <text:p>F</text:p>
          </table:table-cell>
          <table:table-cell office:value-type="float" office:value="-1">
            <text:p>-1.0000000</text:p>
          </table:table-cell>
          <table:table-cell table:style-name="Default" office:value-type="string">
            <text:p>HF</text:p>
          </table:table-cell>
          <table:table-cell office:value-type="float" office:value="3.6322">
            <text:p>3.6322000</text:p>
          </table:table-cell>
          <table:table-cell office:value-type="float" office:value="5.27756">
            <text:p>5.2775600</text:p>
          </table:table-cell>
          <table:table-cell office:value-type="float" office:value="3.51057">
            <text:p>3.5105700</text:p>
          </table:table-cell>
          <table:table-cell office:value-type="float" office:value="14.7353">
            <text:p>14.7353000</text:p>
          </table:table-cell>
          <table:table-cell office:value-type="float" office:value="1.26064">
            <text:p>1.2606400</text:p>
          </table:table-cell>
          <table:table-cell office:value-type="float" office:value="0.442258">
            <text:p>0.4422580</text:p>
          </table:table-cell>
          <table:table-cell office:value-type="float" office:value="0.940706">
            <text:p>0.9407060</text:p>
          </table:table-cell>
          <table:table-cell office:value-type="float" office:value="47.3437">
            <text:p>47.3437000</text:p>
          </table:table-cell>
          <table:table-cell office:value-type="float" office:value="0.653396">
            <text:p>0.6533960</text:p>
          </table:table-cell>
          <table:table-cell office:value-type="float" office:value="0.003">
            <text:p>0.0030000</text:p>
          </table:table-cell>
          <table:table-cell office:value-type="float" office:value="0.09">
            <text:p>0.0900000</text:p>
          </table:table-cell>
          <table:table-cell office:value-type="float" office:value="0.001">
            <text:p>0.0010000</text:p>
          </table:table-cell>
          <table:table-cell table:number-columns-repeated="1009"/>
        </table:table-row>
        <table:table-row table:style-name="ro1">
          <table:table-cell office:value-type="string">
            <text:p>Ne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3.9553">
            <text:p>3.9553000</text:p>
          </table:table-cell>
          <table:table-cell office:value-type="float" office:value="8.4042">
            <text:p>8.4042000</text:p>
          </table:table-cell>
          <table:table-cell office:value-type="float" office:value="3.1125">
            <text:p>3.1125000</text:p>
          </table:table-cell>
          <table:table-cell office:value-type="float" office:value="3.4262">
            <text:p>3.4262000</text:p>
          </table:table-cell>
          <table:table-cell office:value-type="float" office:value="1.4546">
            <text:p>1.4546000</text:p>
          </table:table-cell>
          <table:table-cell office:value-type="float" office:value="0.2306">
            <text:p>0.2306000</text:p>
          </table:table-cell>
          <table:table-cell office:value-type="float" office:value="1.1251">
            <text:p>1.1251000</text:p>
          </table:table-cell>
          <table:table-cell office:value-type="float" office:value="21.7184">
            <text:p>21.7184000</text:p>
          </table:table-cell>
          <table:table-cell office:value-type="float" office:value="0.3515">
            <text:p>0.3515000</text:p>
          </table:table-cell>
          <table:table-cell office:value-type="float" office:value="0.002">
            <text:p>0.0020000</text:p>
          </table:table-cell>
          <table:table-cell office:value-type="float" office:value="0.25">
            <text:p>0.2500000</text:p>
          </table:table-cell>
          <table:table-cell office:value-type="float" office:value="0.001">
            <text:p>0.0010000</text:p>
          </table:table-cell>
          <table:table-cell table:number-columns-repeated="1009"/>
        </table:table-row>
        <table:table-row table:style-name="ro1">
          <table:table-cell office:value-type="string">
            <text:p>Na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4.7626">
            <text:p>4.7626000</text:p>
          </table:table-cell>
          <table:table-cell office:value-type="float" office:value="3.285">
            <text:p>3.2850000</text:p>
          </table:table-cell>
          <table:table-cell office:value-type="float" office:value="3.1736">
            <text:p>3.1736000</text:p>
          </table:table-cell>
          <table:table-cell office:value-type="float" office:value="8.8422">
            <text:p>8.8422000</text:p>
          </table:table-cell>
          <table:table-cell office:value-type="float" office:value="1.2674">
            <text:p>1.2674000</text:p>
          </table:table-cell>
          <table:table-cell office:value-type="float" office:value="0.3136">
            <text:p>0.3136000</text:p>
          </table:table-cell>
          <table:table-cell office:value-type="float" office:value="1.1128">
            <text:p>1.1128000</text:p>
          </table:table-cell>
          <table:table-cell office:value-type="float" office:value="129.424">
            <text:p>129.4240000</text:p>
          </table:table-cell>
          <table:table-cell office:value-type="float" office:value="0.676">
            <text:p>0.6760000</text:p>
          </table:table-cell>
          <table:table-cell office:value-type="float" office:value="0.009">
            <text:p>0.0090000</text:p>
          </table:table-cell>
          <table:table-cell office:value-type="float" office:value="0.13">
            <text:p>0.1300000</text:p>
          </table:table-cell>
          <table:table-cell office:value-type="float" office:value="0.002">
            <text:p>0.0020000</text:p>
          </table:table-cell>
          <table:table-cell table:number-columns-repeated="1009"/>
        </table:table-row>
        <table:table-row table:style-name="ro1">
          <table:table-cell office:value-type="string">
            <text:p>Na</text:p>
          </table:table-cell>
          <table:table-cell office:value-type="float" office:value="1">
            <text:p>1.0000000</text:p>
          </table:table-cell>
          <table:table-cell office:value-type="string">
            <text:p>RHF</text:p>
          </table:table-cell>
          <table:table-cell office:value-type="float" office:value="3.2565">
            <text:p>3.2565000</text:p>
          </table:table-cell>
          <table:table-cell office:value-type="float" office:value="2.6671">
            <text:p>2.6671000</text:p>
          </table:table-cell>
          <table:table-cell office:value-type="float" office:value="3.9362">
            <text:p>3.9362000</text:p>
          </table:table-cell>
          <table:table-cell office:value-type="float" office:value="6.1153">
            <text:p>6.1153000</text:p>
          </table:table-cell>
          <table:table-cell office:value-type="float" office:value="1.3998">
            <text:p>1.3998000</text:p>
          </table:table-cell>
          <table:table-cell office:value-type="float" office:value="0.2001">
            <text:p>0.2001000</text:p>
          </table:table-cell>
          <table:table-cell office:value-type="float" office:value="1.0032">
            <text:p>1.0032000</text:p>
          </table:table-cell>
          <table:table-cell office:value-type="float" office:value="14.039">
            <text:p>14.0390000</text:p>
          </table:table-cell>
          <table:table-cell office:value-type="float" office:value="0.404">
            <text:p>0.4040000</text:p>
          </table:table-cell>
          <table:table-cell office:value-type="float" office:value="0.001">
            <text:p>0.0010000</text:p>
          </table:table-cell>
          <table:table-cell office:value-type="float" office:value="0.7">
            <text:p>0.7000000</text:p>
          </table:table-cell>
          <table:table-cell office:value-type="float" office:value="0">
            <text:p>0.0000000</text:p>
          </table:table-cell>
          <table:table-cell table:number-columns-repeated="1009"/>
        </table:table-row>
        <table:table-row table:style-name="ro1">
          <table:table-cell office:value-type="string">
            <text:p>Mg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5.4204">
            <text:p>5.4204000</text:p>
          </table:table-cell>
          <table:table-cell office:value-type="float" office:value="2.8275">
            <text:p>2.8275000</text:p>
          </table:table-cell>
          <table:table-cell office:value-type="float" office:value="2.1735">
            <text:p>2.1735000</text:p>
          </table:table-cell>
          <table:table-cell office:value-type="float" office:value="79.2611">
            <text:p>79.2611000</text:p>
          </table:table-cell>
          <table:table-cell office:value-type="float" office:value="1.2269">
            <text:p>1.2269000</text:p>
          </table:table-cell>
          <table:table-cell office:value-type="float" office:value="0.3808">
            <text:p>0.3808000</text:p>
          </table:table-cell>
          <table:table-cell office:value-type="float" office:value="2.3073">
            <text:p>2.3073000</text:p>
          </table:table-cell>
          <table:table-cell office:value-type="float" office:value="7.1937">
            <text:p>7.1937000</text:p>
          </table:table-cell>
          <table:table-cell office:value-type="float" office:value="0.8584">
            <text:p>0.8584000</text:p>
          </table:table-cell>
          <table:table-cell office:value-type="float" office:value="0.015">
            <text:p>0.0150000</text:p>
          </table:table-cell>
          <table:table-cell office:value-type="float" office:value="0.08">
            <text:p>0.0800000</text:p>
          </table:table-cell>
          <table:table-cell office:value-type="float" office:value="0.003">
            <text:p>0.0030000</text:p>
          </table:table-cell>
          <table:table-cell table:number-columns-repeated="1009"/>
        </table:table-row>
        <table:table-row table:style-name="ro1">
          <table:table-cell office:value-type="string">
            <text:p>Mg</text:p>
          </table:table-cell>
          <table:table-cell office:value-type="float" office:value="2">
            <text:p>2.0000000</text:p>
          </table:table-cell>
          <table:table-cell office:value-type="string">
            <text:p>RHF</text:p>
          </table:table-cell>
          <table:table-cell office:value-type="float" office:value="3.4988">
            <text:p>3.4988000</text:p>
          </table:table-cell>
          <table:table-cell office:value-type="float" office:value="2.1676">
            <text:p>2.1676000</text:p>
          </table:table-cell>
          <table:table-cell office:value-type="float" office:value="3.8378">
            <text:p>3.8378000</text:p>
          </table:table-cell>
          <table:table-cell office:value-type="float" office:value="4.7542">
            <text:p>4.7542000</text:p>
          </table:table-cell>
          <table:table-cell office:value-type="float" office:value="1.3284">
            <text:p>1.3284000</text:p>
          </table:table-cell>
          <table:table-cell office:value-type="float" office:value="0.185">
            <text:p>0.1850000</text:p>
          </table:table-cell>
          <table:table-cell office:value-type="float" office:value="0.8497">
            <text:p>0.8497000</text:p>
          </table:table-cell>
          <table:table-cell office:value-type="float" office:value="10.1411">
            <text:p>10.1411000</text:p>
          </table:table-cell>
          <table:table-cell office:value-type="float" office:value="0.4853">
            <text:p>0.4853000</text:p>
          </table:table-cell>
          <table:table-cell office:value-type="float" office:value="0.001">
            <text:p>0.0010000</text:p>
          </table:table-cell>
          <table:table-cell office:value-type="float" office:value="1.34">
            <text:p>1.3400000</text:p>
          </table:table-cell>
          <table:table-cell office:value-type="float" office:value="0">
            <text:p>0.0000000</text:p>
          </table:table-cell>
          <table:table-cell table:number-columns-repeated="1009"/>
        </table:table-row>
        <table:table-row table:style-name="ro1">
          <table:table-cell office:value-type="string">
            <text:p>Al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6.4202">
            <text:p>6.4202000</text:p>
          </table:table-cell>
          <table:table-cell office:value-type="float" office:value="3.0387">
            <text:p>3.0387000</text:p>
          </table:table-cell>
          <table:table-cell office:value-type="float" office:value="1.9002">
            <text:p>1.9002000</text:p>
          </table:table-cell>
          <table:table-cell office:value-type="float" office:value="0.7426">
            <text:p>0.7426000</text:p>
          </table:table-cell>
          <table:table-cell office:value-type="float" office:value="1.5936">
            <text:p>1.5936000</text:p>
          </table:table-cell>
          <table:table-cell office:value-type="float" office:value="31.5472">
            <text:p>31.5472000</text:p>
          </table:table-cell>
          <table:table-cell office:value-type="float" office:value="1.9646">
            <text:p>1.9646000</text:p>
          </table:table-cell>
          <table:table-cell office:value-type="float" office:value="85.0886">
            <text:p>85.0886000</text:p>
          </table:table-cell>
          <table:table-cell office:value-type="float" office:value="1.1151">
            <text:p>1.1151000</text:p>
          </table:table-cell>
          <table:table-cell office:value-type="float" office:value="0.018">
            <text:p>0.0180000</text:p>
          </table:table-cell>
          <table:table-cell office:value-type="float" office:value="2">
            <text:p>2.0000000</text:p>
          </table:table-cell>
          <table:table-cell office:value-type="float" office:value="0.005">
            <text:p>0.0050000</text:p>
          </table:table-cell>
          <table:table-cell table:number-columns-repeated="1009"/>
        </table:table-row>
        <table:table-row table:style-name="ro1">
          <table:table-cell office:value-type="string">
            <text:p>Al</text:p>
          </table:table-cell>
          <table:table-cell office:value-type="float" office:value="3">
            <text:p>3.0000000</text:p>
          </table:table-cell>
          <table:table-cell office:value-type="string">
            <text:p>HF</text:p>
          </table:table-cell>
          <table:table-cell office:value-type="float" office:value="4.17448">
            <text:p>4.1744800</text:p>
          </table:table-cell>
          <table:table-cell office:value-type="float" office:value="1.93816">
            <text:p>1.9381600</text:p>
          </table:table-cell>
          <table:table-cell office:value-type="float" office:value="3.3876">
            <text:p>3.3876000</text:p>
          </table:table-cell>
          <table:table-cell office:value-type="float" office:value="4.14553">
            <text:p>4.1455300</text:p>
          </table:table-cell>
          <table:table-cell office:value-type="float" office:value="1.20296">
            <text:p>1.2029600</text:p>
          </table:table-cell>
          <table:table-cell office:value-type="float" office:value="0.228753">
            <text:p>0.2287530</text:p>
          </table:table-cell>
          <table:table-cell office:value-type="float" office:value="0.528137">
            <text:p>0.5281370</text:p>
          </table:table-cell>
          <table:table-cell office:value-type="float" office:value="8.28524">
            <text:p>8.2852400</text:p>
          </table:table-cell>
          <table:table-cell office:value-type="float" office:value="0.706786">
            <text:p>0.7067860</text:p>
          </table:table-cell>
          <table:table-cell office:value-type="float" office:value="0">
            <text:p>0.0000000</text:p>
          </table:table-cell>
          <table:table-cell office:value-type="float" office:value="1.5">
            <text:p>1.5000000</text:p>
          </table:table-cell>
          <table:table-cell office:value-type="float" office:value="0">
            <text:p>0.0000000</text:p>
          </table:table-cell>
          <table:table-cell table:number-columns-repeated="1009"/>
        </table:table-row>
        <table:table-row table:style-name="ro1">
          <table:table-cell office:value-type="string">
            <text:p>Si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6.2915">
            <text:p>6.2915000</text:p>
          </table:table-cell>
          <table:table-cell office:value-type="float" office:value="2.4386">
            <text:p>2.4386000</text:p>
          </table:table-cell>
          <table:table-cell office:value-type="float" office:value="3.0353">
            <text:p>3.0353000</text:p>
          </table:table-cell>
          <table:table-cell office:value-type="float" office:value="32.3337">
            <text:p>32.3337000</text:p>
          </table:table-cell>
          <table:table-cell office:value-type="float" office:value="1.9891">
            <text:p>1.9891000</text:p>
          </table:table-cell>
          <table:table-cell office:value-type="float" office:value="0.6785">
            <text:p>0.6785000</text:p>
          </table:table-cell>
          <table:table-cell office:value-type="float" office:value="1.541">
            <text:p>1.5410000</text:p>
          </table:table-cell>
          <table:table-cell office:value-type="float" office:value="81.6937">
            <text:p>81.6937000</text:p>
          </table:table-cell>
          <table:table-cell office:value-type="float" office:value="1.1407">
            <text:p>1.1407000</text:p>
          </table:table-cell>
          <table:table-cell office:value-type="float" office:value="0.009">
            <text:p>0.0090000</text:p>
          </table:table-cell>
          <table:table-cell office:value-type="float" office:value="2">
            <text:p>2.0000000</text:p>
          </table:table-cell>
          <table:table-cell office:value-type="float" office:value="0.002">
            <text:p>0.0020000</text:p>
          </table:table-cell>
          <table:table-cell table:number-columns-repeated="1009"/>
        </table:table-row>
        <table:table-row table:style-name="ro1">
          <table:table-cell office:value-type="string">
            <text:p>Si</text:p>
          </table:table-cell>
          <table:table-cell office:value-type="string">
            <text:p>val</text:p>
          </table:table-cell>
          <table:table-cell office:value-type="string">
            <text:p>HF</text:p>
          </table:table-cell>
          <table:table-cell office:value-type="float" office:value="5.66269">
            <text:p>5.6626900</text:p>
          </table:table-cell>
          <table:table-cell office:value-type="float" office:value="2.6652">
            <text:p>2.6652000</text:p>
          </table:table-cell>
          <table:table-cell office:value-type="float" office:value="3.07164">
            <text:p>3.0716400</text:p>
          </table:table-cell>
          <table:table-cell office:value-type="float" office:value="38.6634">
            <text:p>38.6634000</text:p>
          </table:table-cell>
          <table:table-cell office:value-type="float" office:value="2.62446">
            <text:p>2.6244600</text:p>
          </table:table-cell>
          <table:table-cell office:value-type="float" office:value="0.916946">
            <text:p>0.9169460</text:p>
          </table:table-cell>
          <table:table-cell office:value-type="float" office:value="1.3932">
            <text:p>1.3932000</text:p>
          </table:table-cell>
          <table:table-cell office:value-type="float" office:value="93.5458">
            <text:p>93.5458000</text:p>
          </table:table-cell>
          <table:table-cell office:value-type="float" office:value="1.24707">
            <text:p>1.2470700</text:p>
          </table:table-cell>
          <table:table-cell office:value-type="float" office:value="0.001">
            <text:p>0.0010000</text:p>
          </table:table-cell>
          <table:table-cell office:value-type="float" office:value="0.53">
            <text:p>0.5300000</text:p>
          </table:table-cell>
          <table:table-cell office:value-type="float" office:value="0.001">
            <text:p>0.0010000</text:p>
          </table:table-cell>
          <table:table-cell table:number-columns-repeated="1009"/>
        </table:table-row>
        <table:table-row table:style-name="ro1">
          <table:table-cell office:value-type="string">
            <text:p>Si</text:p>
          </table:table-cell>
          <table:table-cell office:value-type="float" office:value="4">
            <text:p>4.0000000</text:p>
          </table:table-cell>
          <table:table-cell office:value-type="string">
            <text:p>HF</text:p>
          </table:table-cell>
          <table:table-cell office:value-type="float" office:value="4.43918">
            <text:p>4.4391800</text:p>
          </table:table-cell>
          <table:table-cell office:value-type="float" office:value="1.64167">
            <text:p>1.6416700</text:p>
          </table:table-cell>
          <table:table-cell office:value-type="float" office:value="3.20345">
            <text:p>3.2034500</text:p>
          </table:table-cell>
          <table:table-cell office:value-type="float" office:value="3.43757">
            <text:p>3.4375700</text:p>
          </table:table-cell>
          <table:table-cell office:value-type="float" office:value="1.19453">
            <text:p>1.1945300</text:p>
          </table:table-cell>
          <table:table-cell office:value-type="float" office:value="0.2149">
            <text:p>0.2149000</text:p>
          </table:table-cell>
          <table:table-cell office:value-type="float" office:value="0.41653">
            <text:p>0.4165300</text:p>
          </table:table-cell>
          <table:table-cell office:value-type="float" office:value="6.65365">
            <text:p>6.6536500</text:p>
          </table:table-cell>
          <table:table-cell office:value-type="float" office:value="0.746297">
            <text:p>0.7462970</text:p>
          </table:table-cell>
          <table:table-cell office:value-type="float" office:value="0">
            <text:p>0.0000000</text:p>
          </table:table-cell>
          <table:table-cell office:value-type="float" office:value="1.5">
            <text:p>1.5000000</text:p>
          </table:table-cell>
          <table:table-cell office:value-type="float" office:value="0">
            <text:p>0.0000000</text:p>
          </table:table-cell>
          <table:table-cell table:number-columns-repeated="1009"/>
        </table:table-row>
        <table:table-row table:style-name="ro1">
          <table:table-cell office:value-type="string">
            <text:p>P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6.4345">
            <text:p>6.4345000</text:p>
          </table:table-cell>
          <table:table-cell office:value-type="float" office:value="1.9067">
            <text:p>1.9067000</text:p>
          </table:table-cell>
          <table:table-cell office:value-type="float" office:value="4.1791">
            <text:p>4.1791000</text:p>
          </table:table-cell>
          <table:table-cell office:value-type="float" office:value="27.157">
            <text:p>27.1570000</text:p>
          </table:table-cell>
          <table:table-cell office:value-type="float" office:value="1.78">
            <text:p>1.7800000</text:p>
          </table:table-cell>
          <table:table-cell office:value-type="float" office:value="0.526">
            <text:p>0.5260000</text:p>
          </table:table-cell>
          <table:table-cell office:value-type="float" office:value="1.4908">
            <text:p>1.4908000</text:p>
          </table:table-cell>
          <table:table-cell office:value-type="float" office:value="68.1645">
            <text:p>68.1645000</text:p>
          </table:table-cell>
          <table:table-cell office:value-type="float" office:value="1.1149">
            <text:p>1.1149000</text:p>
          </table:table-cell>
          <table:table-cell office:value-type="float" office:value="0.003">
            <text:p>0.0030000</text:p>
          </table:table-cell>
          <table:table-cell office:value-type="float" office:value="0.65">
            <text:p>0.6500000</text:p>
          </table:table-cell>
          <table:table-cell office:value-type="float" office:value="0.001">
            <text:p>0.0010000</text:p>
          </table:table-cell>
          <table:table-cell table:number-columns-repeated="1009"/>
        </table:table-row>
        <table:table-row table:style-name="ro1">
          <table:table-cell office:value-type="string">
            <text:p>S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6.9053">
            <text:p>6.9053000</text:p>
          </table:table-cell>
          <table:table-cell office:value-type="float" office:value="1.4679">
            <text:p>1.4679000</text:p>
          </table:table-cell>
          <table:table-cell office:value-type="float" office:value="5.2034">
            <text:p>5.2034000</text:p>
          </table:table-cell>
          <table:table-cell office:value-type="float" office:value="22.2151">
            <text:p>22.2151000</text:p>
          </table:table-cell>
          <table:table-cell office:value-type="float" office:value="1.4379">
            <text:p>1.4379000</text:p>
          </table:table-cell>
          <table:table-cell office:value-type="float" office:value="0.2536">
            <text:p>0.2536000</text:p>
          </table:table-cell>
          <table:table-cell office:value-type="float" office:value="1.5863">
            <text:p>1.5863000</text:p>
          </table:table-cell>
          <table:table-cell office:value-type="float" office:value="56.172">
            <text:p>56.1720000</text:p>
          </table:table-cell>
          <table:table-cell office:value-type="float" office:value="0.8669">
            <text:p>0.8669000</text:p>
          </table:table-cell>
          <table:table-cell office:value-type="float" office:value="0.005">
            <text:p>0.0050000</text:p>
          </table:table-cell>
          <table:table-cell office:value-type="float" office:value="0.67">
            <text:p>0.6700000</text:p>
          </table:table-cell>
          <table:table-cell office:value-type="float" office:value="0.002">
            <text:p>0.0020000</text:p>
          </table:table-cell>
          <table:table-cell table:number-columns-repeated="1009"/>
        </table:table-row>
        <table:table-row table:style-name="ro1">
          <table:table-cell office:value-type="string">
            <text:p>Cl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11.4604">
            <text:p>11.4604000</text:p>
          </table:table-cell>
          <table:table-cell office:value-type="float" office:value="0.0104">
            <text:p>0.0104000</text:p>
          </table:table-cell>
          <table:table-cell office:value-type="float" office:value="7.1964">
            <text:p>7.1964000</text:p>
          </table:table-cell>
          <table:table-cell office:value-type="float" office:value="1.1662">
            <text:p>1.1662000</text:p>
          </table:table-cell>
          <table:table-cell office:value-type="float" office:value="6.2556">
            <text:p>6.2556000</text:p>
          </table:table-cell>
          <table:table-cell office:value-type="float" office:value="18.5194">
            <text:p>18.5194000</text:p>
          </table:table-cell>
          <table:table-cell office:value-type="float" office:value="1.6455">
            <text:p>1.6455000</text:p>
          </table:table-cell>
          <table:table-cell office:value-type="float" office:value="47.7784">
            <text:p>47.7784000</text:p>
          </table:table-cell>
          <table:table-cell office:value-type="float" office:value="-9.5574">
            <text:p>-9.5574000</text:p>
          </table:table-cell>
          <table:table-cell office:value-type="float" office:value="0.007">
            <text:p>0.0070000</text:p>
          </table:table-cell>
          <table:table-cell office:value-type="float" office:value="0.78">
            <text:p>0.7800000</text:p>
          </table:table-cell>
          <table:table-cell office:value-type="float" office:value="0.003">
            <text:p>0.0030000</text:p>
          </table:table-cell>
          <table:table-cell table:number-columns-repeated="1009"/>
        </table:table-row>
        <table:table-row table:style-name="ro1">
          <table:table-cell office:value-type="string">
            <text:p>Cl</text:p>
          </table:table-cell>
          <table:table-cell office:value-type="float" office:value="-1">
            <text:p>-1.0000000</text:p>
          </table:table-cell>
          <table:table-cell office:value-type="string">
            <text:p>RHF</text:p>
          </table:table-cell>
          <table:table-cell office:value-type="float" office:value="18.2915">
            <text:p>18.2915000</text:p>
          </table:table-cell>
          <table:table-cell office:value-type="float" office:value="0.0066">
            <text:p>0.0066000</text:p>
          </table:table-cell>
          <table:table-cell office:value-type="float" office:value="7.2084">
            <text:p>7.2084000</text:p>
          </table:table-cell>
          <table:table-cell office:value-type="float" office:value="1.1717">
            <text:p>1.1717000</text:p>
          </table:table-cell>
          <table:table-cell office:value-type="float" office:value="6.5337">
            <text:p>6.5337000</text:p>
          </table:table-cell>
          <table:table-cell office:value-type="float" office:value="19.5424">
            <text:p>19.5424000</text:p>
          </table:table-cell>
          <table:table-cell office:value-type="float" office:value="2.3386">
            <text:p>2.3386000</text:p>
          </table:table-cell>
          <table:table-cell office:value-type="float" office:value="60.4486">
            <text:p>60.4486000</text:p>
          </table:table-cell>
          <table:table-cell office:value-type="float" office:value="-16.378">
            <text:p>-16.3780000</text:p>
          </table:table-cell>
          <table:table-cell office:value-type="float" office:value="0.007">
            <text:p>0.0070000</text:p>
          </table:table-cell>
          <table:table-cell office:value-type="float" office:value="0.76">
            <text:p>0.7600000</text:p>
          </table:table-cell>
          <table:table-cell office:value-type="float" office:value="0.003">
            <text:p>0.0030000</text:p>
          </table:table-cell>
          <table:table-cell table:number-columns-repeated="1009"/>
        </table:table-row>
        <table:table-row table:style-name="ro1">
          <table:table-cell office:value-type="string">
            <text:p>Ar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7.4845">
            <text:p>7.4845000</text:p>
          </table:table-cell>
          <table:table-cell office:value-type="float" office:value="0.9072">
            <text:p>0.9072000</text:p>
          </table:table-cell>
          <table:table-cell office:value-type="float" office:value="6.7723">
            <text:p>6.7723000</text:p>
          </table:table-cell>
          <table:table-cell office:value-type="float" office:value="14.8407">
            <text:p>14.8407000</text:p>
          </table:table-cell>
          <table:table-cell office:value-type="float" office:value="0.6539">
            <text:p>0.6539000</text:p>
          </table:table-cell>
          <table:table-cell office:value-type="float" office:value="43.8983">
            <text:p>43.8983000</text:p>
          </table:table-cell>
          <table:table-cell office:value-type="float" office:value="1.6442">
            <text:p>1.6442000</text:p>
          </table:table-cell>
          <table:table-cell office:value-type="float" office:value="33.3929">
            <text:p>33.3929000</text:p>
          </table:table-cell>
          <table:table-cell office:value-type="float" office:value="1.4445">
            <text:p>1.4445000</text:p>
          </table:table-cell>
          <table:table-cell office:value-type="float" office:value="0.029">
            <text:p>0.0290000</text:p>
          </table:table-cell>
          <table:table-cell office:value-type="float" office:value="2">
            <text:p>2.0000000</text:p>
          </table:table-cell>
          <table:table-cell office:value-type="float" office:value="0.006">
            <text:p>0.0060000</text:p>
          </table:table-cell>
          <table:table-cell table:number-columns-repeated="1009"/>
        </table:table-row>
        <table:table-row table:style-name="ro1">
          <table:table-cell office:value-type="string">
            <text:p>K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8.2186">
            <text:p>8.2186000</text:p>
          </table:table-cell>
          <table:table-cell office:value-type="float" office:value="12.7949">
            <text:p>12.7949000</text:p>
          </table:table-cell>
          <table:table-cell office:value-type="float" office:value="7.4398">
            <text:p>7.4398000</text:p>
          </table:table-cell>
          <table:table-cell office:value-type="float" office:value="0.7748">
            <text:p>0.7748000</text:p>
          </table:table-cell>
          <table:table-cell office:value-type="float" office:value="1.0519">
            <text:p>1.0519000</text:p>
          </table:table-cell>
          <table:table-cell office:value-type="float" office:value="213.187">
            <text:p>213.1870000</text:p>
          </table:table-cell>
          <table:table-cell office:value-type="float" office:value="0.8659">
            <text:p>0.8659000</text:p>
          </table:table-cell>
          <table:table-cell office:value-type="float" office:value="41.6841">
            <text:p>41.6841000</text:p>
          </table:table-cell>
          <table:table-cell office:value-type="float" office:value="1.4228">
            <text:p>1.4228000</text:p>
          </table:table-cell>
          <table:table-cell office:value-type="float" office:value="0.011">
            <text:p>0.0110000</text:p>
          </table:table-cell>
          <table:table-cell office:value-type="float" office:value="0.9">
            <text:p>0.9000000</text:p>
          </table:table-cell>
          <table:table-cell office:value-type="float" office:value="0.005">
            <text:p>0.0050000</text:p>
          </table:table-cell>
          <table:table-cell table:number-columns-repeated="1009"/>
        </table:table-row>
        <table:table-row table:style-name="ro1">
          <table:table-cell office:value-type="string">
            <text:p>Ca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8.6266">
            <text:p>8.6266000</text:p>
          </table:table-cell>
          <table:table-cell office:value-type="float" office:value="10.4421">
            <text:p>10.4421000</text:p>
          </table:table-cell>
          <table:table-cell office:value-type="float" office:value="7.3873">
            <text:p>7.3873000</text:p>
          </table:table-cell>
          <table:table-cell office:value-type="float" office:value="0.6599">
            <text:p>0.6599000</text:p>
          </table:table-cell>
          <table:table-cell office:value-type="float" office:value="1.5899">
            <text:p>1.5899000</text:p>
          </table:table-cell>
          <table:table-cell office:value-type="float" office:value="85.7484">
            <text:p>85.7484000</text:p>
          </table:table-cell>
          <table:table-cell office:value-type="float" office:value="1.0211">
            <text:p>1.0211000</text:p>
          </table:table-cell>
          <table:table-cell office:value-type="float" office:value="178.437">
            <text:p>178.4370000</text:p>
          </table:table-cell>
          <table:table-cell office:value-type="float" office:value="1.3751">
            <text:p>1.3751000</text:p>
          </table:table-cell>
          <table:table-cell office:value-type="float" office:value="0.016">
            <text:p>0.0160000</text:p>
          </table:table-cell>
          <table:table-cell office:value-type="float" office:value="0.99">
            <text:p>0.9900000</text:p>
          </table:table-cell>
          <table:table-cell office:value-type="float" office:value="0.006">
            <text:p>0.0060000</text:p>
          </table:table-cell>
          <table:table-cell table:number-columns-repeated="1009"/>
        </table:table-row>
        <table:table-row table:style-name="ro1">
          <table:table-cell office:value-type="string">
            <text:p>Ca</text:p>
          </table:table-cell>
          <table:table-cell office:value-type="float" office:value="2">
            <text:p>2.0000000</text:p>
          </table:table-cell>
          <table:table-cell office:value-type="string">
            <text:p>RHF</text:p>
          </table:table-cell>
          <table:table-cell office:value-type="float" office:value="15.6348">
            <text:p>15.6348000</text:p>
          </table:table-cell>
          <table:table-cell office:value-type="float" office:value="-0.0074">
            <text:p>-0.0074000</text:p>
          </table:table-cell>
          <table:table-cell office:value-type="float" office:value="7.9518">
            <text:p>7.9518000</text:p>
          </table:table-cell>
          <table:table-cell office:value-type="float" office:value="0.6089">
            <text:p>0.6089000</text:p>
          </table:table-cell>
          <table:table-cell office:value-type="float" office:value="8.4372">
            <text:p>8.4372000</text:p>
          </table:table-cell>
          <table:table-cell office:value-type="float" office:value="10.3116">
            <text:p>10.3116000</text:p>
          </table:table-cell>
          <table:table-cell office:value-type="float" office:value="0.8537">
            <text:p>0.8537000</text:p>
          </table:table-cell>
          <table:table-cell office:value-type="float" office:value="25.9905">
            <text:p>25.9905000</text:p>
          </table:table-cell>
          <table:table-cell office:value-type="float" office:value="-14.875">
            <text:p>-14.8750000</text:p>
          </table:table-cell>
          <table:table-cell office:value-type="float" office:value="0.017">
            <text:p>0.0170000</text:p>
          </table:table-cell>
          <table:table-cell office:value-type="float" office:value="2">
            <text:p>2.0000000</text:p>
          </table:table-cell>
          <table:table-cell office:value-type="float" office:value="0.004">
            <text:p>0.0040000</text:p>
          </table:table-cell>
          <table:table-cell table:number-columns-repeated="1009"/>
        </table:table-row>
        <table:table-row table:style-name="ro1">
          <table:table-cell office:value-type="string">
            <text:p>Sc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9.189">
            <text:p>9.1890000</text:p>
          </table:table-cell>
          <table:table-cell office:value-type="float" office:value="9.0213">
            <text:p>9.0213000</text:p>
          </table:table-cell>
          <table:table-cell office:value-type="float" office:value="7.3679">
            <text:p>7.3679000</text:p>
          </table:table-cell>
          <table:table-cell office:value-type="float" office:value="0.5729">
            <text:p>0.5729000</text:p>
          </table:table-cell>
          <table:table-cell office:value-type="float" office:value="1.6409">
            <text:p>1.6409000</text:p>
          </table:table-cell>
          <table:table-cell office:value-type="float" office:value="136.108">
            <text:p>136.1080000</text:p>
          </table:table-cell>
          <table:table-cell office:value-type="float" office:value="1.468">
            <text:p>1.4680000</text:p>
          </table:table-cell>
          <table:table-cell office:value-type="float" office:value="51.3531">
            <text:p>51.3531000</text:p>
          </table:table-cell>
          <table:table-cell office:value-type="float" office:value="1.3329">
            <text:p>1.3329000</text:p>
          </table:table-cell>
          <table:table-cell office:value-type="float" office:value="0.014">
            <text:p>0.0140000</text:p>
          </table:table-cell>
          <table:table-cell office:value-type="float" office:value="1.07">
            <text:p>1.0700000</text:p>
          </table:table-cell>
          <table:table-cell office:value-type="float" office:value="0.006">
            <text:p>0.0060000</text:p>
          </table:table-cell>
          <table:table-cell table:number-columns-repeated="1009"/>
        </table:table-row>
        <table:table-row table:style-name="ro1">
          <table:table-cell office:value-type="string">
            <text:p>Sc</text:p>
          </table:table-cell>
          <table:table-cell office:value-type="float" office:value="3">
            <text:p>3.0000000</text:p>
          </table:table-cell>
          <table:table-cell office:value-type="string">
            <text:p>HF</text:p>
          </table:table-cell>
          <table:table-cell office:value-type="float" office:value="13.4008">
            <text:p>13.4008000</text:p>
          </table:table-cell>
          <table:table-cell office:value-type="float" office:value="0.29854">
            <text:p>0.2985400</text:p>
          </table:table-cell>
          <table:table-cell office:value-type="float" office:value="8.0273">
            <text:p>8.0273000</text:p>
          </table:table-cell>
          <table:table-cell office:value-type="float" office:value="7.9629">
            <text:p>7.9629000</text:p>
          </table:table-cell>
          <table:table-cell office:value-type="float" office:value="1.65943">
            <text:p>1.6594300</text:p>
          </table:table-cell>
          <table:table-cell office:value-type="float" office:value="-0.28604">
            <text:p>-0.2860400</text:p>
          </table:table-cell>
          <table:table-cell office:value-type="float" office:value="1.57936">
            <text:p>1.5793600</text:p>
          </table:table-cell>
          <table:table-cell office:value-type="float" office:value="16.0662">
            <text:p>16.0662000</text:p>
          </table:table-cell>
          <table:table-cell office:value-type="float" office:value="-6.6667">
            <text:p>-6.6667000</text:p>
          </table:table-cell>
          <table:table-cell office:value-type="float" office:value="0.002">
            <text:p>0.0020000</text:p>
          </table:table-cell>
          <table:table-cell office:value-type="float" office:value="1.5">
            <text:p>1.5000000</text:p>
          </table:table-cell>
          <table:table-cell office:value-type="float" office:value="0">
            <text:p>0.0000000</text:p>
          </table:table-cell>
          <table:table-cell table:number-columns-repeated="1009"/>
        </table:table-row>
        <table:table-row table:style-name="ro1">
          <table:table-cell office:value-type="string">
            <text:p>Ti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9.7595">
            <text:p>9.7595000</text:p>
          </table:table-cell>
          <table:table-cell office:value-type="float" office:value="7.8508">
            <text:p>7.8508000</text:p>
          </table:table-cell>
          <table:table-cell office:value-type="float" office:value="7.3558">
            <text:p>7.3558000</text:p>
          </table:table-cell>
          <table:table-cell office:value-type="float" office:value="0.5">
            <text:p>0.5000000</text:p>
          </table:table-cell>
          <table:table-cell office:value-type="float" office:value="1.6991">
            <text:p>1.6991000</text:p>
          </table:table-cell>
          <table:table-cell office:value-type="float" office:value="35.6338">
            <text:p>35.6338000</text:p>
          </table:table-cell>
          <table:table-cell office:value-type="float" office:value="1.9021">
            <text:p>1.9021000</text:p>
          </table:table-cell>
          <table:table-cell office:value-type="float" office:value="116.105">
            <text:p>116.1050000</text:p>
          </table:table-cell>
          <table:table-cell office:value-type="float" office:value="1.2807">
            <text:p>1.2807000</text:p>
          </table:table-cell>
          <table:table-cell office:value-type="float" office:value="0.014">
            <text:p>0.0140000</text:p>
          </table:table-cell>
          <table:table-cell office:value-type="float" office:value="2">
            <text:p>2.0000000</text:p>
          </table:table-cell>
          <table:table-cell office:value-type="float" office:value="0.006">
            <text:p>0.0060000</text:p>
          </table:table-cell>
          <table:table-cell table:number-columns-repeated="1009"/>
        </table:table-row>
        <table:table-row table:style-name="ro1">
          <table:table-cell office:value-type="string">
            <text:p>Ti</text:p>
          </table:table-cell>
          <table:table-cell office:value-type="float" office:value="2">
            <text:p>2.0000000</text:p>
          </table:table-cell>
          <table:table-cell office:value-type="string">
            <text:p>HF</text:p>
          </table:table-cell>
          <table:table-cell office:value-type="float" office:value="9.11423">
            <text:p>9.1142300</text:p>
          </table:table-cell>
          <table:table-cell office:value-type="float" office:value="7.5243">
            <text:p>7.5243000</text:p>
          </table:table-cell>
          <table:table-cell office:value-type="float" office:value="7.62174">
            <text:p>7.6217400</text:p>
          </table:table-cell>
          <table:table-cell office:value-type="float" office:value="0.457585">
            <text:p>0.4575850</text:p>
          </table:table-cell>
          <table:table-cell office:value-type="float" office:value="2.2793">
            <text:p>2.2793000</text:p>
          </table:table-cell>
          <table:table-cell office:value-type="float" office:value="19.5361">
            <text:p>19.5361000</text:p>
          </table:table-cell>
          <table:table-cell office:value-type="float" office:value="0.087899">
            <text:p>0.0878990</text:p>
          </table:table-cell>
          <table:table-cell office:value-type="float" office:value="61.6558">
            <text:p>61.6558000</text:p>
          </table:table-cell>
          <table:table-cell office:value-type="float" office:value="0.897155">
            <text:p>0.8971550</text:p>
          </table:table-cell>
          <table:table-cell office:value-type="float" office:value="0.006">
            <text:p>0.0060000</text:p>
          </table:table-cell>
          <table:table-cell office:value-type="float" office:value="1.5">
            <text:p>1.5000000</text:p>
          </table:table-cell>
          <table:table-cell office:value-type="float" office:value="0.001">
            <text:p>0.0010000</text:p>
          </table:table-cell>
          <table:table-cell table:number-columns-repeated="1009"/>
        </table:table-row>
        <table:table-row table:style-name="ro1">
          <table:table-cell office:value-type="string">
            <text:p>Ti</text:p>
          </table:table-cell>
          <table:table-cell office:value-type="float" office:value="3">
            <text:p>3.0000000</text:p>
          </table:table-cell>
          <table:table-cell office:value-type="string">
            <text:p>HF</text:p>
          </table:table-cell>
          <table:table-cell office:value-type="float" office:value="17.7344">
            <text:p>17.7344000</text:p>
          </table:table-cell>
          <table:table-cell office:value-type="float" office:value="0.22061">
            <text:p>0.2206100</text:p>
          </table:table-cell>
          <table:table-cell office:value-type="float" office:value="8.73816">
            <text:p>8.7381600</text:p>
          </table:table-cell>
          <table:table-cell office:value-type="float" office:value="7.04716">
            <text:p>7.0471600</text:p>
          </table:table-cell>
          <table:table-cell office:value-type="float" office:value="5.25691">
            <text:p>5.2569100</text:p>
          </table:table-cell>
          <table:table-cell office:value-type="float" office:value="-0.15762">
            <text:p>-0.1576200</text:p>
          </table:table-cell>
          <table:table-cell office:value-type="float" office:value="1.92134">
            <text:p>1.9213400</text:p>
          </table:table-cell>
          <table:table-cell office:value-type="float" office:value="15.9768">
            <text:p>15.9768000</text:p>
          </table:table-cell>
          <table:table-cell office:value-type="float" office:value="-14.652">
            <text:p>-14.6520000</text:p>
          </table:table-cell>
          <table:table-cell office:value-type="float" office:value="0.001">
            <text:p>0.0010000</text:p>
          </table:table-cell>
          <table:table-cell table:number-columns-repeated="2" office:value-type="float" office:value="0">
            <text:p>0.0000000</text:p>
          </table:table-cell>
          <table:table-cell table:number-columns-repeated="1009"/>
        </table:table-row>
        <table:table-row table:style-name="ro1">
          <table:table-cell office:value-type="string">
            <text:p>Ti</text:p>
          </table:table-cell>
          <table:table-cell office:value-type="float" office:value="4">
            <text:p>4.0000000</text:p>
          </table:table-cell>
          <table:table-cell office:value-type="string">
            <text:p>HF</text:p>
          </table:table-cell>
          <table:table-cell office:value-type="float" office:value="19.5114">
            <text:p>19.5114000</text:p>
          </table:table-cell>
          <table:table-cell office:value-type="float" office:value="0.178847">
            <text:p>0.1788470</text:p>
          </table:table-cell>
          <table:table-cell office:value-type="float" office:value="8.23473">
            <text:p>8.2347300</text:p>
          </table:table-cell>
          <table:table-cell office:value-type="float" office:value="6.67018">
            <text:p>6.6701800</text:p>
          </table:table-cell>
          <table:table-cell office:value-type="float" office:value="2.01341">
            <text:p>2.0134100</text:p>
          </table:table-cell>
          <table:table-cell office:value-type="float" office:value="-0.29263">
            <text:p>-0.2926300</text:p>
          </table:table-cell>
          <table:table-cell office:value-type="float" office:value="1.5208">
            <text:p>1.5208000</text:p>
          </table:table-cell>
          <table:table-cell office:value-type="float" office:value="12.9464">
            <text:p>12.9464000</text:p>
          </table:table-cell>
          <table:table-cell office:value-type="float" office:value="-13.28">
            <text:p>-13.2800000</text:p>
          </table:table-cell>
          <table:table-cell office:value-type="float" office:value="0.002">
            <text:p>0.0020000</text:p>
          </table:table-cell>
          <table:table-cell office:value-type="float" office:value="1.5">
            <text:p>1.5000000</text:p>
          </table:table-cell>
          <table:table-cell office:value-type="float" office:value="0">
            <text:p>0.0000000</text:p>
          </table:table-cell>
          <table:table-cell table:number-columns-repeated="1009"/>
        </table:table-row>
        <table:table-row table:style-name="ro1">
          <table:table-cell office:value-type="string">
            <text:p>V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10.2971">
            <text:p>10.2971000</text:p>
          </table:table-cell>
          <table:table-cell office:value-type="float" office:value="6.8657">
            <text:p>6.8657000</text:p>
          </table:table-cell>
          <table:table-cell office:value-type="float" office:value="7.3511">
            <text:p>7.3511000</text:p>
          </table:table-cell>
          <table:table-cell office:value-type="float" office:value="0.4385">
            <text:p>0.4385000</text:p>
          </table:table-cell>
          <table:table-cell office:value-type="float" office:value="2.0703">
            <text:p>2.0703000</text:p>
          </table:table-cell>
          <table:table-cell office:value-type="float" office:value="26.8938">
            <text:p>26.8938000</text:p>
          </table:table-cell>
          <table:table-cell office:value-type="float" office:value="2.0571">
            <text:p>2.0571000</text:p>
          </table:table-cell>
          <table:table-cell office:value-type="float" office:value="102.478">
            <text:p>102.4780000</text:p>
          </table:table-cell>
          <table:table-cell office:value-type="float" office:value="1.2199">
            <text:p>1.2199000</text:p>
          </table:table-cell>
          <table:table-cell office:value-type="float" office:value="0.014">
            <text:p>0.0140000</text:p>
          </table:table-cell>
          <table:table-cell office:value-type="float" office:value="2">
            <text:p>2.0000000</text:p>
          </table:table-cell>
          <table:table-cell office:value-type="float" office:value="0.005">
            <text:p>0.0050000</text:p>
          </table:table-cell>
          <table:table-cell table:number-columns-repeated="1009"/>
        </table:table-row>
        <table:table-row table:style-name="ro1">
          <table:table-cell office:value-type="string">
            <text:p>V</text:p>
          </table:table-cell>
          <table:table-cell office:value-type="float" office:value="2">
            <text:p>2.0000000</text:p>
          </table:table-cell>
          <table:table-cell office:value-type="string">
            <text:p>RHF</text:p>
          </table:table-cell>
          <table:table-cell office:value-type="float" office:value="10.106">
            <text:p>10.1060000</text:p>
          </table:table-cell>
          <table:table-cell office:value-type="float" office:value="6.8818">
            <text:p>6.8818000</text:p>
          </table:table-cell>
          <table:table-cell office:value-type="float" office:value="7.3541">
            <text:p>7.3541000</text:p>
          </table:table-cell>
          <table:table-cell office:value-type="float" office:value="0.4409">
            <text:p>0.4409000</text:p>
          </table:table-cell>
          <table:table-cell office:value-type="float" office:value="2.2884">
            <text:p>2.2884000</text:p>
          </table:table-cell>
          <table:table-cell office:value-type="float" office:value="20.3004">
            <text:p>20.3004000</text:p>
          </table:table-cell>
          <table:table-cell office:value-type="float" office:value="0.0223">
            <text:p>0.0223000</text:p>
          </table:table-cell>
          <table:table-cell office:value-type="float" office:value="115.122">
            <text:p>115.1220000</text:p>
          </table:table-cell>
          <table:table-cell office:value-type="float" office:value="1.2298">
            <text:p>1.2298000</text:p>
          </table:table-cell>
          <table:table-cell office:value-type="float" office:value="0.015">
            <text:p>0.0150000</text:p>
          </table:table-cell>
          <table:table-cell office:value-type="float" office:value="2">
            <text:p>2.0000000</text:p>
          </table:table-cell>
          <table:table-cell office:value-type="float" office:value="0.004">
            <text:p>0.0040000</text:p>
          </table:table-cell>
          <table:table-cell table:number-columns-repeated="1009"/>
        </table:table-row>
        <table:table-row table:style-name="ro1">
          <table:table-cell office:value-type="string">
            <text:p>V</text:p>
          </table:table-cell>
          <table:table-cell office:value-type="float" office:value="3">
            <text:p>3.0000000</text:p>
          </table:table-cell>
          <table:table-cell office:value-type="string">
            <text:p>HF</text:p>
          </table:table-cell>
          <table:table-cell office:value-type="float" office:value="9.43141">
            <text:p>9.4314100</text:p>
          </table:table-cell>
          <table:table-cell office:value-type="float" office:value="6.39535">
            <text:p>6.3953500</text:p>
          </table:table-cell>
          <table:table-cell office:value-type="float" office:value="7.7419">
            <text:p>7.7419000</text:p>
          </table:table-cell>
          <table:table-cell office:value-type="float" office:value="0.383349">
            <text:p>0.3833490</text:p>
          </table:table-cell>
          <table:table-cell office:value-type="float" office:value="2.15343">
            <text:p>2.1534300</text:p>
          </table:table-cell>
          <table:table-cell office:value-type="float" office:value="15.1908">
            <text:p>15.1908000</text:p>
          </table:table-cell>
          <table:table-cell office:value-type="float" office:value="0.016865">
            <text:p>0.0168650</text:p>
          </table:table-cell>
          <table:table-cell office:value-type="float" office:value="63.969">
            <text:p>63.9690000</text:p>
          </table:table-cell>
          <table:table-cell office:value-type="float" office:value="0.656565">
            <text:p>0.6565650</text:p>
          </table:table-cell>
          <table:table-cell office:value-type="float" office:value="0.004">
            <text:p>0.0040000</text:p>
          </table:table-cell>
          <table:table-cell office:value-type="float" office:value="1.5">
            <text:p>1.5000000</text:p>
          </table:table-cell>
          <table:table-cell office:value-type="float" office:value="0.001">
            <text:p>0.0010000</text:p>
          </table:table-cell>
          <table:table-cell table:number-columns-repeated="1009"/>
        </table:table-row>
        <table:table-row table:style-name="ro1">
          <table:table-cell office:value-type="string">
            <text:p>V</text:p>
          </table:table-cell>
          <table:table-cell office:value-type="float" office:value="5">
            <text:p>5.0000000</text:p>
          </table:table-cell>
          <table:table-cell office:value-type="string">
            <text:p>HF</text:p>
          </table:table-cell>
          <table:table-cell office:value-type="float" office:value="15.6887">
            <text:p>15.6887000</text:p>
          </table:table-cell>
          <table:table-cell office:value-type="float" office:value="0.679003">
            <text:p>0.6790030</text:p>
          </table:table-cell>
          <table:table-cell office:value-type="float" office:value="8.14208">
            <text:p>8.1420800</text:p>
          </table:table-cell>
          <table:table-cell office:value-type="float" office:value="5.40135">
            <text:p>5.4013500</text:p>
          </table:table-cell>
          <table:table-cell office:value-type="float" office:value="2.03081">
            <text:p>2.0308100</text:p>
          </table:table-cell>
          <table:table-cell office:value-type="float" office:value="9.97278">
            <text:p>9.9727800</text:p>
          </table:table-cell>
          <table:table-cell office:value-type="float" office:value="-9.576">
            <text:p>-9.5760000</text:p>
          </table:table-cell>
          <table:table-cell office:value-type="float" office:value="0.940464">
            <text:p>0.9404640</text:p>
          </table:table-cell>
          <table:table-cell office:value-type="float" office:value="1.7143">
            <text:p>1.7143000</text:p>
          </table:table-cell>
          <table:table-cell office:value-type="float" office:value="0">
            <text:p>0.0000000</text:p>
          </table:table-cell>
          <table:table-cell office:value-type="float" office:value="0.34">
            <text:p>0.3400000</text:p>
          </table:table-cell>
          <table:table-cell office:value-type="float" office:value="0">
            <text:p>0.0000000</text:p>
          </table:table-cell>
          <table:table-cell table:number-columns-repeated="1009"/>
        </table:table-row>
        <table:table-row table:style-name="ro1">
          <table:table-cell office:value-type="string">
            <text:p>Cr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10.6406">
            <text:p>10.6406000</text:p>
          </table:table-cell>
          <table:table-cell office:value-type="float" office:value="6.1038">
            <text:p>6.1038000</text:p>
          </table:table-cell>
          <table:table-cell office:value-type="float" office:value="7.3537">
            <text:p>7.3537000</text:p>
          </table:table-cell>
          <table:table-cell office:value-type="float" office:value="0.392">
            <text:p>0.3920000</text:p>
          </table:table-cell>
          <table:table-cell office:value-type="float" office:value="3.324">
            <text:p>3.3240000</text:p>
          </table:table-cell>
          <table:table-cell office:value-type="float" office:value="20.2626">
            <text:p>20.2626000</text:p>
          </table:table-cell>
          <table:table-cell office:value-type="float" office:value="1.4922">
            <text:p>1.4922000</text:p>
          </table:table-cell>
          <table:table-cell office:value-type="float" office:value="98.7399">
            <text:p>98.7399000</text:p>
          </table:table-cell>
          <table:table-cell office:value-type="float" office:value="1.1832">
            <text:p>1.1832000</text:p>
          </table:table-cell>
          <table:table-cell office:value-type="float" office:value="0.011">
            <text:p>0.0110000</text:p>
          </table:table-cell>
          <table:table-cell office:value-type="float" office:value="2">
            <text:p>2.0000000</text:p>
          </table:table-cell>
          <table:table-cell office:value-type="float" office:value="0.004">
            <text:p>0.0040000</text:p>
          </table:table-cell>
          <table:table-cell table:number-columns-repeated="1009"/>
        </table:table-row>
        <table:table-row table:style-name="ro1">
          <table:table-cell office:value-type="string">
            <text:p>Cr</text:p>
          </table:table-cell>
          <table:table-cell office:value-type="float" office:value="2">
            <text:p>2.0000000</text:p>
          </table:table-cell>
          <table:table-cell office:value-type="string">
            <text:p>HF</text:p>
          </table:table-cell>
          <table:table-cell office:value-type="float" office:value="9.54034">
            <text:p>9.5403400</text:p>
          </table:table-cell>
          <table:table-cell office:value-type="float" office:value="5.66078">
            <text:p>5.6607800</text:p>
          </table:table-cell>
          <table:table-cell office:value-type="float" office:value="7.7509">
            <text:p>7.7509000</text:p>
          </table:table-cell>
          <table:table-cell office:value-type="float" office:value="0.344261">
            <text:p>0.3442610</text:p>
          </table:table-cell>
          <table:table-cell office:value-type="float" office:value="3.58274">
            <text:p>3.5827400</text:p>
          </table:table-cell>
          <table:table-cell office:value-type="float" office:value="13.3075">
            <text:p>13.3075000</text:p>
          </table:table-cell>
          <table:table-cell office:value-type="float" office:value="0.509107">
            <text:p>0.5091070</text:p>
          </table:table-cell>
          <table:table-cell office:value-type="float" office:value="32.4224">
            <text:p>32.4224000</text:p>
          </table:table-cell>
          <table:table-cell office:value-type="float" office:value="0.616898">
            <text:p>0.6168980</text:p>
          </table:table-cell>
          <table:table-cell office:value-type="float" office:value="0.002">
            <text:p>0.0020000</text:p>
          </table:table-cell>
          <table:table-cell office:value-type="float" office:value="1.5">
            <text:p>1.5000000</text:p>
          </table:table-cell>
          <table:table-cell office:value-type="float" office:value="0">
            <text:p>0.0000000</text:p>
          </table:table-cell>
          <table:table-cell table:number-columns-repeated="1009"/>
        </table:table-row>
        <table:table-row table:style-name="ro1">
          <table:table-cell office:value-type="string">
            <text:p>Cr</text:p>
          </table:table-cell>
          <table:table-cell office:value-type="float" office:value="3">
            <text:p>3.0000000</text:p>
          </table:table-cell>
          <table:table-cell office:value-type="string">
            <text:p>HF</text:p>
          </table:table-cell>
          <table:table-cell office:value-type="float" office:value="9.6809">
            <text:p>9.6809000</text:p>
          </table:table-cell>
          <table:table-cell office:value-type="float" office:value="5.59463">
            <text:p>5.5946300</text:p>
          </table:table-cell>
          <table:table-cell office:value-type="float" office:value="7.81136">
            <text:p>7.8113600</text:p>
          </table:table-cell>
          <table:table-cell office:value-type="float" office:value="0.334393">
            <text:p>0.3343930</text:p>
          </table:table-cell>
          <table:table-cell office:value-type="float" office:value="2.87603">
            <text:p>2.8760300</text:p>
          </table:table-cell>
          <table:table-cell office:value-type="float" office:value="12.8288">
            <text:p>12.8288000</text:p>
          </table:table-cell>
          <table:table-cell office:value-type="float" office:value="0.113575">
            <text:p>0.1135750</text:p>
          </table:table-cell>
          <table:table-cell office:value-type="float" office:value="32.8761">
            <text:p>32.8761000</text:p>
          </table:table-cell>
          <table:table-cell office:value-type="float" office:value="0.518275">
            <text:p>0.5182750</text:p>
          </table:table-cell>
          <table:table-cell office:value-type="float" office:value="0.002">
            <text:p>0.0020000</text:p>
          </table:table-cell>
          <table:table-cell office:value-type="float" office:value="1.5">
            <text:p>1.5000000</text:p>
          </table:table-cell>
          <table:table-cell office:value-type="float" office:value="0">
            <text:p>0.0000000</text:p>
          </table:table-cell>
          <table:table-cell table:number-columns-repeated="1009"/>
        </table:table-row>
        <table:table-row table:style-name="ro1">
          <table:table-cell office:value-type="string">
            <text:p>Mn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11.2819">
            <text:p>11.2819000</text:p>
          </table:table-cell>
          <table:table-cell office:value-type="float" office:value="5.3409">
            <text:p>5.3409000</text:p>
          </table:table-cell>
          <table:table-cell office:value-type="float" office:value="7.3573">
            <text:p>7.3573000</text:p>
          </table:table-cell>
          <table:table-cell office:value-type="float" office:value="0.3432">
            <text:p>0.3432000</text:p>
          </table:table-cell>
          <table:table-cell office:value-type="float" office:value="3.0193">
            <text:p>3.0193000</text:p>
          </table:table-cell>
          <table:table-cell office:value-type="float" office:value="17.8674">
            <text:p>17.8674000</text:p>
          </table:table-cell>
          <table:table-cell office:value-type="float" office:value="2.2441">
            <text:p>2.2441000</text:p>
          </table:table-cell>
          <table:table-cell office:value-type="float" office:value="83.7543">
            <text:p>83.7543000</text:p>
          </table:table-cell>
          <table:table-cell office:value-type="float" office:value="1.0896">
            <text:p>1.0896000</text:p>
          </table:table-cell>
          <table:table-cell office:value-type="float" office:value="0.009">
            <text:p>0.0090000</text:p>
          </table:table-cell>
          <table:table-cell office:value-type="float" office:value="2">
            <text:p>2.0000000</text:p>
          </table:table-cell>
          <table:table-cell office:value-type="float" office:value="0.004">
            <text:p>0.0040000</text:p>
          </table:table-cell>
          <table:table-cell table:number-columns-repeated="1009"/>
        </table:table-row>
        <table:table-row table:style-name="ro1">
          <table:table-cell office:value-type="string">
            <text:p>Mn</text:p>
          </table:table-cell>
          <table:table-cell office:value-type="float" office:value="2">
            <text:p>2.0000000</text:p>
          </table:table-cell>
          <table:table-cell office:value-type="string">
            <text:p>RHF</text:p>
          </table:table-cell>
          <table:table-cell office:value-type="float" office:value="10.8061">
            <text:p>10.8061000</text:p>
          </table:table-cell>
          <table:table-cell office:value-type="float" office:value="5.2796">
            <text:p>5.2796000</text:p>
          </table:table-cell>
          <table:table-cell office:value-type="float" office:value="7.362">
            <text:p>7.3620000</text:p>
          </table:table-cell>
          <table:table-cell office:value-type="float" office:value="0.3435">
            <text:p>0.3435000</text:p>
          </table:table-cell>
          <table:table-cell office:value-type="float" office:value="3.5268">
            <text:p>3.5268000</text:p>
          </table:table-cell>
          <table:table-cell office:value-type="float" office:value="14.343">
            <text:p>14.3430000</text:p>
          </table:table-cell>
          <table:table-cell office:value-type="float" office:value="0.2184">
            <text:p>0.2184000</text:p>
          </table:table-cell>
          <table:table-cell office:value-type="float" office:value="41.3235">
            <text:p>41.3235000</text:p>
          </table:table-cell>
          <table:table-cell office:value-type="float" office:value="1.0874">
            <text:p>1.0874000</text:p>
          </table:table-cell>
          <table:table-cell office:value-type="float" office:value="0.009">
            <text:p>0.0090000</text:p>
          </table:table-cell>
          <table:table-cell office:value-type="float" office:value="2">
            <text:p>2.0000000</text:p>
          </table:table-cell>
          <table:table-cell office:value-type="float" office:value="0.002">
            <text:p>0.0020000</text:p>
          </table:table-cell>
          <table:table-cell table:number-columns-repeated="1009"/>
        </table:table-row>
        <table:table-row table:style-name="ro1">
          <table:table-cell office:value-type="string">
            <text:p>Mn</text:p>
          </table:table-cell>
          <table:table-cell office:value-type="float" office:value="3">
            <text:p>3.0000000</text:p>
          </table:table-cell>
          <table:table-cell office:value-type="string">
            <text:p>HF</text:p>
          </table:table-cell>
          <table:table-cell office:value-type="float" office:value="9.84521">
            <text:p>9.8452100</text:p>
          </table:table-cell>
          <table:table-cell office:value-type="float" office:value="4.91797">
            <text:p>4.9179700</text:p>
          </table:table-cell>
          <table:table-cell office:value-type="float" office:value="7.87194">
            <text:p>7.8719400</text:p>
          </table:table-cell>
          <table:table-cell office:value-type="float" office:value="0.294393">
            <text:p>0.2943930</text:p>
          </table:table-cell>
          <table:table-cell office:value-type="float" office:value="3.56531">
            <text:p>3.5653100</text:p>
          </table:table-cell>
          <table:table-cell office:value-type="float" office:value="10.8171">
            <text:p>10.8171000</text:p>
          </table:table-cell>
          <table:table-cell office:value-type="float" office:value="0.323613">
            <text:p>0.3236130</text:p>
          </table:table-cell>
          <table:table-cell office:value-type="float" office:value="24.1281">
            <text:p>24.1281000</text:p>
          </table:table-cell>
          <table:table-cell office:value-type="float" office:value="0.393974">
            <text:p>0.3939740</text:p>
          </table:table-cell>
          <table:table-cell office:value-type="float" office:value="0.001">
            <text:p>0.0010000</text:p>
          </table:table-cell>
          <table:table-cell office:value-type="float" office:value="1.5">
            <text:p>1.5000000</text:p>
          </table:table-cell>
          <table:table-cell office:value-type="float" office:value="0">
            <text:p>0.0000000</text:p>
          </table:table-cell>
          <table:table-cell table:number-columns-repeated="1009"/>
        </table:table-row>
        <table:table-row table:style-name="ro1">
          <table:table-cell office:value-type="string">
            <text:p>Mn</text:p>
          </table:table-cell>
          <table:table-cell office:value-type="float" office:value="4">
            <text:p>4.0000000</text:p>
          </table:table-cell>
          <table:table-cell office:value-type="string">
            <text:p>HF</text:p>
          </table:table-cell>
          <table:table-cell office:value-type="float" office:value="9.96253">
            <text:p>9.9625300</text:p>
          </table:table-cell>
          <table:table-cell office:value-type="float" office:value="4.8485">
            <text:p>4.8485000</text:p>
          </table:table-cell>
          <table:table-cell office:value-type="float" office:value="7.97057">
            <text:p>7.9705700</text:p>
          </table:table-cell>
          <table:table-cell office:value-type="float" office:value="0.283303">
            <text:p>0.2833030</text:p>
          </table:table-cell>
          <table:table-cell office:value-type="float" office:value="2.76067">
            <text:p>2.7606700</text:p>
          </table:table-cell>
          <table:table-cell office:value-type="float" office:value="10.4852">
            <text:p>10.4852000</text:p>
          </table:table-cell>
          <table:table-cell office:value-type="float" office:value="0.054447">
            <text:p>0.0544470</text:p>
          </table:table-cell>
          <table:table-cell office:value-type="float" office:value="27.573">
            <text:p>27.5730000</text:p>
          </table:table-cell>
          <table:table-cell office:value-type="float" office:value="0.251877">
            <text:p>0.2518770</text:p>
          </table:table-cell>
          <table:table-cell office:value-type="float" office:value="0.001">
            <text:p>0.0010000</text:p>
          </table:table-cell>
          <table:table-cell office:value-type="float" office:value="1.5">
            <text:p>1.5000000</text:p>
          </table:table-cell>
          <table:table-cell office:value-type="float" office:value="0">
            <text:p>0.0000000</text:p>
          </table:table-cell>
          <table:table-cell table:number-columns-repeated="1009"/>
        </table:table-row>
        <table:table-row table:style-name="ro1">
          <table:table-cell office:value-type="string">
            <text:p>Fe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11.7695">
            <text:p>11.7695000</text:p>
          </table:table-cell>
          <table:table-cell office:value-type="float" office:value="4.7611">
            <text:p>4.7611000</text:p>
          </table:table-cell>
          <table:table-cell office:value-type="float" office:value="7.3573">
            <text:p>7.3573000</text:p>
          </table:table-cell>
          <table:table-cell office:value-type="float" office:value="0.3072">
            <text:p>0.3072000</text:p>
          </table:table-cell>
          <table:table-cell office:value-type="float" office:value="3.5222">
            <text:p>3.5222000</text:p>
          </table:table-cell>
          <table:table-cell office:value-type="float" office:value="15.3535">
            <text:p>15.3535000</text:p>
          </table:table-cell>
          <table:table-cell office:value-type="float" office:value="2.3045">
            <text:p>2.3045000</text:p>
          </table:table-cell>
          <table:table-cell office:value-type="float" office:value="76.8805">
            <text:p>76.8805000</text:p>
          </table:table-cell>
          <table:table-cell office:value-type="float" office:value="1.0369">
            <text:p>1.0369000</text:p>
          </table:table-cell>
          <table:table-cell office:value-type="float" office:value="0.011">
            <text:p>0.0110000</text:p>
          </table:table-cell>
          <table:table-cell office:value-type="float" office:value="0.08">
            <text:p>0.0800000</text:p>
          </table:table-cell>
          <table:table-cell office:value-type="float" office:value="0.004">
            <text:p>0.0040000</text:p>
          </table:table-cell>
          <table:table-cell table:number-columns-repeated="1009"/>
        </table:table-row>
        <table:table-row table:style-name="ro1">
          <table:table-cell office:value-type="string">
            <text:p>Fe</text:p>
          </table:table-cell>
          <table:table-cell office:value-type="float" office:value="2">
            <text:p>2.0000000</text:p>
          </table:table-cell>
          <table:table-cell office:value-type="string">
            <text:p>RHF</text:p>
          </table:table-cell>
          <table:table-cell office:value-type="float" office:value="11.0424">
            <text:p>11.0424000</text:p>
          </table:table-cell>
          <table:table-cell office:value-type="float" office:value="4.6538">
            <text:p>4.6538000</text:p>
          </table:table-cell>
          <table:table-cell office:value-type="float" office:value="7.374">
            <text:p>7.3740000</text:p>
          </table:table-cell>
          <table:table-cell office:value-type="float" office:value="0.3053">
            <text:p>0.3053000</text:p>
          </table:table-cell>
          <table:table-cell office:value-type="float" office:value="4.1346">
            <text:p>4.1346000</text:p>
          </table:table-cell>
          <table:table-cell office:value-type="float" office:value="12.0546">
            <text:p>12.0546000</text:p>
          </table:table-cell>
          <table:table-cell office:value-type="float" office:value="0.4399">
            <text:p>0.4399000</text:p>
          </table:table-cell>
          <table:table-cell office:value-type="float" office:value="31.2809">
            <text:p>31.2809000</text:p>
          </table:table-cell>
          <table:table-cell office:value-type="float" office:value="1.0097">
            <text:p>1.0097000</text:p>
          </table:table-cell>
          <table:table-cell office:value-type="float" office:value="0.008">
            <text:p>0.0080000</text:p>
          </table:table-cell>
          <table:table-cell office:value-type="float" office:value="2">
            <text:p>2.0000000</text:p>
          </table:table-cell>
          <table:table-cell office:value-type="float" office:value="0.002">
            <text:p>0.0020000</text:p>
          </table:table-cell>
          <table:table-cell table:number-columns-repeated="1009"/>
        </table:table-row>
        <table:table-row table:style-name="ro1">
          <table:table-cell office:value-type="string">
            <text:p>Fe</text:p>
          </table:table-cell>
          <table:table-cell office:value-type="float" office:value="3">
            <text:p>3.0000000</text:p>
          </table:table-cell>
          <table:table-cell office:value-type="string">
            <text:p>RHF</text:p>
          </table:table-cell>
          <table:table-cell office:value-type="float" office:value="11.1764">
            <text:p>11.1764000</text:p>
          </table:table-cell>
          <table:table-cell office:value-type="float" office:value="4.6147">
            <text:p>4.6147000</text:p>
          </table:table-cell>
          <table:table-cell office:value-type="float" office:value="7.3863">
            <text:p>7.3863000</text:p>
          </table:table-cell>
          <table:table-cell office:value-type="float" office:value="0.3005">
            <text:p>0.3005000</text:p>
          </table:table-cell>
          <table:table-cell office:value-type="float" office:value="3.3948">
            <text:p>3.3948000</text:p>
          </table:table-cell>
          <table:table-cell office:value-type="float" office:value="11.6729">
            <text:p>11.6729000</text:p>
          </table:table-cell>
          <table:table-cell office:value-type="float" office:value="0.0724">
            <text:p>0.0724000</text:p>
          </table:table-cell>
          <table:table-cell office:value-type="float" office:value="38.5566">
            <text:p>38.5566000</text:p>
          </table:table-cell>
          <table:table-cell office:value-type="float" office:value="0.9707">
            <text:p>0.9707000</text:p>
          </table:table-cell>
          <table:table-cell office:value-type="float" office:value="0.008">
            <text:p>0.0080000</text:p>
          </table:table-cell>
          <table:table-cell office:value-type="float" office:value="2">
            <text:p>2.0000000</text:p>
          </table:table-cell>
          <table:table-cell office:value-type="float" office:value="0.002">
            <text:p>0.0020000</text:p>
          </table:table-cell>
          <table:table-cell table:number-columns-repeated="1009"/>
        </table:table-row>
        <table:table-row table:style-name="ro1">
          <table:table-cell office:value-type="string">
            <text:p>Co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12.2841">
            <text:p>12.2841000</text:p>
          </table:table-cell>
          <table:table-cell office:value-type="float" office:value="4.2791">
            <text:p>4.2791000</text:p>
          </table:table-cell>
          <table:table-cell office:value-type="float" office:value="7.3409">
            <text:p>7.3409000</text:p>
          </table:table-cell>
          <table:table-cell office:value-type="float" office:value="0.2784">
            <text:p>0.2784000</text:p>
          </table:table-cell>
          <table:table-cell office:value-type="float" office:value="4.0034">
            <text:p>4.0034000</text:p>
          </table:table-cell>
          <table:table-cell office:value-type="float" office:value="13.5359">
            <text:p>13.5359000</text:p>
          </table:table-cell>
          <table:table-cell office:value-type="float" office:value="2.3488">
            <text:p>2.3488000</text:p>
          </table:table-cell>
          <table:table-cell office:value-type="float" office:value="71.1692">
            <text:p>71.1692000</text:p>
          </table:table-cell>
          <table:table-cell office:value-type="float" office:value="1.0118">
            <text:p>1.0118000</text:p>
          </table:table-cell>
          <table:table-cell office:value-type="float" office:value="0.013">
            <text:p>0.0130000</text:p>
          </table:table-cell>
          <table:table-cell office:value-type="float" office:value="0.08">
            <text:p>0.0800000</text:p>
          </table:table-cell>
          <table:table-cell office:value-type="float" office:value="0.004">
            <text:p>0.0040000</text:p>
          </table:table-cell>
          <table:table-cell table:number-columns-repeated="1009"/>
        </table:table-row>
        <table:table-row table:style-name="ro1">
          <table:table-cell office:value-type="string">
            <text:p>Co</text:p>
          </table:table-cell>
          <table:table-cell office:value-type="float" office:value="2">
            <text:p>2.0000000</text:p>
          </table:table-cell>
          <table:table-cell office:value-type="string">
            <text:p>RHF</text:p>
          </table:table-cell>
          <table:table-cell office:value-type="float" office:value="11.2296">
            <text:p>11.2296000</text:p>
          </table:table-cell>
          <table:table-cell office:value-type="float" office:value="4.1231">
            <text:p>4.1231000</text:p>
          </table:table-cell>
          <table:table-cell office:value-type="float" office:value="7.3883">
            <text:p>7.3883000</text:p>
          </table:table-cell>
          <table:table-cell office:value-type="float" office:value="0.2726">
            <text:p>0.2726000</text:p>
          </table:table-cell>
          <table:table-cell office:value-type="float" office:value="4.7393">
            <text:p>4.7393000</text:p>
          </table:table-cell>
          <table:table-cell office:value-type="float" office:value="10.2443">
            <text:p>10.2443000</text:p>
          </table:table-cell>
          <table:table-cell office:value-type="float" office:value="0.7108">
            <text:p>0.7108000</text:p>
          </table:table-cell>
          <table:table-cell office:value-type="float" office:value="25.6466">
            <text:p>25.6466000</text:p>
          </table:table-cell>
          <table:table-cell office:value-type="float" office:value="0.9324">
            <text:p>0.9324000</text:p>
          </table:table-cell>
          <table:table-cell office:value-type="float" office:value="0.006">
            <text:p>0.0060000</text:p>
          </table:table-cell>
          <table:table-cell office:value-type="float" office:value="2">
            <text:p>2.0000000</text:p>
          </table:table-cell>
          <table:table-cell office:value-type="float" office:value="0.001">
            <text:p>0.0010000</text:p>
          </table:table-cell>
          <table:table-cell table:number-columns-repeated="1009"/>
        </table:table-row>
        <table:table-row table:style-name="ro1">
          <table:table-cell office:value-type="string">
            <text:p>Co</text:p>
          </table:table-cell>
          <table:table-cell office:value-type="float" office:value="3">
            <text:p>3.0000000</text:p>
          </table:table-cell>
          <table:table-cell office:value-type="string">
            <text:p>HF</text:p>
          </table:table-cell>
          <table:table-cell office:value-type="float" office:value="10.338">
            <text:p>10.3380000</text:p>
          </table:table-cell>
          <table:table-cell office:value-type="float" office:value="3.90969">
            <text:p>3.9096900</text:p>
          </table:table-cell>
          <table:table-cell office:value-type="float" office:value="7.88173">
            <text:p>7.8817300</text:p>
          </table:table-cell>
          <table:table-cell office:value-type="float" office:value="0.238668">
            <text:p>0.2386680</text:p>
          </table:table-cell>
          <table:table-cell office:value-type="float" office:value="4.76795">
            <text:p>4.7679500</text:p>
          </table:table-cell>
          <table:table-cell office:value-type="float" office:value="8.35583">
            <text:p>8.3558300</text:p>
          </table:table-cell>
          <table:table-cell office:value-type="float" office:value="0.725591">
            <text:p>0.7255910</text:p>
          </table:table-cell>
          <table:table-cell office:value-type="float" office:value="18.3491">
            <text:p>18.3491000</text:p>
          </table:table-cell>
          <table:table-cell office:value-type="float" office:value="0.286667">
            <text:p>0.2866670</text:p>
          </table:table-cell>
          <table:table-cell office:value-type="float" office:value="0">
            <text:p>0.0000000</text:p>
          </table:table-cell>
          <table:table-cell office:value-type="float" office:value="1.5">
            <text:p>1.5000000</text:p>
          </table:table-cell>
          <table:table-cell office:value-type="float" office:value="0">
            <text:p>0.0000000</text:p>
          </table:table-cell>
          <table:table-cell table:number-columns-repeated="1009"/>
        </table:table-row>
        <table:table-row table:style-name="ro1">
          <table:table-cell office:value-type="string">
            <text:p>Ni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12.8376">
            <text:p>12.8376000</text:p>
          </table:table-cell>
          <table:table-cell office:value-type="float" office:value="3.8785">
            <text:p>3.8785000</text:p>
          </table:table-cell>
          <table:table-cell office:value-type="float" office:value="7.292">
            <text:p>7.2920000</text:p>
          </table:table-cell>
          <table:table-cell office:value-type="float" office:value="0.2565">
            <text:p>0.2565000</text:p>
          </table:table-cell>
          <table:table-cell office:value-type="float" office:value="4.4438">
            <text:p>4.4438000</text:p>
          </table:table-cell>
          <table:table-cell office:value-type="float" office:value="12.1763">
            <text:p>12.1763000</text:p>
          </table:table-cell>
          <table:table-cell office:value-type="float" office:value="2.38">
            <text:p>2.3800000</text:p>
          </table:table-cell>
          <table:table-cell office:value-type="float" office:value="66.3421">
            <text:p>66.3421000</text:p>
          </table:table-cell>
          <table:table-cell office:value-type="float" office:value="1.0341">
            <text:p>1.0341000</text:p>
          </table:table-cell>
          <table:table-cell office:value-type="float" office:value="0.014">
            <text:p>0.0140000</text:p>
          </table:table-cell>
          <table:table-cell office:value-type="float" office:value="0.08">
            <text:p>0.0800000</text:p>
          </table:table-cell>
          <table:table-cell office:value-type="float" office:value="0.004">
            <text:p>0.0040000</text:p>
          </table:table-cell>
          <table:table-cell table:number-columns-repeated="1009"/>
        </table:table-row>
        <table:table-row table:style-name="ro1">
          <table:table-cell office:value-type="string">
            <text:p>Ni</text:p>
          </table:table-cell>
          <table:table-cell office:value-type="float" office:value="2">
            <text:p>2.0000000</text:p>
          </table:table-cell>
          <table:table-cell office:value-type="string">
            <text:p>RHF</text:p>
          </table:table-cell>
          <table:table-cell office:value-type="float" office:value="11.4166">
            <text:p>11.4166000</text:p>
          </table:table-cell>
          <table:table-cell office:value-type="float" office:value="3.6766">
            <text:p>3.6766000</text:p>
          </table:table-cell>
          <table:table-cell office:value-type="float" office:value="7.4005">
            <text:p>7.4005000</text:p>
          </table:table-cell>
          <table:table-cell office:value-type="float" office:value="0.2449">
            <text:p>0.2449000</text:p>
          </table:table-cell>
          <table:table-cell office:value-type="float" office:value="5.3442">
            <text:p>5.3442000</text:p>
          </table:table-cell>
          <table:table-cell office:value-type="float" office:value="8.873">
            <text:p>8.8730000</text:p>
          </table:table-cell>
          <table:table-cell office:value-type="float" office:value="0.9773">
            <text:p>0.9773000</text:p>
          </table:table-cell>
          <table:table-cell office:value-type="float" office:value="22.1626">
            <text:p>22.1626000</text:p>
          </table:table-cell>
          <table:table-cell office:value-type="float" office:value="0.8614">
            <text:p>0.8614000</text:p>
          </table:table-cell>
          <table:table-cell office:value-type="float" office:value="0.003">
            <text:p>0.0030000</text:p>
          </table:table-cell>
          <table:table-cell office:value-type="float" office:value="2">
            <text:p>2.0000000</text:p>
          </table:table-cell>
          <table:table-cell office:value-type="float" office:value="0.001">
            <text:p>0.0010000</text:p>
          </table:table-cell>
          <table:table-cell table:number-columns-repeated="1009"/>
        </table:table-row>
        <table:table-row table:style-name="ro1">
          <table:table-cell office:value-type="string">
            <text:p>Ni</text:p>
          </table:table-cell>
          <table:table-cell office:value-type="float" office:value="3">
            <text:p>3.0000000</text:p>
          </table:table-cell>
          <table:table-cell office:value-type="string">
            <text:p>HF</text:p>
          </table:table-cell>
          <table:table-cell office:value-type="float" office:value="10.7806">
            <text:p>10.7806000</text:p>
          </table:table-cell>
          <table:table-cell office:value-type="float" office:value="3.5477">
            <text:p>3.5477000</text:p>
          </table:table-cell>
          <table:table-cell office:value-type="float" office:value="7.75868">
            <text:p>7.7586800</text:p>
          </table:table-cell>
          <table:table-cell office:value-type="float" office:value="0.22314">
            <text:p>0.2231400</text:p>
          </table:table-cell>
          <table:table-cell office:value-type="float" office:value="5.22746">
            <text:p>5.2274600</text:p>
          </table:table-cell>
          <table:table-cell office:value-type="float" office:value="7.64468">
            <text:p>7.6446800</text:p>
          </table:table-cell>
          <table:table-cell office:value-type="float" office:value="0.847114">
            <text:p>0.8471140</text:p>
          </table:table-cell>
          <table:table-cell office:value-type="float" office:value="16.9673">
            <text:p>16.9673000</text:p>
          </table:table-cell>
          <table:table-cell office:value-type="float" office:value="0.386044">
            <text:p>0.3860440</text:p>
          </table:table-cell>
          <table:table-cell office:value-type="float" office:value="0">
            <text:p>0.0000000</text:p>
          </table:table-cell>
          <table:table-cell office:value-type="float" office:value="0.57">
            <text:p>0.5700000</text:p>
          </table:table-cell>
          <table:table-cell office:value-type="float" office:value="0">
            <text:p>0.0000000</text:p>
          </table:table-cell>
          <table:table-cell table:number-columns-repeated="1009"/>
        </table:table-row>
        <table:table-row table:style-name="ro1">
          <table:table-cell office:value-type="string">
            <text:p>Cu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13.338">
            <text:p>13.3380000</text:p>
          </table:table-cell>
          <table:table-cell office:value-type="float" office:value="3.5828">
            <text:p>3.5828000</text:p>
          </table:table-cell>
          <table:table-cell office:value-type="float" office:value="7.1676">
            <text:p>7.1676000</text:p>
          </table:table-cell>
          <table:table-cell office:value-type="float" office:value="0.247">
            <text:p>0.2470000</text:p>
          </table:table-cell>
          <table:table-cell office:value-type="float" office:value="5.6158">
            <text:p>5.6158000</text:p>
          </table:table-cell>
          <table:table-cell office:value-type="float" office:value="11.3966">
            <text:p>11.3966000</text:p>
          </table:table-cell>
          <table:table-cell office:value-type="float" office:value="1.6735">
            <text:p>1.6735000</text:p>
          </table:table-cell>
          <table:table-cell office:value-type="float" office:value="64.8126">
            <text:p>64.8126000</text:p>
          </table:table-cell>
          <table:table-cell office:value-type="float" office:value="1.191">
            <text:p>1.1910000</text:p>
          </table:table-cell>
          <table:table-cell office:value-type="float" office:value="0.015">
            <text:p>0.0150000</text:p>
          </table:table-cell>
          <table:table-cell office:value-type="float" office:value="0.08">
            <text:p>0.0800000</text:p>
          </table:table-cell>
          <table:table-cell office:value-type="float" office:value="0.005">
            <text:p>0.0050000</text:p>
          </table:table-cell>
          <table:table-cell table:number-columns-repeated="1009"/>
        </table:table-row>
        <table:table-row table:style-name="ro1">
          <table:table-cell office:value-type="string">
            <text:p>Cu</text:p>
          </table:table-cell>
          <table:table-cell office:value-type="float" office:value="1">
            <text:p>1.0000000</text:p>
          </table:table-cell>
          <table:table-cell office:value-type="string">
            <text:p>RHF</text:p>
          </table:table-cell>
          <table:table-cell office:value-type="float" office:value="11.9475">
            <text:p>11.9475000</text:p>
          </table:table-cell>
          <table:table-cell office:value-type="float" office:value="3.3669">
            <text:p>3.3669000</text:p>
          </table:table-cell>
          <table:table-cell office:value-type="float" office:value="7.3573">
            <text:p>7.3573000</text:p>
          </table:table-cell>
          <table:table-cell office:value-type="float" office:value="0.2274">
            <text:p>0.2274000</text:p>
          </table:table-cell>
          <table:table-cell office:value-type="float" office:value="6.2455">
            <text:p>6.2455000</text:p>
          </table:table-cell>
          <table:table-cell office:value-type="float" office:value="8.6625">
            <text:p>8.6625000</text:p>
          </table:table-cell>
          <table:table-cell office:value-type="float" office:value="1.5578">
            <text:p>1.5578000</text:p>
          </table:table-cell>
          <table:table-cell office:value-type="float" office:value="25.8487">
            <text:p>25.8487000</text:p>
          </table:table-cell>
          <table:table-cell office:value-type="float" office:value="0.89">
            <text:p>0.8900000</text:p>
          </table:table-cell>
          <table:table-cell office:value-type="float" office:value="0.003">
            <text:p>0.0030000</text:p>
          </table:table-cell>
          <table:table-cell office:value-type="float" office:value="0.24">
            <text:p>0.2400000</text:p>
          </table:table-cell>
          <table:table-cell office:value-type="float" office:value="0.001">
            <text:p>0.0010000</text:p>
          </table:table-cell>
          <table:table-cell table:number-columns-repeated="1009"/>
        </table:table-row>
        <table:table-row table:style-name="ro1">
          <table:table-cell office:value-type="string">
            <text:p>Cu</text:p>
          </table:table-cell>
          <table:table-cell office:value-type="float" office:value="2">
            <text:p>2.0000000</text:p>
          </table:table-cell>
          <table:table-cell office:value-type="string">
            <text:p>HF</text:p>
          </table:table-cell>
          <table:table-cell office:value-type="float" office:value="11.8168">
            <text:p>11.8168000</text:p>
          </table:table-cell>
          <table:table-cell office:value-type="float" office:value="3.37484">
            <text:p>3.3748400</text:p>
          </table:table-cell>
          <table:table-cell office:value-type="float" office:value="7.11181">
            <text:p>7.1118100</text:p>
          </table:table-cell>
          <table:table-cell office:value-type="float" office:value="0.244078">
            <text:p>0.2440780</text:p>
          </table:table-cell>
          <table:table-cell office:value-type="float" office:value="5.78135">
            <text:p>5.7813500</text:p>
          </table:table-cell>
          <table:table-cell office:value-type="float" office:value="7.9876">
            <text:p>7.9876000</text:p>
          </table:table-cell>
          <table:table-cell office:value-type="float" office:value="1.14523">
            <text:p>1.1452300</text:p>
          </table:table-cell>
          <table:table-cell office:value-type="float" office:value="19.897">
            <text:p>19.8970000</text:p>
          </table:table-cell>
          <table:table-cell office:value-type="float" office:value="1.14431">
            <text:p>1.1443100</text:p>
          </table:table-cell>
          <table:table-cell office:value-type="float" office:value="0.001">
            <text:p>0.0010000</text:p>
          </table:table-cell>
          <table:table-cell office:value-type="float" office:value="0.26">
            <text:p>0.2600000</text:p>
          </table:table-cell>
          <table:table-cell office:value-type="float" office:value="0">
            <text:p>0.0000000</text:p>
          </table:table-cell>
          <table:table-cell table:number-columns-repeated="1009"/>
        </table:table-row>
        <table:table-row table:style-name="ro1">
          <table:table-cell office:value-type="string">
            <text:p>Zn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14.0743">
            <text:p>14.0743000</text:p>
          </table:table-cell>
          <table:table-cell office:value-type="float" office:value="3.2655">
            <text:p>3.2655000</text:p>
          </table:table-cell>
          <table:table-cell office:value-type="float" office:value="7.0318">
            <text:p>7.0318000</text:p>
          </table:table-cell>
          <table:table-cell office:value-type="float" office:value="0.2333">
            <text:p>0.2333000</text:p>
          </table:table-cell>
          <table:table-cell office:value-type="float" office:value="5.1652">
            <text:p>5.1652000</text:p>
          </table:table-cell>
          <table:table-cell office:value-type="float" office:value="10.3163">
            <text:p>10.3163000</text:p>
          </table:table-cell>
          <table:table-cell office:value-type="float" office:value="2.41">
            <text:p>2.4100000</text:p>
          </table:table-cell>
          <table:table-cell office:value-type="float" office:value="58.7097">
            <text:p>58.7097000</text:p>
          </table:table-cell>
          <table:table-cell office:value-type="float" office:value="1.3041">
            <text:p>1.3041000</text:p>
          </table:table-cell>
          <table:table-cell office:value-type="float" office:value="0.016">
            <text:p>0.0160000</text:p>
          </table:table-cell>
          <table:table-cell office:value-type="float" office:value="0.08">
            <text:p>0.0800000</text:p>
          </table:table-cell>
          <table:table-cell office:value-type="float" office:value="0.005">
            <text:p>0.0050000</text:p>
          </table:table-cell>
          <table:table-cell table:number-columns-repeated="1009"/>
        </table:table-row>
        <table:table-row table:style-name="ro1">
          <table:table-cell office:value-type="string">
            <text:p>Zn</text:p>
          </table:table-cell>
          <table:table-cell office:value-type="float" office:value="2">
            <text:p>2.0000000</text:p>
          </table:table-cell>
          <table:table-cell office:value-type="string">
            <text:p>RHF</text:p>
          </table:table-cell>
          <table:table-cell office:value-type="float" office:value="11.9719">
            <text:p>11.9719000</text:p>
          </table:table-cell>
          <table:table-cell office:value-type="float" office:value="2.9946">
            <text:p>2.9946000</text:p>
          </table:table-cell>
          <table:table-cell office:value-type="float" office:value="7.3862">
            <text:p>7.3862000</text:p>
          </table:table-cell>
          <table:table-cell office:value-type="float" office:value="0.2031">
            <text:p>0.2031000</text:p>
          </table:table-cell>
          <table:table-cell office:value-type="float" office:value="6.4668">
            <text:p>6.4668000</text:p>
          </table:table-cell>
          <table:table-cell office:value-type="float" office:value="7.0826">
            <text:p>7.0826000</text:p>
          </table:table-cell>
          <table:table-cell office:value-type="float" office:value="1.394">
            <text:p>1.3940000</text:p>
          </table:table-cell>
          <table:table-cell office:value-type="float" office:value="18.0995">
            <text:p>18.0995000</text:p>
          </table:table-cell>
          <table:table-cell office:value-type="float" office:value="0.7807">
            <text:p>0.7807000</text:p>
          </table:table-cell>
          <table:table-cell office:value-type="float" office:value="0.001">
            <text:p>0.0010000</text:p>
          </table:table-cell>
          <table:table-cell office:value-type="float" office:value="0.62">
            <text:p>0.6200000</text:p>
          </table:table-cell>
          <table:table-cell office:value-type="float" office:value="0">
            <text:p>0.0000000</text:p>
          </table:table-cell>
          <table:table-cell table:number-columns-repeated="1009"/>
        </table:table-row>
        <table:table-row table:style-name="ro1">
          <table:table-cell office:value-type="string">
            <text:p>Ga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15.2354">
            <text:p>15.2354000</text:p>
          </table:table-cell>
          <table:table-cell office:value-type="float" office:value="3.0669">
            <text:p>3.0669000</text:p>
          </table:table-cell>
          <table:table-cell office:value-type="float" office:value="6.7006">
            <text:p>6.7006000</text:p>
          </table:table-cell>
          <table:table-cell office:value-type="float" office:value="0.2412">
            <text:p>0.2412000</text:p>
          </table:table-cell>
          <table:table-cell office:value-type="float" office:value="4.3591">
            <text:p>4.3591000</text:p>
          </table:table-cell>
          <table:table-cell office:value-type="float" office:value="10.7805">
            <text:p>10.7805000</text:p>
          </table:table-cell>
          <table:table-cell office:value-type="float" office:value="2.9623">
            <text:p>2.9623000</text:p>
          </table:table-cell>
          <table:table-cell office:value-type="float" office:value="61.4135">
            <text:p>61.4135000</text:p>
          </table:table-cell>
          <table:table-cell office:value-type="float" office:value="1.7189">
            <text:p>1.7189000</text:p>
          </table:table-cell>
          <table:table-cell office:value-type="float" office:value="0.025">
            <text:p>0.0250000</text:p>
          </table:table-cell>
          <table:table-cell office:value-type="float" office:value="0.08">
            <text:p>0.0800000</text:p>
          </table:table-cell>
          <table:table-cell office:value-type="float" office:value="0.008">
            <text:p>0.0080000</text:p>
          </table:table-cell>
          <table:table-cell table:number-columns-repeated="1009"/>
        </table:table-row>
        <table:table-row table:style-name="ro1">
          <table:table-cell office:value-type="string">
            <text:p>Ga</text:p>
          </table:table-cell>
          <table:table-cell office:value-type="float" office:value="3">
            <text:p>3.0000000</text:p>
          </table:table-cell>
          <table:table-cell office:value-type="string">
            <text:p>HF</text:p>
          </table:table-cell>
          <table:table-cell office:value-type="float" office:value="12.692">
            <text:p>12.6920000</text:p>
          </table:table-cell>
          <table:table-cell office:value-type="float" office:value="2.81262">
            <text:p>2.8126200</text:p>
          </table:table-cell>
          <table:table-cell office:value-type="float" office:value="6.69883">
            <text:p>6.6988300</text:p>
          </table:table-cell>
          <table:table-cell office:value-type="float" office:value="0.22789">
            <text:p>0.2278900</text:p>
          </table:table-cell>
          <table:table-cell office:value-type="float" office:value="6.06692">
            <text:p>6.0669200</text:p>
          </table:table-cell>
          <table:table-cell office:value-type="float" office:value="6.36441">
            <text:p>6.3644100</text:p>
          </table:table-cell>
          <table:table-cell office:value-type="float" office:value="1.0066">
            <text:p>1.0066000</text:p>
          </table:table-cell>
          <table:table-cell office:value-type="float" office:value="14.4122">
            <text:p>14.4122000</text:p>
          </table:table-cell>
          <table:table-cell office:value-type="float" office:value="1.53545">
            <text:p>1.5354500</text:p>
          </table:table-cell>
          <table:table-cell office:value-type="float" office:value="0.008">
            <text:p>0.0080000</text:p>
          </table:table-cell>
          <table:table-cell office:value-type="float" office:value="1.45">
            <text:p>1.4500000</text:p>
          </table:table-cell>
          <table:table-cell office:value-type="float" office:value="0">
            <text:p>0.0000000</text:p>
          </table:table-cell>
          <table:table-cell table:number-columns-repeated="1009"/>
        </table:table-row>
        <table:table-row table:style-name="ro1">
          <table:table-cell office:value-type="string">
            <text:p>Ge</text:p>
          </table:table-cell>
          <table:table-cell office:value-type="float" office:value="0">
            <text:p>0.0000000</text:p>
          </table:table-cell>
          <table:table-cell office:value-type="string">
            <text:p>RHF</text:p>
          </table:table-cell>
          <table:table-cell office:value-type="float" office:value="16.0816">
            <text:p>16.0816000</text:p>
          </table:table-cell>
          <table:table-cell office:value-type="float" office:value="2.8509">
            <text:p>2.8509000</text:p>
          </table:table-cell>
          <table:table-cell office:value-type="float" office:value="6.3747">
            <text:p>6.3747000</text:p>
          </table:table-cell>
          <table:table-cell office:value-type="float" office:value="0.2516">
            <text:p>0.2516000</text:p>
          </table:table-cell>
          <table:table-cell office:value-type="float" office:value="3.7068">
            <text:p>3.7068000</text:p>
          </table:table-cell>
          <table:table-cell office:value-type="float" office:value="11.4468">
            <text:p>11.4468000</text:p>
          </table:table-cell>
          <table:table-cell office:value-type="float" office:value="3.683">
            <text:p>3.6830000</text:p>
          </table:table-cell>
          <table:table-cell office:value-type="float" office:value="54.7625">
            <text:p>54.7625000</text:p>
          </table:table-cell>
          <table:table-cell office:value-type="float" office:value="2.1313">
            <text:p>2.1313000</text:p>
          </table:table-cell>
          <table:table-cell office:value-type="float" office:value="0.024">
            <text:p>0.0240000</text:p>
          </table:table-cell>
          <table:table-cell office:value-type="float" office:value="0.08">
            <text:p>0.0800000</text:p>
          </table:table-cell>
          <table:table-cell office:value-type="float" office:value="0.008">
            <text:p>0.0080000</text:p>
          </table:table-cell>
          <table:table-cell table:number-columns-repeated="1009"/>
        </table:table-row>
        <table:table-row table:style-name="ro1">
          <table:table-cell office:value-type="string">
            <text:p>Ge</text:p>
          </table:table-cell>
          <table:table-cell office:value-type="float" office:value="4">
            <text:p>4.0000000</text:p>
          </table:table-cell>
          <table:table-cell office:value-type="string">
            <text:p>HF</text:p>
          </table:table-cell>
          <table:table-cell office:value-type="float" office:value="12.9172">
            <text:p>12.9172000</text:p>
          </table:table-cell>
          <table:table-cell office:value-type="float" office:value="2.53718">
            <text:p>2.5371800</text:p>
          </table:table-cell>
          <table:table-cell office:value-type="float" office:value="6.70003">
            <text:p>6.7000300</text:p>
          </table:table-cell>
          <table:table-cell office:value-type="float" office:value="0.205855">
            <text:p>0.2058550</text:p>
          </table:table-cell>
          <table:table-cell office:value-type="float" office:value="6.06791">
            <text:p>6.0679100</text:p>
          </table:table-cell>
          <table:table-cell office:value-type="float" office:value="5.47913">
            <text:p>5.4791300</text:p>
          </table:table-cell>
          <table:table-cell office:value-type="float" office:value="0.859041">
            <text:p>0.8590410</text:p>
          </table:table-cell>
          <table:table-cell office:value-type="float" office:value="11.603">
            <text:p>11.6030000</text:p>
          </table:table-cell>
          <table:table-cell office:value-type="float" office:value="1.45572">
            <text:p>1.4557200</text:p>
          </table:table-cell>
          <table:table-cell office:value-type="float" office:value="0">
            <text:p>0.0000000</text:p>
          </table:table-cell>
          <table:table-cell office:value-type="float" office:value="0.32">
            <text:p>0.3200000</text:p>
          </table:table-cell>
          <table:table-cell office:value-type="float" office:value="0">
            <text:p>0.0000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As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16.6723">
            <text:p>16.672300</text:p>
          </table:table-cell>
          <table:table-cell table:style-name="ce1" office:value-type="float" office:value="2.6345">
            <text:p>2.634500</text:p>
          </table:table-cell>
          <table:table-cell table:style-name="ce1" office:value-type="float" office:value="6.0701">
            <text:p>6.070100</text:p>
          </table:table-cell>
          <table:table-cell table:style-name="ce1" office:value-type="float" office:value="0.2647">
            <text:p>0.264700</text:p>
          </table:table-cell>
          <table:table-cell table:style-name="ce1" office:value-type="float" office:value="3.4313">
            <text:p>3.431300</text:p>
          </table:table-cell>
          <table:table-cell table:style-name="ce1" office:value-type="float" office:value="12.9479">
            <text:p>12.947900</text:p>
          </table:table-cell>
          <table:table-cell table:style-name="ce1" office:value-type="float" office:value="4.2779">
            <text:p>4.277900</text:p>
          </table:table-cell>
          <table:table-cell table:style-name="ce1" office:value-type="float" office:value="47.7972">
            <text:p>47.797200</text:p>
          </table:table-cell>
          <table:table-cell table:style-name="ce1" office:value-type="float" office:value="2.531">
            <text:p>2.531000</text:p>
          </table:table-cell>
          <table:table-cell table:style-name="ce1" office:value-type="float" office:value="0.019">
            <text:p>0.019000</text:p>
          </table:table-cell>
          <table:table-cell table:style-name="ce1" office:value-type="float" office:value="0.09">
            <text:p>0.090000</text:p>
          </table:table-cell>
          <table:table-cell table:style-name="ce1" office:value-type="float" office:value="0.008">
            <text:p>0.008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e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17.0006">
            <text:p>17.000600</text:p>
          </table:table-cell>
          <table:table-cell table:style-name="ce1" office:value-type="float" office:value="2.4098">
            <text:p>2.409800</text:p>
          </table:table-cell>
          <table:table-cell table:style-name="ce1" office:value-type="float" office:value="5.8196">
            <text:p>5.819600</text:p>
          </table:table-cell>
          <table:table-cell table:style-name="ce1" office:value-type="float" office:value="0.2726">
            <text:p>0.272600</text:p>
          </table:table-cell>
          <table:table-cell table:style-name="ce1" office:value-type="float" office:value="3.9731">
            <text:p>3.973100</text:p>
          </table:table-cell>
          <table:table-cell table:style-name="ce1" office:value-type="float" office:value="15.2372">
            <text:p>15.237200</text:p>
          </table:table-cell>
          <table:table-cell table:style-name="ce1" office:value-type="float" office:value="4.3543">
            <text:p>4.354300</text:p>
          </table:table-cell>
          <table:table-cell table:style-name="ce1" office:value-type="float" office:value="43.8163">
            <text:p>43.816300</text:p>
          </table:table-cell>
          <table:table-cell table:style-name="ce1" office:value-type="float" office:value="2.8409">
            <text:p>2.840900</text:p>
          </table:table-cell>
          <table:table-cell table:style-name="ce1" office:value-type="float" office:value="0.016">
            <text:p>0.016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6">
            <text:p>0.006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Br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17.1789">
            <text:p>17.178900</text:p>
          </table:table-cell>
          <table:table-cell table:style-name="ce1" office:value-type="float" office:value="2.1723">
            <text:p>2.172300</text:p>
          </table:table-cell>
          <table:table-cell table:style-name="ce1" office:value-type="float" office:value="5.2358">
            <text:p>5.235800</text:p>
          </table:table-cell>
          <table:table-cell table:style-name="ce1" office:value-type="float" office:value="16.5796">
            <text:p>16.579600</text:p>
          </table:table-cell>
          <table:table-cell table:style-name="ce1" office:value-type="float" office:value="5.6377">
            <text:p>5.637700</text:p>
          </table:table-cell>
          <table:table-cell table:style-name="ce1" office:value-type="float" office:value="0.2609">
            <text:p>0.260900</text:p>
          </table:table-cell>
          <table:table-cell table:style-name="ce1" office:value-type="float" office:value="3.9851">
            <text:p>3.985100</text:p>
          </table:table-cell>
          <table:table-cell table:style-name="ce1" office:value-type="float" office:value="41.4328">
            <text:p>41.432800</text:p>
          </table:table-cell>
          <table:table-cell table:style-name="ce1" office:value-type="float" office:value="2.9557">
            <text:p>2.955700</text:p>
          </table:table-cell>
          <table:table-cell table:style-name="ce1" office:value-type="float" office:value="0.012">
            <text:p>0.012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4">
            <text:p>0.004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Br</text:p>
          </table:table-cell>
          <table:table-cell table:style-name="ce1" office:value-type="float" office:value="-1">
            <text:p>-1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17.1718">
            <text:p>17.171800</text:p>
          </table:table-cell>
          <table:table-cell table:style-name="ce1" office:value-type="float" office:value="2.2059">
            <text:p>2.205900</text:p>
          </table:table-cell>
          <table:table-cell table:style-name="ce1" office:value-type="float" office:value="6.3338">
            <text:p>6.333800</text:p>
          </table:table-cell>
          <table:table-cell table:style-name="ce1" office:value-type="float" office:value="19.3345">
            <text:p>19.334500</text:p>
          </table:table-cell>
          <table:table-cell table:style-name="ce1" office:value-type="float" office:value="5.5754">
            <text:p>5.575400</text:p>
          </table:table-cell>
          <table:table-cell table:style-name="ce1" office:value-type="float" office:value="0.2871">
            <text:p>0.287100</text:p>
          </table:table-cell>
          <table:table-cell table:style-name="ce1" office:value-type="float" office:value="3.7272">
            <text:p>3.727200</text:p>
          </table:table-cell>
          <table:table-cell table:style-name="ce1" office:value-type="float" office:value="58.1535">
            <text:p>58.153500</text:p>
          </table:table-cell>
          <table:table-cell table:style-name="ce1" office:value-type="float" office:value="3.1776">
            <text:p>3.177600</text:p>
          </table:table-cell>
          <table:table-cell table:style-name="ce1" office:value-type="float" office:value="0.016">
            <text:p>0.016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6">
            <text:p>0.006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Kr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17.3555">
            <text:p>17.355500</text:p>
          </table:table-cell>
          <table:table-cell table:style-name="ce1" office:value-type="float" office:value="1.9384">
            <text:p>1.938400</text:p>
          </table:table-cell>
          <table:table-cell table:style-name="ce1" office:value-type="float" office:value="6.7286">
            <text:p>6.728600</text:p>
          </table:table-cell>
          <table:table-cell table:style-name="ce1" office:value-type="float" office:value="16.5623">
            <text:p>16.562300</text:p>
          </table:table-cell>
          <table:table-cell table:style-name="ce1" office:value-type="float" office:value="5.5493">
            <text:p>5.549300</text:p>
          </table:table-cell>
          <table:table-cell table:style-name="ce1" office:value-type="float" office:value="0.2261">
            <text:p>0.226100</text:p>
          </table:table-cell>
          <table:table-cell table:style-name="ce1" office:value-type="float" office:value="3.5375">
            <text:p>3.537500</text:p>
          </table:table-cell>
          <table:table-cell table:style-name="ce1" office:value-type="float" office:value="39.3972">
            <text:p>39.397200</text:p>
          </table:table-cell>
          <table:table-cell table:style-name="ce1" office:value-type="float" office:value="2.825">
            <text:p>2.825000</text:p>
          </table:table-cell>
          <table:table-cell table:style-name="ce1" office:value-type="float" office:value="0.008">
            <text:p>0.008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2">
            <text:p>0.002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Rb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17.1784">
            <text:p>17.178400</text:p>
          </table:table-cell>
          <table:table-cell table:style-name="ce1" office:value-type="float" office:value="1.7888">
            <text:p>1.788800</text:p>
          </table:table-cell>
          <table:table-cell table:style-name="ce1" office:value-type="float" office:value="9.6435">
            <text:p>9.643500</text:p>
          </table:table-cell>
          <table:table-cell table:style-name="ce1" office:value-type="float" office:value="17.3151">
            <text:p>17.315100</text:p>
          </table:table-cell>
          <table:table-cell table:style-name="ce1" office:value-type="float" office:value="5.1399">
            <text:p>5.139900</text:p>
          </table:table-cell>
          <table:table-cell table:style-name="ce1" office:value-type="float" office:value="0.2748">
            <text:p>0.274800</text:p>
          </table:table-cell>
          <table:table-cell table:style-name="ce1" office:value-type="float" office:value="1.5292">
            <text:p>1.529200</text:p>
          </table:table-cell>
          <table:table-cell table:style-name="ce1" office:value-type="float" office:value="164.934">
            <text:p>164.934000</text:p>
          </table:table-cell>
          <table:table-cell table:style-name="ce1" office:value-type="float" office:value="3.4873">
            <text:p>3.487300</text:p>
          </table:table-cell>
          <table:table-cell table:style-name="ce1" office:value-type="float" office:value="0.028">
            <text:p>0.028000</text:p>
          </table:table-cell>
          <table:table-cell table:style-name="ce1" office:value-type="float" office:value="0.12">
            <text:p>0.120000</text:p>
          </table:table-cell>
          <table:table-cell table:style-name="ce1" office:value-type="float" office:value="0.008">
            <text:p>0.008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Rb</text:p>
          </table:table-cell>
          <table:table-cell table:style-name="ce1" office:value-type="float" office:value="1">
            <text:p>1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17.5816">
            <text:p>17.581600</text:p>
          </table:table-cell>
          <table:table-cell table:style-name="ce1" office:value-type="float" office:value="1.7139">
            <text:p>1.713900</text:p>
          </table:table-cell>
          <table:table-cell table:style-name="ce1" office:value-type="float" office:value="7.6598">
            <text:p>7.659800</text:p>
          </table:table-cell>
          <table:table-cell table:style-name="ce1" office:value-type="float" office:value="14.7957">
            <text:p>14.795700</text:p>
          </table:table-cell>
          <table:table-cell table:style-name="ce1" office:value-type="float" office:value="5.8981">
            <text:p>5.898100</text:p>
          </table:table-cell>
          <table:table-cell table:style-name="ce1" office:value-type="float" office:value="0.1603">
            <text:p>0.160300</text:p>
          </table:table-cell>
          <table:table-cell table:style-name="ce1" office:value-type="float" office:value="2.7817">
            <text:p>2.781700</text:p>
          </table:table-cell>
          <table:table-cell table:style-name="ce1" office:value-type="float" office:value="31.2087">
            <text:p>31.208700</text:p>
          </table:table-cell>
          <table:table-cell table:style-name="ce1" office:value-type="float" office:value="2.0782">
            <text:p>2.078200</text:p>
          </table:table-cell>
          <table:table-cell table:style-name="ce1" office:value-type="float" office:value="0.002">
            <text:p>0.002000</text:p>
          </table:table-cell>
          <table:table-cell table:style-name="ce1" office:value-type="float" office:value="1.99">
            <text:p>1.990000</text:p>
          </table:table-cell>
          <table:table-cell table:style-name="ce1" office:value-type="float" office:value="0.001">
            <text:p>0.00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r</text:p>
          </table:table-cell>
          <table:table-cell table:style-name="ce1" office:value-type="float" office:value="0.005">
            <text:p>0.005000</text:p>
          </table:table-cell>
          <table:table-cell table:style-name="ce1" office:value-type="string">
            <text:p>RHF</text:p>
          </table:table-cell>
          <table:table-cell table:style-name="ce1" office:value-type="float" office:value="17.5663">
            <text:p>17.566300</text:p>
          </table:table-cell>
          <table:table-cell table:style-name="ce1" office:value-type="float" office:value="1.5564">
            <text:p>1.556400</text:p>
          </table:table-cell>
          <table:table-cell table:style-name="ce1" office:value-type="float" office:value="9.8184">
            <text:p>9.818400</text:p>
          </table:table-cell>
          <table:table-cell table:style-name="ce1" office:value-type="float" office:value="14.0988">
            <text:p>14.098800</text:p>
          </table:table-cell>
          <table:table-cell table:style-name="ce1" office:value-type="float" office:value="5.422">
            <text:p>5.422000</text:p>
          </table:table-cell>
          <table:table-cell table:style-name="ce1" office:value-type="float" office:value="0.1664">
            <text:p>0.166400</text:p>
          </table:table-cell>
          <table:table-cell table:style-name="ce1" office:value-type="float" office:value="2.6694">
            <text:p>2.669400</text:p>
          </table:table-cell>
          <table:table-cell table:style-name="ce1" office:value-type="float" office:value="132.376">
            <text:p>132.376000</text:p>
          </table:table-cell>
          <table:table-cell table:style-name="ce1" office:value-type="float" office:value="2.5064">
            <text:p>2.506400</text:p>
          </table:table-cell>
          <table:table-cell table:style-name="ce1" office:value-type="float" office:value="0.021">
            <text:p>0.021000</text:p>
          </table:table-cell>
          <table:table-cell table:style-name="ce1" office:value-type="float" office:value="0.13">
            <text:p>0.130000</text:p>
          </table:table-cell>
          <table:table-cell table:style-name="ce1" office:value-type="float" office:value="0.005">
            <text:p>0.005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r</text:p>
          </table:table-cell>
          <table:table-cell table:style-name="ce1" office:value-type="float" office:value="2">
            <text:p>2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18.0874">
            <text:p>18.087400</text:p>
          </table:table-cell>
          <table:table-cell table:style-name="ce1" office:value-type="float" office:value="1.4907">
            <text:p>1.490700</text:p>
          </table:table-cell>
          <table:table-cell table:style-name="ce1" office:value-type="float" office:value="8.1373">
            <text:p>8.137300</text:p>
          </table:table-cell>
          <table:table-cell table:style-name="ce1" office:value-type="float" office:value="12.6963">
            <text:p>12.696300</text:p>
          </table:table-cell>
          <table:table-cell table:style-name="ce1" office:value-type="float" office:value="2.5654">
            <text:p>2.565400</text:p>
          </table:table-cell>
          <table:table-cell table:style-name="ce1" office:value-type="float" office:value="-24.5651">
            <text:p>-24.565100</text:p>
          </table:table-cell>
          <table:table-cell table:style-name="ce1" office:value-type="float" office:value="34.193">
            <text:p>34.193000</text:p>
          </table:table-cell>
          <table:table-cell table:style-name="ce1" office:value-type="float" office:value="-0.0138">
            <text:p>-0.013800</text:p>
          </table:table-cell>
          <table:table-cell table:style-name="ce1" office:value-type="float" office:value="41.4025">
            <text:p>41.402500</text:p>
          </table:table-cell>
          <table:table-cell table:style-name="ce1" office:value-type="float" office:value="0.008">
            <text:p>0.008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2">
            <text:p>0.002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Y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17.776">
            <text:p>17.776000</text:p>
          </table:table-cell>
          <table:table-cell table:style-name="ce1" office:value-type="float" office:value="1.4029">
            <text:p>1.402900</text:p>
          </table:table-cell>
          <table:table-cell table:style-name="ce1" office:value-type="float" office:value="10.2946">
            <text:p>10.294600</text:p>
          </table:table-cell>
          <table:table-cell table:style-name="ce1" office:value-type="float" office:value="12.8006">
            <text:p>12.800600</text:p>
          </table:table-cell>
          <table:table-cell table:style-name="ce1" office:value-type="float" office:value="5.72629">
            <text:p>5.726290</text:p>
          </table:table-cell>
          <table:table-cell table:style-name="ce1" office:value-type="float" office:value="0.125599">
            <text:p>0.125599</text:p>
          </table:table-cell>
          <table:table-cell table:style-name="ce1" office:value-type="float" office:value="3.26588">
            <text:p>3.265880</text:p>
          </table:table-cell>
          <table:table-cell table:style-name="ce1" office:value-type="float" office:value="104.354">
            <text:p>104.354000</text:p>
          </table:table-cell>
          <table:table-cell table:style-name="ce1" office:value-type="float" office:value="1.91213">
            <text:p>1.912130</text:p>
          </table:table-cell>
          <table:table-cell table:style-name="ce1" office:value-type="float" office:value="0.028">
            <text:p>0.028000</text:p>
          </table:table-cell>
          <table:table-cell table:style-name="ce1" office:value-type="float" office:value="0.07">
            <text:p>0.070000</text:p>
          </table:table-cell>
          <table:table-cell table:style-name="ce1" office:value-type="float" office:value="0.006">
            <text:p>0.006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Y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17.9268">
            <text:p>17.926800</text:p>
          </table:table-cell>
          <table:table-cell table:style-name="ce1" office:value-type="float" office:value="1.35417">
            <text:p>1.354170</text:p>
          </table:table-cell>
          <table:table-cell table:style-name="ce1" office:value-type="float" office:value="9.1531">
            <text:p>9.153100</text:p>
          </table:table-cell>
          <table:table-cell table:style-name="ce1" office:value-type="float" office:value="11.2145">
            <text:p>11.214500</text:p>
          </table:table-cell>
          <table:table-cell table:style-name="ce1" office:value-type="float" office:value="1.76795">
            <text:p>1.767950</text:p>
          </table:table-cell>
          <table:table-cell table:style-name="ce1" office:value-type="float" office:value="-22.6599">
            <text:p>-22.659900</text:p>
          </table:table-cell>
          <table:table-cell table:style-name="ce1" office:value-type="float" office:value="33.108">
            <text:p>33.108000</text:p>
          </table:table-cell>
          <table:table-cell table:style-name="ce1" office:value-type="float" office:value="-0.01319">
            <text:p>-0.013190</text:p>
          </table:table-cell>
          <table:table-cell table:style-name="ce1" office:value-type="float" office:value="40.2602">
            <text:p>40.260200</text:p>
          </table:table-cell>
          <table:table-cell table:style-name="ce1" office:value-type="float" office:value="0.005">
            <text:p>0.005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1">
            <text:p>0.00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Zr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17.8765">
            <text:p>17.876500</text:p>
          </table:table-cell>
          <table:table-cell table:style-name="ce1" office:value-type="float" office:value="1.27618">
            <text:p>1.276180</text:p>
          </table:table-cell>
          <table:table-cell table:style-name="ce1" office:value-type="float" office:value="10.948">
            <text:p>10.948000</text:p>
          </table:table-cell>
          <table:table-cell table:style-name="ce1" office:value-type="float" office:value="11.916">
            <text:p>11.916000</text:p>
          </table:table-cell>
          <table:table-cell table:style-name="ce1" office:value-type="float" office:value="5.41732">
            <text:p>5.417320</text:p>
          </table:table-cell>
          <table:table-cell table:style-name="ce1" office:value-type="float" office:value="0.117622">
            <text:p>0.117622</text:p>
          </table:table-cell>
          <table:table-cell table:style-name="ce1" office:value-type="float" office:value="3.65721">
            <text:p>3.657210</text:p>
          </table:table-cell>
          <table:table-cell table:style-name="ce1" office:value-type="float" office:value="87.6627">
            <text:p>87.662700</text:p>
          </table:table-cell>
          <table:table-cell table:style-name="ce1" office:value-type="float" office:value="2.06929">
            <text:p>2.069290</text:p>
          </table:table-cell>
          <table:table-cell table:style-name="ce1" office:value-type="float" office:value="0.035">
            <text:p>0.035000</text:p>
          </table:table-cell>
          <table:table-cell table:style-name="ce1" office:value-type="float" office:value="0.07">
            <text:p>0.070000</text:p>
          </table:table-cell>
          <table:table-cell table:style-name="ce1" office:value-type="float" office:value="0.008">
            <text:p>0.008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Zr</text:p>
          </table:table-cell>
          <table:table-cell table:style-name="ce1" office:value-type="float" office:value="4">
            <text:p>4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18.1668">
            <text:p>18.166800</text:p>
          </table:table-cell>
          <table:table-cell table:style-name="ce1" office:value-type="float" office:value="1.2148">
            <text:p>1.214800</text:p>
          </table:table-cell>
          <table:table-cell table:style-name="ce1" office:value-type="float" office:value="10.0562">
            <text:p>10.056200</text:p>
          </table:table-cell>
          <table:table-cell table:style-name="ce1" office:value-type="float" office:value="10.1483">
            <text:p>10.148300</text:p>
          </table:table-cell>
          <table:table-cell table:style-name="ce1" office:value-type="float" office:value="1.01118">
            <text:p>1.011180</text:p>
          </table:table-cell>
          <table:table-cell table:style-name="ce1" office:value-type="float" office:value="21.6054">
            <text:p>21.605400</text:p>
          </table:table-cell>
          <table:table-cell table:style-name="ce1" office:value-type="float" office:value="-2.6479">
            <text:p>-2.647900</text:p>
          </table:table-cell>
          <table:table-cell table:style-name="ce1" office:value-type="float" office:value="-0.10276">
            <text:p>-0.102760</text:p>
          </table:table-cell>
          <table:table-cell table:style-name="ce1" office:value-type="float" office:value="9.41454">
            <text:p>9.414540</text:p>
          </table:table-cell>
          <table:table-cell table:style-name="ce1" office:value-type="float" office:value="0.004">
            <text:p>0.004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1">
            <text:p>0.00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Nb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17.6142">
            <text:p>17.614200</text:p>
          </table:table-cell>
          <table:table-cell table:style-name="ce1" office:value-type="float" office:value="1.18865">
            <text:p>1.188650</text:p>
          </table:table-cell>
          <table:table-cell table:style-name="ce1" office:value-type="float" office:value="12.0144">
            <text:p>12.014400</text:p>
          </table:table-cell>
          <table:table-cell table:style-name="ce1" office:value-type="float" office:value="11.766">
            <text:p>11.766000</text:p>
          </table:table-cell>
          <table:table-cell table:style-name="ce1" office:value-type="float" office:value="4.04183">
            <text:p>4.041830</text:p>
          </table:table-cell>
          <table:table-cell table:style-name="ce1" office:value-type="float" office:value="0.204785">
            <text:p>0.204785</text:p>
          </table:table-cell>
          <table:table-cell table:style-name="ce1" office:value-type="float" office:value="3.53346">
            <text:p>3.533460</text:p>
          </table:table-cell>
          <table:table-cell table:style-name="ce1" office:value-type="float" office:value="69.7957">
            <text:p>69.795700</text:p>
          </table:table-cell>
          <table:table-cell table:style-name="ce1" office:value-type="float" office:value="3.75591">
            <text:p>3.755910</text:p>
          </table:table-cell>
          <table:table-cell table:style-name="ce1" office:value-type="float" office:value="0.042">
            <text:p>0.042000</text:p>
          </table:table-cell>
          <table:table-cell table:style-name="ce1" office:value-type="float" office:value="0.08">
            <text:p>0.080000</text:p>
          </table:table-cell>
          <table:table-cell table:style-name="ce1" office:value-type="float" office:value="0.011">
            <text:p>0.01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Nb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19.8812">
            <text:p>19.881200</text:p>
          </table:table-cell>
          <table:table-cell table:style-name="ce1" office:value-type="float" office:value="0.019175">
            <text:p>0.019175</text:p>
          </table:table-cell>
          <table:table-cell table:style-name="ce1" office:value-type="float" office:value="18.0653">
            <text:p>18.065300</text:p>
          </table:table-cell>
          <table:table-cell table:style-name="ce1" office:value-type="float" office:value="1.13305">
            <text:p>1.133050</text:p>
          </table:table-cell>
          <table:table-cell table:style-name="ce1" office:value-type="float" office:value="11.0177">
            <text:p>11.017700</text:p>
          </table:table-cell>
          <table:table-cell table:style-name="ce1" office:value-type="float" office:value="10.1621">
            <text:p>10.162100</text:p>
          </table:table-cell>
          <table:table-cell table:style-name="ce1" office:value-type="float" office:value="1.94715">
            <text:p>1.947150</text:p>
          </table:table-cell>
          <table:table-cell table:style-name="ce1" office:value-type="float" office:value="28.3389">
            <text:p>28.338900</text:p>
          </table:table-cell>
          <table:table-cell table:style-name="ce1" office:value-type="float" office:value="-12.912">
            <text:p>-12.912000</text:p>
          </table:table-cell>
          <table:table-cell table:style-name="ce1" office:value-type="float" office:value="0.006">
            <text:p>0.006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2">
            <text:p>0.002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Nb</text:p>
          </table:table-cell>
          <table:table-cell table:style-name="ce1" office:value-type="float" office:value="5">
            <text:p>5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17.9163">
            <text:p>17.916300</text:p>
          </table:table-cell>
          <table:table-cell table:style-name="ce1" office:value-type="float" office:value="1.12446">
            <text:p>1.124460</text:p>
          </table:table-cell>
          <table:table-cell table:style-name="ce1" office:value-type="float" office:value="13.3417">
            <text:p>13.341700</text:p>
          </table:table-cell>
          <table:table-cell table:style-name="ce1" office:value-type="float" office:value="0.028781">
            <text:p>0.028781</text:p>
          </table:table-cell>
          <table:table-cell table:style-name="ce1" office:value-type="float" office:value="10.799">
            <text:p>10.799000</text:p>
          </table:table-cell>
          <table:table-cell table:style-name="ce1" office:value-type="float" office:value="9.28206">
            <text:p>9.282060</text:p>
          </table:table-cell>
          <table:table-cell table:style-name="ce1" office:value-type="float" office:value="0.337905">
            <text:p>0.337905</text:p>
          </table:table-cell>
          <table:table-cell table:style-name="ce1" office:value-type="float" office:value="25.7228">
            <text:p>25.722800</text:p>
          </table:table-cell>
          <table:table-cell table:style-name="ce1" office:value-type="float" office:value="-6.3934">
            <text:p>-6.393400</text:p>
          </table:table-cell>
          <table:table-cell table:style-name="ce1" office:value-type="float" office:value="0.007">
            <text:p>0.007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3">
            <text:p>0.003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Mo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3.7025">
            <text:p>3.702500</text:p>
          </table:table-cell>
          <table:table-cell table:style-name="ce1" office:value-type="float" office:value="0.2772">
            <text:p>0.277200</text:p>
          </table:table-cell>
          <table:table-cell table:style-name="ce1" office:value-type="float" office:value="17.2356">
            <text:p>17.235600</text:p>
          </table:table-cell>
          <table:table-cell table:style-name="ce1" office:value-type="float" office:value="1.0958">
            <text:p>1.095800</text:p>
          </table:table-cell>
          <table:table-cell table:style-name="ce1" office:value-type="float" office:value="12.8876">
            <text:p>12.887600</text:p>
          </table:table-cell>
          <table:table-cell table:style-name="ce1" office:value-type="float" office:value="11.004">
            <text:p>11.004000</text:p>
          </table:table-cell>
          <table:table-cell table:style-name="ce1" office:value-type="float" office:value="3.7429">
            <text:p>3.742900</text:p>
          </table:table-cell>
          <table:table-cell table:style-name="ce1" office:value-type="float" office:value="61.6584">
            <text:p>61.658400</text:p>
          </table:table-cell>
          <table:table-cell table:style-name="ce1" office:value-type="float" office:value="4.3875">
            <text:p>4.387500</text:p>
          </table:table-cell>
          <table:table-cell table:style-name="ce1" office:value-type="float" office:value="0.046">
            <text:p>0.046000</text:p>
          </table:table-cell>
          <table:table-cell table:style-name="ce1" office:value-type="float" office:value="0.08">
            <text:p>0.080000</text:p>
          </table:table-cell>
          <table:table-cell table:style-name="ce1" office:value-type="float" office:value="0.012">
            <text:p>0.012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Mo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1.1664">
            <text:p>21.166400</text:p>
          </table:table-cell>
          <table:table-cell table:style-name="ce1" office:value-type="float" office:value="0.014734">
            <text:p>0.014734</text:p>
          </table:table-cell>
          <table:table-cell table:style-name="ce1" office:value-type="float" office:value="18.2017">
            <text:p>18.201700</text:p>
          </table:table-cell>
          <table:table-cell table:style-name="ce1" office:value-type="float" office:value="1.03031">
            <text:p>1.030310</text:p>
          </table:table-cell>
          <table:table-cell table:style-name="ce1" office:value-type="float" office:value="11.7423">
            <text:p>11.742300</text:p>
          </table:table-cell>
          <table:table-cell table:style-name="ce1" office:value-type="float" office:value="9.53659">
            <text:p>9.536590</text:p>
          </table:table-cell>
          <table:table-cell table:style-name="ce1" office:value-type="float" office:value="2.30951">
            <text:p>2.309510</text:p>
          </table:table-cell>
          <table:table-cell table:style-name="ce1" office:value-type="float" office:value="26.6307">
            <text:p>26.630700</text:p>
          </table:table-cell>
          <table:table-cell table:style-name="ce1" office:value-type="float" office:value="-14.421">
            <text:p>-14.421000</text:p>
          </table:table-cell>
          <table:table-cell table:style-name="ce1" office:value-type="float" office:value="0.009">
            <text:p>0.009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3">
            <text:p>0.003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Mo</text:p>
          </table:table-cell>
          <table:table-cell table:style-name="ce1" office:value-type="float" office:value="5">
            <text:p>5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1.0149">
            <text:p>21.014900</text:p>
          </table:table-cell>
          <table:table-cell table:style-name="ce1" office:value-type="float" office:value="0.014345">
            <text:p>0.014345</text:p>
          </table:table-cell>
          <table:table-cell table:style-name="ce1" office:value-type="float" office:value="18.0992">
            <text:p>18.099200</text:p>
          </table:table-cell>
          <table:table-cell table:style-name="ce1" office:value-type="float" office:value="1.02238">
            <text:p>1.022380</text:p>
          </table:table-cell>
          <table:table-cell table:style-name="ce1" office:value-type="float" office:value="11.4632">
            <text:p>11.463200</text:p>
          </table:table-cell>
          <table:table-cell table:style-name="ce1" office:value-type="float" office:value="8.78809">
            <text:p>8.788090</text:p>
          </table:table-cell>
          <table:table-cell table:style-name="ce1" office:value-type="float" office:value="0.740625">
            <text:p>0.740625</text:p>
          </table:table-cell>
          <table:table-cell table:style-name="ce1" office:value-type="float" office:value="23.3452">
            <text:p>23.345200</text:p>
          </table:table-cell>
          <table:table-cell table:style-name="ce1" office:value-type="float" office:value="-14.316">
            <text:p>-14.316000</text:p>
          </table:table-cell>
          <table:table-cell table:style-name="ce1" office:value-type="float" office:value="0.01">
            <text:p>0.010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3">
            <text:p>0.003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Mo</text:p>
          </table:table-cell>
          <table:table-cell table:style-name="ce1" office:value-type="float" office:value="6">
            <text:p>6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17.8871">
            <text:p>17.887100</text:p>
          </table:table-cell>
          <table:table-cell table:style-name="ce1" office:value-type="float" office:value="1.03649">
            <text:p>1.036490</text:p>
          </table:table-cell>
          <table:table-cell table:style-name="ce1" office:value-type="float" office:value="11.175">
            <text:p>11.175000</text:p>
          </table:table-cell>
          <table:table-cell table:style-name="ce1" office:value-type="float" office:value="8.48061">
            <text:p>8.480610</text:p>
          </table:table-cell>
          <table:table-cell table:style-name="ce1" office:value-type="float" office:value="6.57891">
            <text:p>6.578910</text:p>
          </table:table-cell>
          <table:table-cell table:style-name="ce1" office:value-type="float" office:value="0.058881">
            <text:p>0.058881</text:p>
          </table:table-cell>
          <table:table-cell table:number-columns-repeated="2" table:style-name="ce1" office:value-type="float" office:value="0">
            <text:p>0.000000</text:p>
          </table:table-cell>
          <table:table-cell table:style-name="ce1" office:value-type="float" office:value="0.344941">
            <text:p>0.344941</text:p>
          </table:table-cell>
          <table:table-cell table:style-name="ce1" office:value-type="float" office:value="0.014">
            <text:p>0.014000</text:p>
          </table:table-cell>
          <table:table-cell table:style-name="ce1" office:value-type="float" office:value="0">
            <text:p>0.000000</text:p>
          </table:table-cell>
          <table:table-cell table:style-name="ce1" office:value-type="float" office:value="0.006">
            <text:p>0.006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Tc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19.1301">
            <text:p>19.130100</text:p>
          </table:table-cell>
          <table:table-cell table:style-name="ce1" office:value-type="float" office:value="0.864132">
            <text:p>0.864132</text:p>
          </table:table-cell>
          <table:table-cell table:style-name="ce1" office:value-type="float" office:value="11.0948">
            <text:p>11.094800</text:p>
          </table:table-cell>
          <table:table-cell table:style-name="ce1" office:value-type="float" office:value="8.14487">
            <text:p>8.144870</text:p>
          </table:table-cell>
          <table:table-cell table:style-name="ce1" office:value-type="float" office:value="4.64901">
            <text:p>4.649010</text:p>
          </table:table-cell>
          <table:table-cell table:style-name="ce1" office:value-type="float" office:value="21.5707">
            <text:p>21.570700</text:p>
          </table:table-cell>
          <table:table-cell table:style-name="ce1" office:value-type="float" office:value="2.71263">
            <text:p>2.712630</text:p>
          </table:table-cell>
          <table:table-cell table:style-name="ce1" office:value-type="float" office:value="86.8472">
            <text:p>86.847200</text:p>
          </table:table-cell>
          <table:table-cell table:style-name="ce1" office:value-type="float" office:value="5.40428">
            <text:p>5.404280</text:p>
          </table:table-cell>
          <table:table-cell table:style-name="ce1" office:value-type="float" office:value="0.061">
            <text:p>0.061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11">
            <text:p>0.01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Ru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19.2674">
            <text:p>19.267400</text:p>
          </table:table-cell>
          <table:table-cell table:style-name="ce1" office:value-type="float" office:value="0.80852">
            <text:p>0.808520</text:p>
          </table:table-cell>
          <table:table-cell table:style-name="ce1" office:value-type="float" office:value="12.9182">
            <text:p>12.918200</text:p>
          </table:table-cell>
          <table:table-cell table:style-name="ce1" office:value-type="float" office:value="8.43467">
            <text:p>8.434670</text:p>
          </table:table-cell>
          <table:table-cell table:style-name="ce1" office:value-type="float" office:value="4.86337">
            <text:p>4.863370</text:p>
          </table:table-cell>
          <table:table-cell table:style-name="ce1" office:value-type="float" office:value="24.7997">
            <text:p>24.799700</text:p>
          </table:table-cell>
          <table:table-cell table:style-name="ce1" office:value-type="float" office:value="1.56756">
            <text:p>1.567560</text:p>
          </table:table-cell>
          <table:table-cell table:style-name="ce1" office:value-type="float" office:value="94.2928">
            <text:p>94.292800</text:p>
          </table:table-cell>
          <table:table-cell table:style-name="ce1" office:value-type="float" office:value="5.37814">
            <text:p>5.378140</text:p>
          </table:table-cell>
          <table:table-cell table:style-name="ce1" office:value-type="float" office:value="0.041">
            <text:p>0.041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6">
            <text:p>0.006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Ru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18.5638">
            <text:p>18.563800</text:p>
          </table:table-cell>
          <table:table-cell table:style-name="ce1" office:value-type="float" office:value="0.847329">
            <text:p>0.847329</text:p>
          </table:table-cell>
          <table:table-cell table:style-name="ce1" office:value-type="float" office:value="13.2885">
            <text:p>13.288500</text:p>
          </table:table-cell>
          <table:table-cell table:style-name="ce1" office:value-type="float" office:value="8.37164">
            <text:p>8.371640</text:p>
          </table:table-cell>
          <table:table-cell table:style-name="ce1" office:value-type="float" office:value="9.32602">
            <text:p>9.326020</text:p>
          </table:table-cell>
          <table:table-cell table:style-name="ce1" office:value-type="float" office:value="0.017662">
            <text:p>0.017662</text:p>
          </table:table-cell>
          <table:table-cell table:style-name="ce1" office:value-type="float" office:value="3.00964">
            <text:p>3.009640</text:p>
          </table:table-cell>
          <table:table-cell table:style-name="ce1" office:value-type="float" office:value="22.887">
            <text:p>22.887000</text:p>
          </table:table-cell>
          <table:table-cell table:style-name="ce1" office:value-type="float" office:value="-3.1892">
            <text:p>-3.189200</text:p>
          </table:table-cell>
          <table:table-cell table:style-name="ce1" office:value-type="float" office:value="0.013">
            <text:p>0.013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4">
            <text:p>0.004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Ru</text:p>
          </table:table-cell>
          <table:table-cell table:style-name="ce1" office:value-type="float" office:value="4">
            <text:p>4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18.5003">
            <text:p>18.500300</text:p>
          </table:table-cell>
          <table:table-cell table:style-name="ce1" office:value-type="float" office:value="0.844582">
            <text:p>0.844582</text:p>
          </table:table-cell>
          <table:table-cell table:style-name="ce1" office:value-type="float" office:value="13.1787">
            <text:p>13.178700</text:p>
          </table:table-cell>
          <table:table-cell table:style-name="ce1" office:value-type="float" office:value="8.12534">
            <text:p>8.125340</text:p>
          </table:table-cell>
          <table:table-cell table:style-name="ce1" office:value-type="float" office:value="4.71304">
            <text:p>4.713040</text:p>
          </table:table-cell>
          <table:table-cell table:style-name="ce1" office:value-type="float" office:value="0.36495">
            <text:p>0.364950</text:p>
          </table:table-cell>
          <table:table-cell table:style-name="ce1" office:value-type="float" office:value="2.18535">
            <text:p>2.185350</text:p>
          </table:table-cell>
          <table:table-cell table:style-name="ce1" office:value-type="float" office:value="20.8504">
            <text:p>20.850400</text:p>
          </table:table-cell>
          <table:table-cell table:style-name="ce1" office:value-type="float" office:value="1.42357">
            <text:p>1.423570</text:p>
          </table:table-cell>
          <table:table-cell table:style-name="ce1" office:value-type="float" office:value="0.014">
            <text:p>0.014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4">
            <text:p>0.004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Rh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19.2957">
            <text:p>19.295700</text:p>
          </table:table-cell>
          <table:table-cell table:style-name="ce1" office:value-type="float" office:value="0.751536">
            <text:p>0.751536</text:p>
          </table:table-cell>
          <table:table-cell table:style-name="ce1" office:value-type="float" office:value="14.3501">
            <text:p>14.350100</text:p>
          </table:table-cell>
          <table:table-cell table:style-name="ce1" office:value-type="float" office:value="8.21758">
            <text:p>8.217580</text:p>
          </table:table-cell>
          <table:table-cell table:style-name="ce1" office:value-type="float" office:value="4.73425">
            <text:p>4.734250</text:p>
          </table:table-cell>
          <table:table-cell table:style-name="ce1" office:value-type="float" office:value="25.8749">
            <text:p>25.874900</text:p>
          </table:table-cell>
          <table:table-cell table:style-name="ce1" office:value-type="float" office:value="1.28918">
            <text:p>1.289180</text:p>
          </table:table-cell>
          <table:table-cell table:style-name="ce1" office:value-type="float" office:value="98.6062">
            <text:p>98.606200</text:p>
          </table:table-cell>
          <table:table-cell table:style-name="ce1" office:value-type="float" office:value="5.328">
            <text:p>5.328000</text:p>
          </table:table-cell>
          <table:table-cell table:style-name="ce1" office:value-type="float" office:value="0.021">
            <text:p>0.021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4">
            <text:p>0.004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Rh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18.8785">
            <text:p>18.878500</text:p>
          </table:table-cell>
          <table:table-cell table:style-name="ce1" office:value-type="float" office:value="0.764252">
            <text:p>0.764252</text:p>
          </table:table-cell>
          <table:table-cell table:style-name="ce1" office:value-type="float" office:value="14.1259">
            <text:p>14.125900</text:p>
          </table:table-cell>
          <table:table-cell table:style-name="ce1" office:value-type="float" office:value="7.84438">
            <text:p>7.844380</text:p>
          </table:table-cell>
          <table:table-cell table:style-name="ce1" office:value-type="float" office:value="3.32515">
            <text:p>3.325150</text:p>
          </table:table-cell>
          <table:table-cell table:style-name="ce1" office:value-type="float" office:value="21.2487">
            <text:p>21.248700</text:p>
          </table:table-cell>
          <table:table-cell table:style-name="ce1" office:value-type="float" office:value="-6.1989">
            <text:p>-6.198900</text:p>
          </table:table-cell>
          <table:table-cell table:style-name="ce1" office:value-type="float" office:value="-0.01036">
            <text:p>-0.010360</text:p>
          </table:table-cell>
          <table:table-cell table:style-name="ce1" office:value-type="float" office:value="11.8678">
            <text:p>11.867800</text:p>
          </table:table-cell>
          <table:table-cell table:style-name="ce1" office:value-type="float" office:value="0.014">
            <text:p>0.014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4">
            <text:p>0.004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Rh</text:p>
          </table:table-cell>
          <table:table-cell table:style-name="ce1" office:value-type="float" office:value="4">
            <text:p>4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18.8545">
            <text:p>18.854500</text:p>
          </table:table-cell>
          <table:table-cell table:style-name="ce1" office:value-type="float" office:value="0.760825">
            <text:p>0.760825</text:p>
          </table:table-cell>
          <table:table-cell table:style-name="ce1" office:value-type="float" office:value="13.9806">
            <text:p>13.980600</text:p>
          </table:table-cell>
          <table:table-cell table:style-name="ce1" office:value-type="float" office:value="7.62436">
            <text:p>7.624360</text:p>
          </table:table-cell>
          <table:table-cell table:style-name="ce1" office:value-type="float" office:value="2.53464">
            <text:p>2.534640</text:p>
          </table:table-cell>
          <table:table-cell table:style-name="ce1" office:value-type="float" office:value="19.3317">
            <text:p>19.331700</text:p>
          </table:table-cell>
          <table:table-cell table:style-name="ce1" office:value-type="float" office:value="-5.6526">
            <text:p>-5.652600</text:p>
          </table:table-cell>
          <table:table-cell table:style-name="ce1" office:value-type="float" office:value="-0.0102">
            <text:p>-0.010200</text:p>
          </table:table-cell>
          <table:table-cell table:style-name="ce1" office:value-type="float" office:value="11.2835">
            <text:p>11.283500</text:p>
          </table:table-cell>
          <table:table-cell table:style-name="ce1" office:value-type="float" office:value="0.014">
            <text:p>0.014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3">
            <text:p>0.003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d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19.3319">
            <text:p>19.331900</text:p>
          </table:table-cell>
          <table:table-cell table:style-name="ce1" office:value-type="float" office:value="0.698655">
            <text:p>0.698655</text:p>
          </table:table-cell>
          <table:table-cell table:style-name="ce1" office:value-type="float" office:value="15.5017">
            <text:p>15.501700</text:p>
          </table:table-cell>
          <table:table-cell table:style-name="ce1" office:value-type="float" office:value="7.98929">
            <text:p>7.989290</text:p>
          </table:table-cell>
          <table:table-cell table:style-name="ce1" office:value-type="float" office:value="5.29537">
            <text:p>5.295370</text:p>
          </table:table-cell>
          <table:table-cell table:style-name="ce1" office:value-type="float" office:value="25.2052">
            <text:p>25.205200</text:p>
          </table:table-cell>
          <table:table-cell table:style-name="ce1" office:value-type="float" office:value="0.605844">
            <text:p>0.605844</text:p>
          </table:table-cell>
          <table:table-cell table:style-name="ce1" office:value-type="float" office:value="76.8986">
            <text:p>76.898600</text:p>
          </table:table-cell>
          <table:table-cell table:style-name="ce1" office:value-type="float" office:value="5.26593">
            <text:p>5.265930</text:p>
          </table:table-cell>
          <table:table-cell table:style-name="ce1" office:value-type="float" office:value="0.012">
            <text:p>0.012000</text:p>
          </table:table-cell>
          <table:table-cell table:style-name="ce1" office:value-type="float" office:value="1.08">
            <text:p>1.080000</text:p>
          </table:table-cell>
          <table:table-cell table:style-name="ce1" office:value-type="float" office:value="0.005">
            <text:p>0.005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d</text:p>
          </table:table-cell>
          <table:table-cell table:style-name="ce1" office:value-type="float" office:value="2">
            <text:p>2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19.1701">
            <text:p>19.170100</text:p>
          </table:table-cell>
          <table:table-cell table:style-name="ce1" office:value-type="float" office:value="0.696219">
            <text:p>0.696219</text:p>
          </table:table-cell>
          <table:table-cell table:style-name="ce1" office:value-type="float" office:value="15.2096">
            <text:p>15.209600</text:p>
          </table:table-cell>
          <table:table-cell table:style-name="ce1" office:value-type="float" office:value="7.55573">
            <text:p>7.555730</text:p>
          </table:table-cell>
          <table:table-cell table:style-name="ce1" office:value-type="float" office:value="4.32234">
            <text:p>4.322340</text:p>
          </table:table-cell>
          <table:table-cell table:style-name="ce1" office:value-type="float" office:value="22.5057">
            <text:p>22.505700</text:p>
          </table:table-cell>
          <table:table-cell table:number-columns-repeated="2" table:style-name="ce1" office:value-type="float" office:value="0">
            <text:p>0.000000</text:p>
          </table:table-cell>
          <table:table-cell table:style-name="ce1" office:value-type="float" office:value="5.2916">
            <text:p>5.291600</text:p>
          </table:table-cell>
          <table:table-cell table:style-name="ce1" office:value-type="float" office:value="0.011">
            <text:p>0.011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4">
            <text:p>0.004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d</text:p>
          </table:table-cell>
          <table:table-cell table:style-name="ce1" office:value-type="float" office:value="4">
            <text:p>4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19.2493">
            <text:p>19.249300</text:p>
          </table:table-cell>
          <table:table-cell table:style-name="ce1" office:value-type="float" office:value="0.683839">
            <text:p>0.683839</text:p>
          </table:table-cell>
          <table:table-cell table:style-name="ce1" office:value-type="float" office:value="14.79">
            <text:p>14.790000</text:p>
          </table:table-cell>
          <table:table-cell table:style-name="ce1" office:value-type="float" office:value="7.14833">
            <text:p>7.148330</text:p>
          </table:table-cell>
          <table:table-cell table:style-name="ce1" office:value-type="float" office:value="2.89289">
            <text:p>2.892890</text:p>
          </table:table-cell>
          <table:table-cell table:style-name="ce1" office:value-type="float" office:value="17.9144">
            <text:p>17.914400</text:p>
          </table:table-cell>
          <table:table-cell table:style-name="ce1" office:value-type="float" office:value="-7.9492">
            <text:p>-7.949200</text:p>
          </table:table-cell>
          <table:table-cell table:style-name="ce1" office:value-type="float" office:value="0.005127">
            <text:p>0.005127</text:p>
          </table:table-cell>
          <table:table-cell table:style-name="ce1" office:value-type="float" office:value="13.0174">
            <text:p>13.017400</text:p>
          </table:table-cell>
          <table:table-cell table:style-name="ce1" office:value-type="float" office:value="0.014">
            <text:p>0.014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3">
            <text:p>0.003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Ag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19.2808">
            <text:p>19.280800</text:p>
          </table:table-cell>
          <table:table-cell table:style-name="ce1" office:value-type="float" office:value="0.6446">
            <text:p>0.644600</text:p>
          </table:table-cell>
          <table:table-cell table:style-name="ce1" office:value-type="float" office:value="16.6885">
            <text:p>16.688500</text:p>
          </table:table-cell>
          <table:table-cell table:style-name="ce1" office:value-type="float" office:value="7.4726">
            <text:p>7.472600</text:p>
          </table:table-cell>
          <table:table-cell table:style-name="ce1" office:value-type="float" office:value="4.8045">
            <text:p>4.804500</text:p>
          </table:table-cell>
          <table:table-cell table:style-name="ce1" office:value-type="float" office:value="24.6605">
            <text:p>24.660500</text:p>
          </table:table-cell>
          <table:table-cell table:style-name="ce1" office:value-type="float" office:value="1.0463">
            <text:p>1.046300</text:p>
          </table:table-cell>
          <table:table-cell table:style-name="ce1" office:value-type="float" office:value="99.8156">
            <text:p>99.815600</text:p>
          </table:table-cell>
          <table:table-cell table:style-name="ce1" office:value-type="float" office:value="5.179">
            <text:p>5.179000</text:p>
          </table:table-cell>
          <table:table-cell table:style-name="ce1" office:value-type="float" office:value="0.016">
            <text:p>0.016000</text:p>
          </table:table-cell>
          <table:table-cell table:style-name="ce1" office:value-type="float" office:value="1.14">
            <text:p>1.140000</text:p>
          </table:table-cell>
          <table:table-cell table:style-name="ce1" office:value-type="float" office:value="0.007">
            <text:p>0.007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Ag</text:p>
          </table:table-cell>
          <table:table-cell table:style-name="ce1" office:value-type="float" office:value="1">
            <text:p>1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19.1812">
            <text:p>19.181200</text:p>
          </table:table-cell>
          <table:table-cell table:style-name="ce1" office:value-type="float" office:value="0.646179">
            <text:p>0.646179</text:p>
          </table:table-cell>
          <table:table-cell table:style-name="ce1" office:value-type="float" office:value="15.9719">
            <text:p>15.971900</text:p>
          </table:table-cell>
          <table:table-cell table:style-name="ce1" office:value-type="float" office:value="7.19123">
            <text:p>7.191230</text:p>
          </table:table-cell>
          <table:table-cell table:style-name="ce1" office:value-type="float" office:value="5.27475">
            <text:p>5.274750</text:p>
          </table:table-cell>
          <table:table-cell table:style-name="ce1" office:value-type="float" office:value="21.7326">
            <text:p>21.732600</text:p>
          </table:table-cell>
          <table:table-cell table:style-name="ce1" office:value-type="float" office:value="0.357534">
            <text:p>0.357534</text:p>
          </table:table-cell>
          <table:table-cell table:style-name="ce1" office:value-type="float" office:value="66.1147">
            <text:p>66.114700</text:p>
          </table:table-cell>
          <table:table-cell table:style-name="ce1" office:value-type="float" office:value="5.21572">
            <text:p>5.215720</text:p>
          </table:table-cell>
          <table:table-cell table:style-name="ce1" office:value-type="float" office:value="0.012">
            <text:p>0.012000</text:p>
          </table:table-cell>
          <table:table-cell table:style-name="ce1" office:value-type="float" office:value="1.13">
            <text:p>1.130000</text:p>
          </table:table-cell>
          <table:table-cell table:style-name="ce1" office:value-type="float" office:value="0.005">
            <text:p>0.005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Ag</text:p>
          </table:table-cell>
          <table:table-cell table:style-name="ce1" office:value-type="float" office:value="2">
            <text:p>2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19.1643">
            <text:p>19.164300</text:p>
          </table:table-cell>
          <table:table-cell table:style-name="ce1" office:value-type="float" office:value="0.645643">
            <text:p>0.645643</text:p>
          </table:table-cell>
          <table:table-cell table:style-name="ce1" office:value-type="float" office:value="16.2456">
            <text:p>16.245600</text:p>
          </table:table-cell>
          <table:table-cell table:style-name="ce1" office:value-type="float" office:value="7.18544">
            <text:p>7.185440</text:p>
          </table:table-cell>
          <table:table-cell table:style-name="ce1" office:value-type="float" office:value="4.3709">
            <text:p>4.370900</text:p>
          </table:table-cell>
          <table:table-cell table:style-name="ce1" office:value-type="float" office:value="21.4072">
            <text:p>21.407200</text:p>
          </table:table-cell>
          <table:table-cell table:number-columns-repeated="2" table:style-name="ce1" office:value-type="float" office:value="0">
            <text:p>0.000000</text:p>
          </table:table-cell>
          <table:table-cell table:style-name="ce1" office:value-type="float" office:value="5.21404">
            <text:p>5.214040</text:p>
          </table:table-cell>
          <table:table-cell table:style-name="ce1" office:value-type="float" office:value="0.011">
            <text:p>0.011000</text:p>
          </table:table-cell>
          <table:table-cell table:style-name="ce1" office:value-type="float" office:value="1.14">
            <text:p>1.140000</text:p>
          </table:table-cell>
          <table:table-cell table:style-name="ce1" office:value-type="float" office:value="0.005">
            <text:p>0.005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Cd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19.2214">
            <text:p>19.221400</text:p>
          </table:table-cell>
          <table:table-cell table:style-name="ce1" office:value-type="float" office:value="0.5946">
            <text:p>0.594600</text:p>
          </table:table-cell>
          <table:table-cell table:style-name="ce1" office:value-type="float" office:value="17.6444">
            <text:p>17.644400</text:p>
          </table:table-cell>
          <table:table-cell table:style-name="ce1" office:value-type="float" office:value="6.9089">
            <text:p>6.908900</text:p>
          </table:table-cell>
          <table:table-cell table:style-name="ce1" office:value-type="float" office:value="4.461">
            <text:p>4.461000</text:p>
          </table:table-cell>
          <table:table-cell table:style-name="ce1" office:value-type="float" office:value="24.7008">
            <text:p>24.700800</text:p>
          </table:table-cell>
          <table:table-cell table:style-name="ce1" office:value-type="float" office:value="1.6029">
            <text:p>1.602900</text:p>
          </table:table-cell>
          <table:table-cell table:style-name="ce1" office:value-type="float" office:value="87.4825">
            <text:p>87.482500</text:p>
          </table:table-cell>
          <table:table-cell table:style-name="ce1" office:value-type="float" office:value="5.0694">
            <text:p>5.069400</text:p>
          </table:table-cell>
          <table:table-cell table:style-name="ce1" office:value-type="float" office:value="0.02">
            <text:p>0.020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8">
            <text:p>0.008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Cd</text:p>
          </table:table-cell>
          <table:table-cell table:style-name="ce1" office:value-type="float" office:value="2">
            <text:p>2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19.1514">
            <text:p>19.151400</text:p>
          </table:table-cell>
          <table:table-cell table:style-name="ce1" office:value-type="float" office:value="0.597922">
            <text:p>0.597922</text:p>
          </table:table-cell>
          <table:table-cell table:style-name="ce1" office:value-type="float" office:value="17.2535">
            <text:p>17.253500</text:p>
          </table:table-cell>
          <table:table-cell table:style-name="ce1" office:value-type="float" office:value="6.80639">
            <text:p>6.806390</text:p>
          </table:table-cell>
          <table:table-cell table:style-name="ce1" office:value-type="float" office:value="4.47128">
            <text:p>4.471280</text:p>
          </table:table-cell>
          <table:table-cell table:style-name="ce1" office:value-type="float" office:value="20.2521">
            <text:p>20.252100</text:p>
          </table:table-cell>
          <table:table-cell table:number-columns-repeated="2" table:style-name="ce1" office:value-type="float" office:value="0">
            <text:p>0.000000</text:p>
          </table:table-cell>
          <table:table-cell table:style-name="ce1" office:value-type="float" office:value="5.11937">
            <text:p>5.119370</text:p>
          </table:table-cell>
          <table:table-cell table:style-name="ce1" office:value-type="float" office:value="0.014">
            <text:p>0.014000</text:p>
          </table:table-cell>
          <table:table-cell table:style-name="ce1" office:value-type="float" office:value="1.17">
            <text:p>1.170000</text:p>
          </table:table-cell>
          <table:table-cell table:style-name="ce1" office:value-type="float" office:value="0.007">
            <text:p>0.007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In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19.1624">
            <text:p>19.162400</text:p>
          </table:table-cell>
          <table:table-cell table:style-name="ce1" office:value-type="float" office:value="0.5476">
            <text:p>0.547600</text:p>
          </table:table-cell>
          <table:table-cell table:style-name="ce1" office:value-type="float" office:value="18.5596">
            <text:p>18.559600</text:p>
          </table:table-cell>
          <table:table-cell table:style-name="ce1" office:value-type="float" office:value="6.3776">
            <text:p>6.377600</text:p>
          </table:table-cell>
          <table:table-cell table:style-name="ce1" office:value-type="float" office:value="4.2948">
            <text:p>4.294800</text:p>
          </table:table-cell>
          <table:table-cell table:style-name="ce1" office:value-type="float" office:value="25.8499">
            <text:p>25.849900</text:p>
          </table:table-cell>
          <table:table-cell table:style-name="ce1" office:value-type="float" office:value="2.0396">
            <text:p>2.039600</text:p>
          </table:table-cell>
          <table:table-cell table:style-name="ce1" office:value-type="float" office:value="92.8029">
            <text:p>92.802900</text:p>
          </table:table-cell>
          <table:table-cell table:style-name="ce1" office:value-type="float" office:value="4.9391">
            <text:p>4.939100</text:p>
          </table:table-cell>
          <table:table-cell table:style-name="ce1" office:value-type="float" office:value="0.027">
            <text:p>0.027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9">
            <text:p>0.009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In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19.1045">
            <text:p>19.104500</text:p>
          </table:table-cell>
          <table:table-cell table:style-name="ce1" office:value-type="float" office:value="0.551522">
            <text:p>0.551522</text:p>
          </table:table-cell>
          <table:table-cell table:style-name="ce1" office:value-type="float" office:value="18.1108">
            <text:p>18.110800</text:p>
          </table:table-cell>
          <table:table-cell table:style-name="ce1" office:value-type="float" office:value="6.3247">
            <text:p>6.324700</text:p>
          </table:table-cell>
          <table:table-cell table:style-name="ce1" office:value-type="float" office:value="3.78897">
            <text:p>3.788970</text:p>
          </table:table-cell>
          <table:table-cell table:style-name="ce1" office:value-type="float" office:value="17.3595">
            <text:p>17.359500</text:p>
          </table:table-cell>
          <table:table-cell table:number-columns-repeated="2" table:style-name="ce1" office:value-type="float" office:value="0">
            <text:p>0.000000</text:p>
          </table:table-cell>
          <table:table-cell table:style-name="ce1" office:value-type="float" office:value="4.99635">
            <text:p>4.996350</text:p>
          </table:table-cell>
          <table:table-cell table:style-name="ce1" office:value-type="float" office:value="0.022">
            <text:p>0.022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7">
            <text:p>0.007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n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19.1889">
            <text:p>19.188900</text:p>
          </table:table-cell>
          <table:table-cell table:style-name="ce1" office:value-type="float" office:value="5.8303">
            <text:p>5.830300</text:p>
          </table:table-cell>
          <table:table-cell table:style-name="ce1" office:value-type="float" office:value="19.1005">
            <text:p>19.100500</text:p>
          </table:table-cell>
          <table:table-cell table:style-name="ce1" office:value-type="float" office:value="0.5031">
            <text:p>0.503100</text:p>
          </table:table-cell>
          <table:table-cell table:style-name="ce1" office:value-type="float" office:value="4.4585">
            <text:p>4.458500</text:p>
          </table:table-cell>
          <table:table-cell table:style-name="ce1" office:value-type="float" office:value="26.8909">
            <text:p>26.890900</text:p>
          </table:table-cell>
          <table:table-cell table:style-name="ce1" office:value-type="float" office:value="2.4663">
            <text:p>2.466300</text:p>
          </table:table-cell>
          <table:table-cell table:style-name="ce1" office:value-type="float" office:value="83.9571">
            <text:p>83.957100</text:p>
          </table:table-cell>
          <table:table-cell table:style-name="ce1" office:value-type="float" office:value="4.7821">
            <text:p>4.782100</text:p>
          </table:table-cell>
          <table:table-cell table:style-name="ce1" office:value-type="float" office:value="0.032">
            <text:p>0.032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9">
            <text:p>0.009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n</text:p>
          </table:table-cell>
          <table:table-cell table:style-name="ce1" office:value-type="float" office:value="2">
            <text:p>2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19.1094">
            <text:p>19.109400</text:p>
          </table:table-cell>
          <table:table-cell table:style-name="ce1" office:value-type="float" office:value="0.5036">
            <text:p>0.503600</text:p>
          </table:table-cell>
          <table:table-cell table:style-name="ce1" office:value-type="float" office:value="19.0548">
            <text:p>19.054800</text:p>
          </table:table-cell>
          <table:table-cell table:style-name="ce1" office:value-type="float" office:value="5.8378">
            <text:p>5.837800</text:p>
          </table:table-cell>
          <table:table-cell table:style-name="ce1" office:value-type="float" office:value="4.5648">
            <text:p>4.564800</text:p>
          </table:table-cell>
          <table:table-cell table:style-name="ce1" office:value-type="float" office:value="23.3752">
            <text:p>23.375200</text:p>
          </table:table-cell>
          <table:table-cell table:style-name="ce1" office:value-type="float" office:value="0.487">
            <text:p>0.487000</text:p>
          </table:table-cell>
          <table:table-cell table:style-name="ce1" office:value-type="float" office:value="62.2061">
            <text:p>62.206100</text:p>
          </table:table-cell>
          <table:table-cell table:style-name="ce1" office:value-type="float" office:value="4.7861">
            <text:p>4.786100</text:p>
          </table:table-cell>
          <table:table-cell table:style-name="ce1" office:value-type="float" office:value="0.032">
            <text:p>0.032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9">
            <text:p>0.009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n</text:p>
          </table:table-cell>
          <table:table-cell table:style-name="ce1" office:value-type="float" office:value="4">
            <text:p>4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18.9333">
            <text:p>18.933300</text:p>
          </table:table-cell>
          <table:table-cell table:style-name="ce1" office:value-type="float" office:value="5.764">
            <text:p>5.764000</text:p>
          </table:table-cell>
          <table:table-cell table:style-name="ce1" office:value-type="float" office:value="19.7131">
            <text:p>19.713100</text:p>
          </table:table-cell>
          <table:table-cell table:style-name="ce1" office:value-type="float" office:value="0.4655">
            <text:p>0.465500</text:p>
          </table:table-cell>
          <table:table-cell table:style-name="ce1" office:value-type="float" office:value="3.4182">
            <text:p>3.418200</text:p>
          </table:table-cell>
          <table:table-cell table:style-name="ce1" office:value-type="float" office:value="14.0049">
            <text:p>14.004900</text:p>
          </table:table-cell>
          <table:table-cell table:style-name="ce1" office:value-type="float" office:value="0.0193">
            <text:p>0.019300</text:p>
          </table:table-cell>
          <table:table-cell table:style-name="ce1" office:value-type="float" office:value="-0.7583">
            <text:p>-0.758300</text:p>
          </table:table-cell>
          <table:table-cell table:style-name="ce1" office:value-type="float" office:value="3.9182">
            <text:p>3.918200</text:p>
          </table:table-cell>
          <table:table-cell table:style-name="ce1" office:value-type="float" office:value="0.016">
            <text:p>0.016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4">
            <text:p>0.004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b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19.6418">
            <text:p>19.641800</text:p>
          </table:table-cell>
          <table:table-cell table:style-name="ce1" office:value-type="float" office:value="5.3034">
            <text:p>5.303400</text:p>
          </table:table-cell>
          <table:table-cell table:style-name="ce1" office:value-type="float" office:value="19.0455">
            <text:p>19.045500</text:p>
          </table:table-cell>
          <table:table-cell table:style-name="ce1" office:value-type="float" office:value="0.4607">
            <text:p>0.460700</text:p>
          </table:table-cell>
          <table:table-cell table:style-name="ce1" office:value-type="float" office:value="5.0371">
            <text:p>5.037100</text:p>
          </table:table-cell>
          <table:table-cell table:style-name="ce1" office:value-type="float" office:value="27.9074">
            <text:p>27.907400</text:p>
          </table:table-cell>
          <table:table-cell table:style-name="ce1" office:value-type="float" office:value="2.6827">
            <text:p>2.682700</text:p>
          </table:table-cell>
          <table:table-cell table:style-name="ce1" office:value-type="float" office:value="75.2825">
            <text:p>75.282500</text:p>
          </table:table-cell>
          <table:table-cell table:style-name="ce1" office:value-type="float" office:value="4.5909">
            <text:p>4.590900</text:p>
          </table:table-cell>
          <table:table-cell table:style-name="ce1" office:value-type="float" office:value="0.035">
            <text:p>0.035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9">
            <text:p>0.009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b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18.9755">
            <text:p>18.975500</text:p>
          </table:table-cell>
          <table:table-cell table:style-name="ce1" office:value-type="float" office:value="0.467196">
            <text:p>0.467196</text:p>
          </table:table-cell>
          <table:table-cell table:style-name="ce1" office:value-type="float" office:value="18.933">
            <text:p>18.933000</text:p>
          </table:table-cell>
          <table:table-cell table:style-name="ce1" office:value-type="float" office:value="5.22126">
            <text:p>5.221260</text:p>
          </table:table-cell>
          <table:table-cell table:style-name="ce1" office:value-type="float" office:value="5.10789">
            <text:p>5.107890</text:p>
          </table:table-cell>
          <table:table-cell table:style-name="ce1" office:value-type="float" office:value="19.5902">
            <text:p>19.590200</text:p>
          </table:table-cell>
          <table:table-cell table:style-name="ce1" office:value-type="float" office:value="0.288753">
            <text:p>0.288753</text:p>
          </table:table-cell>
          <table:table-cell table:style-name="ce1" office:value-type="float" office:value="55.5113">
            <text:p>55.511300</text:p>
          </table:table-cell>
          <table:table-cell table:style-name="ce1" office:value-type="float" office:value="4.69626">
            <text:p>4.696260</text:p>
          </table:table-cell>
          <table:table-cell table:style-name="ce1" office:value-type="float" office:value="0.028">
            <text:p>0.028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7">
            <text:p>0.007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b</text:p>
          </table:table-cell>
          <table:table-cell table:style-name="ce1" office:value-type="float" office:value="5">
            <text:p>5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19.8685">
            <text:p>19.868500</text:p>
          </table:table-cell>
          <table:table-cell table:style-name="ce1" office:value-type="float" office:value="5.44853">
            <text:p>5.448530</text:p>
          </table:table-cell>
          <table:table-cell table:style-name="ce1" office:value-type="float" office:value="19.0302">
            <text:p>19.030200</text:p>
          </table:table-cell>
          <table:table-cell table:style-name="ce1" office:value-type="float" office:value="0.467973">
            <text:p>0.467973</text:p>
          </table:table-cell>
          <table:table-cell table:style-name="ce1" office:value-type="float" office:value="2.41253">
            <text:p>2.412530</text:p>
          </table:table-cell>
          <table:table-cell table:style-name="ce1" office:value-type="float" office:value="14.1259">
            <text:p>14.125900</text:p>
          </table:table-cell>
          <table:table-cell table:number-columns-repeated="2" table:style-name="ce1" office:value-type="float" office:value="0">
            <text:p>0.000000</text:p>
          </table:table-cell>
          <table:table-cell table:style-name="ce1" office:value-type="float" office:value="4.69263">
            <text:p>4.692630</text:p>
          </table:table-cell>
          <table:table-cell table:style-name="ce1" office:value-type="float" office:value="0.03">
            <text:p>0.030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8">
            <text:p>0.008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Te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19.9644">
            <text:p>19.964400</text:p>
          </table:table-cell>
          <table:table-cell table:style-name="ce1" office:value-type="float" office:value="4.81742">
            <text:p>4.817420</text:p>
          </table:table-cell>
          <table:table-cell table:style-name="ce1" office:value-type="float" office:value="19.0138">
            <text:p>19.013800</text:p>
          </table:table-cell>
          <table:table-cell table:style-name="ce1" office:value-type="float" office:value="0.420885">
            <text:p>0.420885</text:p>
          </table:table-cell>
          <table:table-cell table:style-name="ce1" office:value-type="float" office:value="6.14487">
            <text:p>6.144870</text:p>
          </table:table-cell>
          <table:table-cell table:style-name="ce1" office:value-type="float" office:value="28.5284">
            <text:p>28.528400</text:p>
          </table:table-cell>
          <table:table-cell table:style-name="ce1" office:value-type="float" office:value="2.5239">
            <text:p>2.523900</text:p>
          </table:table-cell>
          <table:table-cell table:style-name="ce1" office:value-type="float" office:value="70.8403">
            <text:p>70.840300</text:p>
          </table:table-cell>
          <table:table-cell table:style-name="ce1" office:value-type="float" office:value="4.352">
            <text:p>4.352000</text:p>
          </table:table-cell>
          <table:table-cell table:style-name="ce1" office:value-type="float" office:value="0.038">
            <text:p>0.038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9">
            <text:p>0.009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I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20.1472">
            <text:p>20.147200</text:p>
          </table:table-cell>
          <table:table-cell table:style-name="ce1" office:value-type="float" office:value="4.347">
            <text:p>4.347000</text:p>
          </table:table-cell>
          <table:table-cell table:style-name="ce1" office:value-type="float" office:value="18.9949">
            <text:p>18.994900</text:p>
          </table:table-cell>
          <table:table-cell table:style-name="ce1" office:value-type="float" office:value="0.3814">
            <text:p>0.381400</text:p>
          </table:table-cell>
          <table:table-cell table:style-name="ce1" office:value-type="float" office:value="7.5138">
            <text:p>7.513800</text:p>
          </table:table-cell>
          <table:table-cell table:style-name="ce1" office:value-type="float" office:value="27.766">
            <text:p>27.766000</text:p>
          </table:table-cell>
          <table:table-cell table:style-name="ce1" office:value-type="float" office:value="2.2735">
            <text:p>2.273500</text:p>
          </table:table-cell>
          <table:table-cell table:style-name="ce1" office:value-type="float" office:value="66.8776">
            <text:p>66.877600</text:p>
          </table:table-cell>
          <table:table-cell table:style-name="ce1" office:value-type="float" office:value="4.0712">
            <text:p>4.071200</text:p>
          </table:table-cell>
          <table:table-cell table:style-name="ce1" office:value-type="float" office:value="0.037">
            <text:p>0.037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9">
            <text:p>0.009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I</text:p>
          </table:table-cell>
          <table:table-cell table:style-name="ce1" office:value-type="float" office:value="-1">
            <text:p>-1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20.2332">
            <text:p>20.233200</text:p>
          </table:table-cell>
          <table:table-cell table:style-name="ce1" office:value-type="float" office:value="4.3579">
            <text:p>4.357900</text:p>
          </table:table-cell>
          <table:table-cell table:style-name="ce1" office:value-type="float" office:value="18.997">
            <text:p>18.997000</text:p>
          </table:table-cell>
          <table:table-cell table:style-name="ce1" office:value-type="float" office:value="0.3815">
            <text:p>0.381500</text:p>
          </table:table-cell>
          <table:table-cell table:style-name="ce1" office:value-type="float" office:value="7.8069">
            <text:p>7.806900</text:p>
          </table:table-cell>
          <table:table-cell table:style-name="ce1" office:value-type="float" office:value="29.5259">
            <text:p>29.525900</text:p>
          </table:table-cell>
          <table:table-cell table:style-name="ce1" office:value-type="float" office:value="2.8868">
            <text:p>2.886800</text:p>
          </table:table-cell>
          <table:table-cell table:style-name="ce1" office:value-type="float" office:value="84.9304">
            <text:p>84.930400</text:p>
          </table:table-cell>
          <table:table-cell table:style-name="ce1" office:value-type="float" office:value="4.0714">
            <text:p>4.071400</text:p>
          </table:table-cell>
          <table:table-cell table:style-name="ce1" office:value-type="float" office:value="0.038">
            <text:p>0.038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9">
            <text:p>0.009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Xe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20.2933">
            <text:p>20.293300</text:p>
          </table:table-cell>
          <table:table-cell table:style-name="ce1" office:value-type="float" office:value="3.9282">
            <text:p>3.928200</text:p>
          </table:table-cell>
          <table:table-cell table:style-name="ce1" office:value-type="float" office:value="19.0298">
            <text:p>19.029800</text:p>
          </table:table-cell>
          <table:table-cell table:style-name="ce1" office:value-type="float" office:value="0.344">
            <text:p>0.344000</text:p>
          </table:table-cell>
          <table:table-cell table:style-name="ce1" office:value-type="float" office:value="8.9767">
            <text:p>8.976700</text:p>
          </table:table-cell>
          <table:table-cell table:style-name="ce1" office:value-type="float" office:value="26.4659">
            <text:p>26.465900</text:p>
          </table:table-cell>
          <table:table-cell table:style-name="ce1" office:value-type="float" office:value="1.99">
            <text:p>1.990000</text:p>
          </table:table-cell>
          <table:table-cell table:style-name="ce1" office:value-type="float" office:value="64.2658">
            <text:p>64.265800</text:p>
          </table:table-cell>
          <table:table-cell table:style-name="ce1" office:value-type="float" office:value="3.7118">
            <text:p>3.711800</text:p>
          </table:table-cell>
          <table:table-cell table:style-name="ce1" office:value-type="float" office:value="0.038">
            <text:p>0.038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9">
            <text:p>0.009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Cs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20.3892">
            <text:p>20.389200</text:p>
          </table:table-cell>
          <table:table-cell table:style-name="ce1" office:value-type="float" office:value="3.569">
            <text:p>3.569000</text:p>
          </table:table-cell>
          <table:table-cell table:style-name="ce1" office:value-type="float" office:value="19.1062">
            <text:p>19.106200</text:p>
          </table:table-cell>
          <table:table-cell table:style-name="ce1" office:value-type="float" office:value="0.3107">
            <text:p>0.310700</text:p>
          </table:table-cell>
          <table:table-cell table:style-name="ce1" office:value-type="float" office:value="10.662">
            <text:p>10.662000</text:p>
          </table:table-cell>
          <table:table-cell table:style-name="ce1" office:value-type="float" office:value="24.3879">
            <text:p>24.387900</text:p>
          </table:table-cell>
          <table:table-cell table:style-name="ce1" office:value-type="float" office:value="1.4953">
            <text:p>1.495300</text:p>
          </table:table-cell>
          <table:table-cell table:style-name="ce1" office:value-type="float" office:value="213.904">
            <text:p>213.904000</text:p>
          </table:table-cell>
          <table:table-cell table:style-name="ce1" office:value-type="float" office:value="3.3352">
            <text:p>3.335200</text:p>
          </table:table-cell>
          <table:table-cell table:style-name="ce1" office:value-type="float" office:value="0.032">
            <text:p>0.032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1">
            <text:p>0.010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Cs</text:p>
          </table:table-cell>
          <table:table-cell table:style-name="ce1" office:value-type="float" office:value="1">
            <text:p>1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20.3524">
            <text:p>20.352400</text:p>
          </table:table-cell>
          <table:table-cell table:style-name="ce1" office:value-type="float" office:value="3.552">
            <text:p>3.552000</text:p>
          </table:table-cell>
          <table:table-cell table:style-name="ce1" office:value-type="float" office:value="19.1278">
            <text:p>19.127800</text:p>
          </table:table-cell>
          <table:table-cell table:style-name="ce1" office:value-type="float" office:value="0.3086">
            <text:p>0.308600</text:p>
          </table:table-cell>
          <table:table-cell table:style-name="ce1" office:value-type="float" office:value="10.2821">
            <text:p>10.282100</text:p>
          </table:table-cell>
          <table:table-cell table:style-name="ce1" office:value-type="float" office:value="23.7128">
            <text:p>23.712800</text:p>
          </table:table-cell>
          <table:table-cell table:style-name="ce1" office:value-type="float" office:value="0.9615">
            <text:p>0.961500</text:p>
          </table:table-cell>
          <table:table-cell table:style-name="ce1" office:value-type="float" office:value="59.4565">
            <text:p>59.456500</text:p>
          </table:table-cell>
          <table:table-cell table:style-name="ce1" office:value-type="float" office:value="3.2791">
            <text:p>3.279100</text:p>
          </table:table-cell>
          <table:table-cell table:style-name="ce1" office:value-type="float" office:value="0.037">
            <text:p>0.037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9">
            <text:p>0.009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Ba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20.3361">
            <text:p>20.336100</text:p>
          </table:table-cell>
          <table:table-cell table:style-name="ce1" office:value-type="float" office:value="3.216">
            <text:p>3.216000</text:p>
          </table:table-cell>
          <table:table-cell table:style-name="ce1" office:value-type="float" office:value="19.297">
            <text:p>19.297000</text:p>
          </table:table-cell>
          <table:table-cell table:style-name="ce1" office:value-type="float" office:value="0.2756">
            <text:p>0.275600</text:p>
          </table:table-cell>
          <table:table-cell table:style-name="ce1" office:value-type="float" office:value="10.888">
            <text:p>10.888000</text:p>
          </table:table-cell>
          <table:table-cell table:style-name="ce1" office:value-type="float" office:value="20.2073">
            <text:p>20.207300</text:p>
          </table:table-cell>
          <table:table-cell table:style-name="ce1" office:value-type="float" office:value="2.6959">
            <text:p>2.695900</text:p>
          </table:table-cell>
          <table:table-cell table:style-name="ce1" office:value-type="float" office:value="167.202">
            <text:p>167.202000</text:p>
          </table:table-cell>
          <table:table-cell table:style-name="ce1" office:value-type="float" office:value="2.7731">
            <text:p>2.773100</text:p>
          </table:table-cell>
          <table:table-cell table:style-name="ce1" office:value-type="float" office:value="0.032">
            <text:p>0.032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9">
            <text:p>0.009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Ba</text:p>
          </table:table-cell>
          <table:table-cell table:style-name="ce1" office:value-type="float" office:value="2">
            <text:p>2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0.1807">
            <text:p>20.180700</text:p>
          </table:table-cell>
          <table:table-cell table:style-name="ce1" office:value-type="float" office:value="3.21367">
            <text:p>3.213670</text:p>
          </table:table-cell>
          <table:table-cell table:style-name="ce1" office:value-type="float" office:value="19.1136">
            <text:p>19.113600</text:p>
          </table:table-cell>
          <table:table-cell table:style-name="ce1" office:value-type="float" office:value="0.28331">
            <text:p>0.283310</text:p>
          </table:table-cell>
          <table:table-cell table:style-name="ce1" office:value-type="float" office:value="10.9054">
            <text:p>10.905400</text:p>
          </table:table-cell>
          <table:table-cell table:style-name="ce1" office:value-type="float" office:value="20.0558">
            <text:p>20.055800</text:p>
          </table:table-cell>
          <table:table-cell table:style-name="ce1" office:value-type="float" office:value="0.77634">
            <text:p>0.776340</text:p>
          </table:table-cell>
          <table:table-cell table:style-name="ce1" office:value-type="float" office:value="51.746">
            <text:p>51.746000</text:p>
          </table:table-cell>
          <table:table-cell table:style-name="ce1" office:value-type="float" office:value="3.02902">
            <text:p>3.029020</text:p>
          </table:table-cell>
          <table:table-cell table:style-name="ce1" office:value-type="float" office:value="0.029">
            <text:p>0.029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7">
            <text:p>0.007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La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20.578">
            <text:p>20.578000</text:p>
          </table:table-cell>
          <table:table-cell table:style-name="ce1" office:value-type="float" office:value="2.94817">
            <text:p>2.948170</text:p>
          </table:table-cell>
          <table:table-cell table:style-name="ce1" office:value-type="float" office:value="19.599">
            <text:p>19.599000</text:p>
          </table:table-cell>
          <table:table-cell table:style-name="ce1" office:value-type="float" office:value="0.244475">
            <text:p>0.244475</text:p>
          </table:table-cell>
          <table:table-cell table:style-name="ce1" office:value-type="float" office:value="11.3727">
            <text:p>11.372700</text:p>
          </table:table-cell>
          <table:table-cell table:style-name="ce1" office:value-type="float" office:value="18.7726">
            <text:p>18.772600</text:p>
          </table:table-cell>
          <table:table-cell table:style-name="ce1" office:value-type="float" office:value="3.28719">
            <text:p>3.287190</text:p>
          </table:table-cell>
          <table:table-cell table:style-name="ce1" office:value-type="float" office:value="133.124">
            <text:p>133.124000</text:p>
          </table:table-cell>
          <table:table-cell table:style-name="ce1" office:value-type="float" office:value="2.14678">
            <text:p>2.146780</text:p>
          </table:table-cell>
          <table:table-cell table:style-name="ce1" office:value-type="float" office:value="0.032">
            <text:p>0.032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9">
            <text:p>0.009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La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0.2489">
            <text:p>20.248900</text:p>
          </table:table-cell>
          <table:table-cell table:style-name="ce1" office:value-type="float" office:value="2.9207">
            <text:p>2.920700</text:p>
          </table:table-cell>
          <table:table-cell table:style-name="ce1" office:value-type="float" office:value="19.3763">
            <text:p>19.376300</text:p>
          </table:table-cell>
          <table:table-cell table:style-name="ce1" office:value-type="float" office:value="0.250698">
            <text:p>0.250698</text:p>
          </table:table-cell>
          <table:table-cell table:style-name="ce1" office:value-type="float" office:value="11.6323">
            <text:p>11.632300</text:p>
          </table:table-cell>
          <table:table-cell table:style-name="ce1" office:value-type="float" office:value="17.8211">
            <text:p>17.821100</text:p>
          </table:table-cell>
          <table:table-cell table:style-name="ce1" office:value-type="float" office:value="0.336048">
            <text:p>0.336048</text:p>
          </table:table-cell>
          <table:table-cell table:style-name="ce1" office:value-type="float" office:value="54.9453">
            <text:p>54.945300</text:p>
          </table:table-cell>
          <table:table-cell table:style-name="ce1" office:value-type="float" office:value="2.4086">
            <text:p>2.408600</text:p>
          </table:table-cell>
          <table:table-cell table:style-name="ce1" office:value-type="float" office:value="0.028">
            <text:p>0.028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7">
            <text:p>0.007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Ce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21.1671">
            <text:p>21.167100</text:p>
          </table:table-cell>
          <table:table-cell table:style-name="ce1" office:value-type="float" office:value="2.81219">
            <text:p>2.812190</text:p>
          </table:table-cell>
          <table:table-cell table:style-name="ce1" office:value-type="float" office:value="19.7695">
            <text:p>19.769500</text:p>
          </table:table-cell>
          <table:table-cell table:style-name="ce1" office:value-type="float" office:value="0.226836">
            <text:p>0.226836</text:p>
          </table:table-cell>
          <table:table-cell table:style-name="ce1" office:value-type="float" office:value="11.8513">
            <text:p>11.851300</text:p>
          </table:table-cell>
          <table:table-cell table:style-name="ce1" office:value-type="float" office:value="17.6083">
            <text:p>17.608300</text:p>
          </table:table-cell>
          <table:table-cell table:style-name="ce1" office:value-type="float" office:value="3.33049">
            <text:p>3.330490</text:p>
          </table:table-cell>
          <table:table-cell table:style-name="ce1" office:value-type="float" office:value="127.113">
            <text:p>127.113000</text:p>
          </table:table-cell>
          <table:table-cell table:style-name="ce1" office:value-type="float" office:value="1.86264">
            <text:p>1.862640</text:p>
          </table:table-cell>
          <table:table-cell table:style-name="ce1" office:value-type="float" office:value="0.026">
            <text:p>0.026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8">
            <text:p>0.008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Ce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0.8036">
            <text:p>20.803600</text:p>
          </table:table-cell>
          <table:table-cell table:style-name="ce1" office:value-type="float" office:value="2.77691">
            <text:p>2.776910</text:p>
          </table:table-cell>
          <table:table-cell table:style-name="ce1" office:value-type="float" office:value="19.559">
            <text:p>19.559000</text:p>
          </table:table-cell>
          <table:table-cell table:style-name="ce1" office:value-type="float" office:value="0.23154">
            <text:p>0.231540</text:p>
          </table:table-cell>
          <table:table-cell table:style-name="ce1" office:value-type="float" office:value="11.9369">
            <text:p>11.936900</text:p>
          </table:table-cell>
          <table:table-cell table:style-name="ce1" office:value-type="float" office:value="16.5408">
            <text:p>16.540800</text:p>
          </table:table-cell>
          <table:table-cell table:style-name="ce1" office:value-type="float" office:value="0.612376">
            <text:p>0.612376</text:p>
          </table:table-cell>
          <table:table-cell table:style-name="ce1" office:value-type="float" office:value="43.1692">
            <text:p>43.169200</text:p>
          </table:table-cell>
          <table:table-cell table:style-name="ce1" office:value-type="float" office:value="2.09013">
            <text:p>2.090130</text:p>
          </table:table-cell>
          <table:table-cell table:style-name="ce1" office:value-type="float" office:value="0.023">
            <text:p>0.023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5">
            <text:p>0.005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Ce</text:p>
          </table:table-cell>
          <table:table-cell table:style-name="ce1" office:value-type="float" office:value="4">
            <text:p>4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0.3235">
            <text:p>20.323500</text:p>
          </table:table-cell>
          <table:table-cell table:style-name="ce1" office:value-type="float" office:value="2.65941">
            <text:p>2.659410</text:p>
          </table:table-cell>
          <table:table-cell table:style-name="ce1" office:value-type="float" office:value="19.8186">
            <text:p>19.818600</text:p>
          </table:table-cell>
          <table:table-cell table:style-name="ce1" office:value-type="float" office:value="0.21885">
            <text:p>0.218850</text:p>
          </table:table-cell>
          <table:table-cell table:style-name="ce1" office:value-type="float" office:value="12.1233">
            <text:p>12.123300</text:p>
          </table:table-cell>
          <table:table-cell table:style-name="ce1" office:value-type="float" office:value="15.7992">
            <text:p>15.799200</text:p>
          </table:table-cell>
          <table:table-cell table:style-name="ce1" office:value-type="float" office:value="0.144583">
            <text:p>0.144583</text:p>
          </table:table-cell>
          <table:table-cell table:style-name="ce1" office:value-type="float" office:value="62.2355">
            <text:p>62.235500</text:p>
          </table:table-cell>
          <table:table-cell table:style-name="ce1" office:value-type="float" office:value="1.5918">
            <text:p>1.591800</text:p>
          </table:table-cell>
          <table:table-cell table:style-name="ce1" office:value-type="float" office:value="0.026">
            <text:p>0.026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7">
            <text:p>0.007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r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22.044">
            <text:p>22.044000</text:p>
          </table:table-cell>
          <table:table-cell table:style-name="ce1" office:value-type="float" office:value="2.77393">
            <text:p>2.773930</text:p>
          </table:table-cell>
          <table:table-cell table:style-name="ce1" office:value-type="float" office:value="19.6697">
            <text:p>19.669700</text:p>
          </table:table-cell>
          <table:table-cell table:style-name="ce1" office:value-type="float" office:value="0.222087">
            <text:p>0.222087</text:p>
          </table:table-cell>
          <table:table-cell table:style-name="ce1" office:value-type="float" office:value="12.3856">
            <text:p>12.385600</text:p>
          </table:table-cell>
          <table:table-cell table:style-name="ce1" office:value-type="float" office:value="16.7669">
            <text:p>16.766900</text:p>
          </table:table-cell>
          <table:table-cell table:style-name="ce1" office:value-type="float" office:value="2.82428">
            <text:p>2.824280</text:p>
          </table:table-cell>
          <table:table-cell table:style-name="ce1" office:value-type="float" office:value="143.644">
            <text:p>143.644000</text:p>
          </table:table-cell>
          <table:table-cell table:style-name="ce1" office:value-type="float" office:value="2.0583">
            <text:p>2.058300</text:p>
          </table:table-cell>
          <table:table-cell table:style-name="ce1" office:value-type="float" office:value="0.021">
            <text:p>0.021000</text:p>
          </table:table-cell>
          <table:table-cell table:style-name="ce1" office:value-type="float" office:value="0.12">
            <text:p>0.120000</text:p>
          </table:table-cell>
          <table:table-cell table:style-name="ce1" office:value-type="float" office:value="0.007">
            <text:p>0.007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r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1.3727">
            <text:p>21.372700</text:p>
          </table:table-cell>
          <table:table-cell table:style-name="ce1" office:value-type="float" office:value="2.6452">
            <text:p>2.645200</text:p>
          </table:table-cell>
          <table:table-cell table:style-name="ce1" office:value-type="float" office:value="19.7491">
            <text:p>19.749100</text:p>
          </table:table-cell>
          <table:table-cell table:style-name="ce1" office:value-type="float" office:value="0.214299">
            <text:p>0.214299</text:p>
          </table:table-cell>
          <table:table-cell table:style-name="ce1" office:value-type="float" office:value="12.1329">
            <text:p>12.132900</text:p>
          </table:table-cell>
          <table:table-cell table:style-name="ce1" office:value-type="float" office:value="15.323">
            <text:p>15.323000</text:p>
          </table:table-cell>
          <table:table-cell table:style-name="ce1" office:value-type="float" office:value="0.97518">
            <text:p>0.975180</text:p>
          </table:table-cell>
          <table:table-cell table:style-name="ce1" office:value-type="float" office:value="36.4065">
            <text:p>36.406500</text:p>
          </table:table-cell>
          <table:table-cell table:style-name="ce1" office:value-type="float" office:value="1.77132">
            <text:p>1.771320</text:p>
          </table:table-cell>
          <table:table-cell table:style-name="ce1" office:value-type="float" office:value="0.019">
            <text:p>0.019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4">
            <text:p>0.004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r</text:p>
          </table:table-cell>
          <table:table-cell table:style-name="ce1" office:value-type="float" office:value="4">
            <text:p>4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0.9413">
            <text:p>20.941300</text:p>
          </table:table-cell>
          <table:table-cell table:style-name="ce1" office:value-type="float" office:value="2.54467">
            <text:p>2.544670</text:p>
          </table:table-cell>
          <table:table-cell table:style-name="ce1" office:value-type="float" office:value="20.0539">
            <text:p>20.053900</text:p>
          </table:table-cell>
          <table:table-cell table:style-name="ce1" office:value-type="float" office:value="0.202481">
            <text:p>0.202481</text:p>
          </table:table-cell>
          <table:table-cell table:style-name="ce1" office:value-type="float" office:value="12.4668">
            <text:p>12.466800</text:p>
          </table:table-cell>
          <table:table-cell table:style-name="ce1" office:value-type="float" office:value="14.8137">
            <text:p>14.813700</text:p>
          </table:table-cell>
          <table:table-cell table:style-name="ce1" office:value-type="float" office:value="0.296689">
            <text:p>0.296689</text:p>
          </table:table-cell>
          <table:table-cell table:style-name="ce1" office:value-type="float" office:value="45.4643">
            <text:p>45.464300</text:p>
          </table:table-cell>
          <table:table-cell table:style-name="ce1" office:value-type="float" office:value="1.24285">
            <text:p>1.242850</text:p>
          </table:table-cell>
          <table:table-cell table:style-name="ce1" office:value-type="float" office:value="0.021">
            <text:p>0.021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5">
            <text:p>0.005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Nd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22.6845">
            <text:p>22.684500</text:p>
          </table:table-cell>
          <table:table-cell table:style-name="ce1" office:value-type="float" office:value="2.66248">
            <text:p>2.662480</text:p>
          </table:table-cell>
          <table:table-cell table:style-name="ce1" office:value-type="float" office:value="19.6847">
            <text:p>19.684700</text:p>
          </table:table-cell>
          <table:table-cell table:style-name="ce1" office:value-type="float" office:value="0.210628">
            <text:p>0.210628</text:p>
          </table:table-cell>
          <table:table-cell table:style-name="ce1" office:value-type="float" office:value="12.774">
            <text:p>12.774000</text:p>
          </table:table-cell>
          <table:table-cell table:style-name="ce1" office:value-type="float" office:value="15.885">
            <text:p>15.885000</text:p>
          </table:table-cell>
          <table:table-cell table:style-name="ce1" office:value-type="float" office:value="2.85137">
            <text:p>2.851370</text:p>
          </table:table-cell>
          <table:table-cell table:style-name="ce1" office:value-type="float" office:value="137.903">
            <text:p>137.903000</text:p>
          </table:table-cell>
          <table:table-cell table:style-name="ce1" office:value-type="float" office:value="1.98486">
            <text:p>1.984860</text:p>
          </table:table-cell>
          <table:table-cell table:style-name="ce1" office:value-type="float" office:value="0.024">
            <text:p>0.024000</text:p>
          </table:table-cell>
          <table:table-cell table:style-name="ce1" office:value-type="float" office:value="0.13">
            <text:p>0.130000</text:p>
          </table:table-cell>
          <table:table-cell table:style-name="ce1" office:value-type="float" office:value="0.007">
            <text:p>0.007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Nd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1.961">
            <text:p>21.961000</text:p>
          </table:table-cell>
          <table:table-cell table:style-name="ce1" office:value-type="float" office:value="2.52722">
            <text:p>2.527220</text:p>
          </table:table-cell>
          <table:table-cell table:style-name="ce1" office:value-type="float" office:value="19.9339">
            <text:p>19.933900</text:p>
          </table:table-cell>
          <table:table-cell table:style-name="ce1" office:value-type="float" office:value="0.199237">
            <text:p>0.199237</text:p>
          </table:table-cell>
          <table:table-cell table:style-name="ce1" office:value-type="float" office:value="12.12">
            <text:p>12.120000</text:p>
          </table:table-cell>
          <table:table-cell table:style-name="ce1" office:value-type="float" office:value="14.1783">
            <text:p>14.178300</text:p>
          </table:table-cell>
          <table:table-cell table:style-name="ce1" office:value-type="float" office:value="1.51031">
            <text:p>1.510310</text:p>
          </table:table-cell>
          <table:table-cell table:style-name="ce1" office:value-type="float" office:value="30.8717">
            <text:p>30.871700</text:p>
          </table:table-cell>
          <table:table-cell table:style-name="ce1" office:value-type="float" office:value="1.47588">
            <text:p>1.475880</text:p>
          </table:table-cell>
          <table:table-cell table:style-name="ce1" office:value-type="float" office:value="0.015">
            <text:p>0.015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3">
            <text:p>0.003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m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23.3405">
            <text:p>23.340500</text:p>
          </table:table-cell>
          <table:table-cell table:style-name="ce1" office:value-type="float" office:value="2.5627">
            <text:p>2.562700</text:p>
          </table:table-cell>
          <table:table-cell table:style-name="ce1" office:value-type="float" office:value="19.6095">
            <text:p>19.609500</text:p>
          </table:table-cell>
          <table:table-cell table:style-name="ce1" office:value-type="float" office:value="0.202088">
            <text:p>0.202088</text:p>
          </table:table-cell>
          <table:table-cell table:style-name="ce1" office:value-type="float" office:value="13.1235">
            <text:p>13.123500</text:p>
          </table:table-cell>
          <table:table-cell table:style-name="ce1" office:value-type="float" office:value="15.1009">
            <text:p>15.100900</text:p>
          </table:table-cell>
          <table:table-cell table:style-name="ce1" office:value-type="float" office:value="2.87516">
            <text:p>2.875160</text:p>
          </table:table-cell>
          <table:table-cell table:style-name="ce1" office:value-type="float" office:value="132.721">
            <text:p>132.721000</text:p>
          </table:table-cell>
          <table:table-cell table:style-name="ce1" office:value-type="float" office:value="2.02876">
            <text:p>2.028760</text:p>
          </table:table-cell>
          <table:table-cell table:style-name="ce1" office:value-type="float" office:value="0.026">
            <text:p>0.026000</text:p>
          </table:table-cell>
          <table:table-cell table:style-name="ce1" office:value-type="float" office:value="0.13">
            <text:p>0.130000</text:p>
          </table:table-cell>
          <table:table-cell table:style-name="ce1" office:value-type="float" office:value="0.008">
            <text:p>0.008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m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2.5527">
            <text:p>22.552700</text:p>
          </table:table-cell>
          <table:table-cell table:style-name="ce1" office:value-type="float" office:value="2.4174">
            <text:p>2.417400</text:p>
          </table:table-cell>
          <table:table-cell table:style-name="ce1" office:value-type="float" office:value="20.1108">
            <text:p>20.110800</text:p>
          </table:table-cell>
          <table:table-cell table:style-name="ce1" office:value-type="float" office:value="0.185769">
            <text:p>0.185769</text:p>
          </table:table-cell>
          <table:table-cell table:style-name="ce1" office:value-type="float" office:value="12.0671">
            <text:p>12.067100</text:p>
          </table:table-cell>
          <table:table-cell table:style-name="ce1" office:value-type="float" office:value="13.1275">
            <text:p>13.127500</text:p>
          </table:table-cell>
          <table:table-cell table:style-name="ce1" office:value-type="float" office:value="2.07492">
            <text:p>2.074920</text:p>
          </table:table-cell>
          <table:table-cell table:style-name="ce1" office:value-type="float" office:value="27.4491">
            <text:p>27.449100</text:p>
          </table:table-cell>
          <table:table-cell table:style-name="ce1" office:value-type="float" office:value="1.19499">
            <text:p>1.194990</text:p>
          </table:table-cell>
          <table:table-cell table:style-name="ce1" office:value-type="float" office:value="0.012">
            <text:p>0.012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2">
            <text:p>0.002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m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24.0042">
            <text:p>24.004200</text:p>
          </table:table-cell>
          <table:table-cell table:style-name="ce1" office:value-type="float" office:value="2.47274">
            <text:p>2.472740</text:p>
          </table:table-cell>
          <table:table-cell table:style-name="ce1" office:value-type="float" office:value="19.4258">
            <text:p>19.425800</text:p>
          </table:table-cell>
          <table:table-cell table:style-name="ce1" office:value-type="float" office:value="0.196451">
            <text:p>0.196451</text:p>
          </table:table-cell>
          <table:table-cell table:style-name="ce1" office:value-type="float" office:value="13.4396">
            <text:p>13.439600</text:p>
          </table:table-cell>
          <table:table-cell table:style-name="ce1" office:value-type="float" office:value="14.3996">
            <text:p>14.399600</text:p>
          </table:table-cell>
          <table:table-cell table:style-name="ce1" office:value-type="float" office:value="2.89604">
            <text:p>2.896040</text:p>
          </table:table-cell>
          <table:table-cell table:style-name="ce1" office:value-type="float" office:value="128.007">
            <text:p>128.007000</text:p>
          </table:table-cell>
          <table:table-cell table:style-name="ce1" office:value-type="float" office:value="2.20963">
            <text:p>2.209630</text:p>
          </table:table-cell>
          <table:table-cell table:style-name="ce1" office:value-type="float" office:value="0.029">
            <text:p>0.029000</text:p>
          </table:table-cell>
          <table:table-cell table:style-name="ce1" office:value-type="float" office:value="0.13">
            <text:p>0.130000</text:p>
          </table:table-cell>
          <table:table-cell table:style-name="ce1" office:value-type="float" office:value="0.009">
            <text:p>0.009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m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3.1504">
            <text:p>23.150400</text:p>
          </table:table-cell>
          <table:table-cell table:style-name="ce1" office:value-type="float" office:value="2.31641">
            <text:p>2.316410</text:p>
          </table:table-cell>
          <table:table-cell table:style-name="ce1" office:value-type="float" office:value="20.2599">
            <text:p>20.259900</text:p>
          </table:table-cell>
          <table:table-cell table:style-name="ce1" office:value-type="float" office:value="0.174081">
            <text:p>0.174081</text:p>
          </table:table-cell>
          <table:table-cell table:style-name="ce1" office:value-type="float" office:value="11.9202">
            <text:p>11.920200</text:p>
          </table:table-cell>
          <table:table-cell table:style-name="ce1" office:value-type="float" office:value="12.1571">
            <text:p>12.157100</text:p>
          </table:table-cell>
          <table:table-cell table:style-name="ce1" office:value-type="float" office:value="2.71488">
            <text:p>2.714880</text:p>
          </table:table-cell>
          <table:table-cell table:style-name="ce1" office:value-type="float" office:value="24.8242">
            <text:p>24.824200</text:p>
          </table:table-cell>
          <table:table-cell table:style-name="ce1" office:value-type="float" office:value="0.954586">
            <text:p>0.954586</text:p>
          </table:table-cell>
          <table:table-cell table:style-name="ce1" office:value-type="float" office:value="0.009">
            <text:p>0.009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2">
            <text:p>0.002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Eu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24.6274">
            <text:p>24.627400</text:p>
          </table:table-cell>
          <table:table-cell table:style-name="ce1" office:value-type="float" office:value="2.3879">
            <text:p>2.387900</text:p>
          </table:table-cell>
          <table:table-cell table:style-name="ce1" office:value-type="float" office:value="19.0886">
            <text:p>19.088600</text:p>
          </table:table-cell>
          <table:table-cell table:style-name="ce1" office:value-type="float" office:value="0.1942">
            <text:p>0.194200</text:p>
          </table:table-cell>
          <table:table-cell table:style-name="ce1" office:value-type="float" office:value="13.7603">
            <text:p>13.760300</text:p>
          </table:table-cell>
          <table:table-cell table:style-name="ce1" office:value-type="float" office:value="13.7546">
            <text:p>13.754600</text:p>
          </table:table-cell>
          <table:table-cell table:style-name="ce1" office:value-type="float" office:value="2.9227">
            <text:p>2.922700</text:p>
          </table:table-cell>
          <table:table-cell table:style-name="ce1" office:value-type="float" office:value="123.174">
            <text:p>123.174000</text:p>
          </table:table-cell>
          <table:table-cell table:style-name="ce1" office:value-type="float" office:value="2.5745">
            <text:p>2.574500</text:p>
          </table:table-cell>
          <table:table-cell table:style-name="ce1" office:value-type="float" office:value="0.031">
            <text:p>0.031000</text:p>
          </table:table-cell>
          <table:table-cell table:style-name="ce1" office:value-type="float" office:value="0.14">
            <text:p>0.140000</text:p>
          </table:table-cell>
          <table:table-cell table:style-name="ce1" office:value-type="float" office:value="0.01">
            <text:p>0.010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Eu</text:p>
          </table:table-cell>
          <table:table-cell table:style-name="ce1" office:value-type="float" office:value="2">
            <text:p>2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4.0063">
            <text:p>24.006300</text:p>
          </table:table-cell>
          <table:table-cell table:style-name="ce1" office:value-type="float" office:value="2.27783">
            <text:p>2.277830</text:p>
          </table:table-cell>
          <table:table-cell table:style-name="ce1" office:value-type="float" office:value="19.9504">
            <text:p>19.950400</text:p>
          </table:table-cell>
          <table:table-cell table:style-name="ce1" office:value-type="float" office:value="0.17353">
            <text:p>0.173530</text:p>
          </table:table-cell>
          <table:table-cell table:style-name="ce1" office:value-type="float" office:value="11.8034">
            <text:p>11.803400</text:p>
          </table:table-cell>
          <table:table-cell table:style-name="ce1" office:value-type="float" office:value="11.6096">
            <text:p>11.609600</text:p>
          </table:table-cell>
          <table:table-cell table:style-name="ce1" office:value-type="float" office:value="3.87243">
            <text:p>3.872430</text:p>
          </table:table-cell>
          <table:table-cell table:style-name="ce1" office:value-type="float" office:value="26.5156">
            <text:p>26.515600</text:p>
          </table:table-cell>
          <table:table-cell table:style-name="ce1" office:value-type="float" office:value="1.36389">
            <text:p>1.363890</text:p>
          </table:table-cell>
          <table:table-cell table:style-name="ce1" office:value-type="float" office:value="0.004">
            <text:p>0.004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2">
            <text:p>0.002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Eu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3.7497">
            <text:p>23.749700</text:p>
          </table:table-cell>
          <table:table-cell table:style-name="ce1" office:value-type="float" office:value="2.22258">
            <text:p>2.222580</text:p>
          </table:table-cell>
          <table:table-cell table:style-name="ce1" office:value-type="float" office:value="20.3745">
            <text:p>20.374500</text:p>
          </table:table-cell>
          <table:table-cell table:style-name="ce1" office:value-type="float" office:value="0.16394">
            <text:p>0.163940</text:p>
          </table:table-cell>
          <table:table-cell table:style-name="ce1" office:value-type="float" office:value="11.8509">
            <text:p>11.850900</text:p>
          </table:table-cell>
          <table:table-cell table:style-name="ce1" office:value-type="float" office:value="11.311">
            <text:p>11.311000</text:p>
          </table:table-cell>
          <table:table-cell table:style-name="ce1" office:value-type="float" office:value="3.26503">
            <text:p>3.265030</text:p>
          </table:table-cell>
          <table:table-cell table:style-name="ce1" office:value-type="float" office:value="22.9966">
            <text:p>22.996600</text:p>
          </table:table-cell>
          <table:table-cell table:style-name="ce1" office:value-type="float" office:value="0.759344">
            <text:p>0.759344</text:p>
          </table:table-cell>
          <table:table-cell table:style-name="ce1" office:value-type="float" office:value="0.006">
            <text:p>0.006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1">
            <text:p>0.00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Gd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25.0709">
            <text:p>25.070900</text:p>
          </table:table-cell>
          <table:table-cell table:style-name="ce1" office:value-type="float" office:value="2.25341">
            <text:p>2.253410</text:p>
          </table:table-cell>
          <table:table-cell table:style-name="ce1" office:value-type="float" office:value="19.0798">
            <text:p>19.079800</text:p>
          </table:table-cell>
          <table:table-cell table:style-name="ce1" office:value-type="float" office:value="0.181951">
            <text:p>0.181951</text:p>
          </table:table-cell>
          <table:table-cell table:style-name="ce1" office:value-type="float" office:value="13.8518">
            <text:p>13.851800</text:p>
          </table:table-cell>
          <table:table-cell table:style-name="ce1" office:value-type="float" office:value="12.9331">
            <text:p>12.933100</text:p>
          </table:table-cell>
          <table:table-cell table:style-name="ce1" office:value-type="float" office:value="3.54545">
            <text:p>3.545450</text:p>
          </table:table-cell>
          <table:table-cell table:style-name="ce1" office:value-type="float" office:value="101.398">
            <text:p>101.398000</text:p>
          </table:table-cell>
          <table:table-cell table:style-name="ce1" office:value-type="float" office:value="2.4196">
            <text:p>2.419600</text:p>
          </table:table-cell>
          <table:table-cell table:style-name="ce1" office:value-type="float" office:value="0.036">
            <text:p>0.036000</text:p>
          </table:table-cell>
          <table:table-cell table:style-name="ce1" office:value-type="float" office:value="0.15">
            <text:p>0.150000</text:p>
          </table:table-cell>
          <table:table-cell table:style-name="ce1" office:value-type="float" office:value="0.011">
            <text:p>0.01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Gd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4.3466">
            <text:p>24.346600</text:p>
          </table:table-cell>
          <table:table-cell table:style-name="ce1" office:value-type="float" office:value="2.13553">
            <text:p>2.135530</text:p>
          </table:table-cell>
          <table:table-cell table:style-name="ce1" office:value-type="float" office:value="20.4208">
            <text:p>20.420800</text:p>
          </table:table-cell>
          <table:table-cell table:style-name="ce1" office:value-type="float" office:value="0.155525">
            <text:p>0.155525</text:p>
          </table:table-cell>
          <table:table-cell table:style-name="ce1" office:value-type="float" office:value="11.8708">
            <text:p>11.870800</text:p>
          </table:table-cell>
          <table:table-cell table:style-name="ce1" office:value-type="float" office:value="10.5782">
            <text:p>10.578200</text:p>
          </table:table-cell>
          <table:table-cell table:style-name="ce1" office:value-type="float" office:value="3.7149">
            <text:p>3.714900</text:p>
          </table:table-cell>
          <table:table-cell table:style-name="ce1" office:value-type="float" office:value="21.7029">
            <text:p>21.702900</text:p>
          </table:table-cell>
          <table:table-cell table:style-name="ce1" office:value-type="float" office:value="0.645089">
            <text:p>0.645089</text:p>
          </table:table-cell>
          <table:table-cell table:style-name="ce1" office:value-type="float" office:value="0.004">
            <text:p>0.004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1">
            <text:p>0.00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Tb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25.8976">
            <text:p>25.897600</text:p>
          </table:table-cell>
          <table:table-cell table:style-name="ce1" office:value-type="float" office:value="2.24256">
            <text:p>2.242560</text:p>
          </table:table-cell>
          <table:table-cell table:style-name="ce1" office:value-type="float" office:value="18.2185">
            <text:p>18.218500</text:p>
          </table:table-cell>
          <table:table-cell table:style-name="ce1" office:value-type="float" office:value="0.196143">
            <text:p>0.196143</text:p>
          </table:table-cell>
          <table:table-cell table:style-name="ce1" office:value-type="float" office:value="14.3167">
            <text:p>14.316700</text:p>
          </table:table-cell>
          <table:table-cell table:style-name="ce1" office:value-type="float" office:value="12.6648">
            <text:p>12.664800</text:p>
          </table:table-cell>
          <table:table-cell table:style-name="ce1" office:value-type="float" office:value="2.95354">
            <text:p>2.953540</text:p>
          </table:table-cell>
          <table:table-cell table:style-name="ce1" office:value-type="float" office:value="115.362">
            <text:p>115.362000</text:p>
          </table:table-cell>
          <table:table-cell table:style-name="ce1" office:value-type="float" office:value="3.58324">
            <text:p>3.583240</text:p>
          </table:table-cell>
          <table:table-cell table:style-name="ce1" office:value-type="float" office:value="0.035">
            <text:p>0.035000</text:p>
          </table:table-cell>
          <table:table-cell table:style-name="ce1" office:value-type="float" office:value="0.14">
            <text:p>0.140000</text:p>
          </table:table-cell>
          <table:table-cell table:style-name="ce1" office:value-type="float" office:value="0.012">
            <text:p>0.012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Tb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4.9559">
            <text:p>24.955900</text:p>
          </table:table-cell>
          <table:table-cell table:style-name="ce1" office:value-type="float" office:value="2.05601">
            <text:p>2.056010</text:p>
          </table:table-cell>
          <table:table-cell table:style-name="ce1" office:value-type="float" office:value="20.3271">
            <text:p>20.327100</text:p>
          </table:table-cell>
          <table:table-cell table:style-name="ce1" office:value-type="float" office:value="0.149525">
            <text:p>0.149525</text:p>
          </table:table-cell>
          <table:table-cell table:style-name="ce1" office:value-type="float" office:value="12.2471">
            <text:p>12.247100</text:p>
          </table:table-cell>
          <table:table-cell table:style-name="ce1" office:value-type="float" office:value="10.0499">
            <text:p>10.049900</text:p>
          </table:table-cell>
          <table:table-cell table:style-name="ce1" office:value-type="float" office:value="3.773">
            <text:p>3.773000</text:p>
          </table:table-cell>
          <table:table-cell table:style-name="ce1" office:value-type="float" office:value="21.2773">
            <text:p>21.277300</text:p>
          </table:table-cell>
          <table:table-cell table:style-name="ce1" office:value-type="float" office:value="0.691967">
            <text:p>0.691967</text:p>
          </table:table-cell>
          <table:table-cell table:style-name="ce1" office:value-type="float" office:value="0.005">
            <text:p>0.005000</text:p>
          </table:table-cell>
          <table:table-cell table:style-name="ce1" office:value-type="float" office:value="0">
            <text:p>0.000000</text:p>
          </table:table-cell>
          <table:table-cell table:style-name="ce1" office:value-type="float" office:value="0.001">
            <text:p>0.00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Dy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26.507">
            <text:p>26.507000</text:p>
          </table:table-cell>
          <table:table-cell table:style-name="ce1" office:value-type="float" office:value="2.1802">
            <text:p>2.180200</text:p>
          </table:table-cell>
          <table:table-cell table:style-name="ce1" office:value-type="float" office:value="17.6383">
            <text:p>17.638300</text:p>
          </table:table-cell>
          <table:table-cell table:style-name="ce1" office:value-type="float" office:value="0.202172">
            <text:p>0.202172</text:p>
          </table:table-cell>
          <table:table-cell table:style-name="ce1" office:value-type="float" office:value="14.5596">
            <text:p>14.559600</text:p>
          </table:table-cell>
          <table:table-cell table:style-name="ce1" office:value-type="float" office:value="12.1899">
            <text:p>12.189900</text:p>
          </table:table-cell>
          <table:table-cell table:style-name="ce1" office:value-type="float" office:value="2.96577">
            <text:p>2.965770</text:p>
          </table:table-cell>
          <table:table-cell table:style-name="ce1" office:value-type="float" office:value="111.874">
            <text:p>111.874000</text:p>
          </table:table-cell>
          <table:table-cell table:style-name="ce1" office:value-type="float" office:value="4.29728">
            <text:p>4.297280</text:p>
          </table:table-cell>
          <table:table-cell table:style-name="ce1" office:value-type="float" office:value="0.037">
            <text:p>0.037000</text:p>
          </table:table-cell>
          <table:table-cell table:style-name="ce1" office:value-type="float" office:value="0.15">
            <text:p>0.150000</text:p>
          </table:table-cell>
          <table:table-cell table:style-name="ce1" office:value-type="float" office:value="0.013">
            <text:p>0.013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Dy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5.5395">
            <text:p>25.539500</text:p>
          </table:table-cell>
          <table:table-cell table:style-name="ce1" office:value-type="float" office:value="1.9804">
            <text:p>1.980400</text:p>
          </table:table-cell>
          <table:table-cell table:style-name="ce1" office:value-type="float" office:value="20.2861">
            <text:p>20.286100</text:p>
          </table:table-cell>
          <table:table-cell table:style-name="ce1" office:value-type="float" office:value="0.143384">
            <text:p>0.143384</text:p>
          </table:table-cell>
          <table:table-cell table:style-name="ce1" office:value-type="float" office:value="11.9812">
            <text:p>11.981200</text:p>
          </table:table-cell>
          <table:table-cell table:style-name="ce1" office:value-type="float" office:value="9.34972">
            <text:p>9.349720</text:p>
          </table:table-cell>
          <table:table-cell table:style-name="ce1" office:value-type="float" office:value="4.50073">
            <text:p>4.500730</text:p>
          </table:table-cell>
          <table:table-cell table:style-name="ce1" office:value-type="float" office:value="19.581">
            <text:p>19.581000</text:p>
          </table:table-cell>
          <table:table-cell table:style-name="ce1" office:value-type="float" office:value="0.68969">
            <text:p>0.689690</text:p>
          </table:table-cell>
          <table:table-cell table:style-name="ce1" office:value-type="float" office:value="0.003">
            <text:p>0.003000</text:p>
          </table:table-cell>
          <table:table-cell table:style-name="ce1" office:value-type="float" office:value="0">
            <text:p>0.000000</text:p>
          </table:table-cell>
          <table:table-cell table:style-name="ce1" office:value-type="float" office:value="0.001">
            <text:p>0.00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Ho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26.9049">
            <text:p>26.904900</text:p>
          </table:table-cell>
          <table:table-cell table:style-name="ce1" office:value-type="float" office:value="2.07051">
            <text:p>2.070510</text:p>
          </table:table-cell>
          <table:table-cell table:style-name="ce1" office:value-type="float" office:value="17.294">
            <text:p>17.294000</text:p>
          </table:table-cell>
          <table:table-cell table:style-name="ce1" office:value-type="float" office:value="0.19794">
            <text:p>0.197940</text:p>
          </table:table-cell>
          <table:table-cell table:style-name="ce1" office:value-type="float" office:value="14.5583">
            <text:p>14.558300</text:p>
          </table:table-cell>
          <table:table-cell table:style-name="ce1" office:value-type="float" office:value="11.4407">
            <text:p>11.440700</text:p>
          </table:table-cell>
          <table:table-cell table:style-name="ce1" office:value-type="float" office:value="3.63837">
            <text:p>3.638370</text:p>
          </table:table-cell>
          <table:table-cell table:style-name="ce1" office:value-type="float" office:value="92.6566">
            <text:p>92.656600</text:p>
          </table:table-cell>
          <table:table-cell table:style-name="ce1" office:value-type="float" office:value="4.56796">
            <text:p>4.567960</text:p>
          </table:table-cell>
          <table:table-cell table:style-name="ce1" office:value-type="float" office:value="0.04">
            <text:p>0.040000</text:p>
          </table:table-cell>
          <table:table-cell table:style-name="ce1" office:value-type="float" office:value="0.15">
            <text:p>0.150000</text:p>
          </table:table-cell>
          <table:table-cell table:style-name="ce1" office:value-type="float" office:value="0.013">
            <text:p>0.013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Ho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6.1296">
            <text:p>26.129600</text:p>
          </table:table-cell>
          <table:table-cell table:style-name="ce1" office:value-type="float" office:value="1.91072">
            <text:p>1.910720</text:p>
          </table:table-cell>
          <table:table-cell table:style-name="ce1" office:value-type="float" office:value="20.0994">
            <text:p>20.099400</text:p>
          </table:table-cell>
          <table:table-cell table:style-name="ce1" office:value-type="float" office:value="0.139358">
            <text:p>0.139358</text:p>
          </table:table-cell>
          <table:table-cell table:style-name="ce1" office:value-type="float" office:value="11.9788">
            <text:p>11.978800</text:p>
          </table:table-cell>
          <table:table-cell table:style-name="ce1" office:value-type="float" office:value="8.80018">
            <text:p>8.800180</text:p>
          </table:table-cell>
          <table:table-cell table:style-name="ce1" office:value-type="float" office:value="4.93676">
            <text:p>4.936760</text:p>
          </table:table-cell>
          <table:table-cell table:style-name="ce1" office:value-type="float" office:value="18.5908">
            <text:p>18.590800</text:p>
          </table:table-cell>
          <table:table-cell table:style-name="ce1" office:value-type="float" office:value="0.852795">
            <text:p>0.852795</text:p>
          </table:table-cell>
          <table:table-cell table:style-name="ce1" office:value-type="float" office:value="0.003">
            <text:p>0.003000</text:p>
          </table:table-cell>
          <table:table-cell table:style-name="ce1" office:value-type="float" office:value="0">
            <text:p>0.000000</text:p>
          </table:table-cell>
          <table:table-cell table:style-name="ce1" office:value-type="float" office:value="0.001">
            <text:p>0.00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Er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27.6563">
            <text:p>27.656300</text:p>
          </table:table-cell>
          <table:table-cell table:style-name="ce1" office:value-type="float" office:value="2.07356">
            <text:p>2.073560</text:p>
          </table:table-cell>
          <table:table-cell table:style-name="ce1" office:value-type="float" office:value="16.4285">
            <text:p>16.428500</text:p>
          </table:table-cell>
          <table:table-cell table:style-name="ce1" office:value-type="float" office:value="0.223545">
            <text:p>0.223545</text:p>
          </table:table-cell>
          <table:table-cell table:style-name="ce1" office:value-type="float" office:value="14.9779">
            <text:p>14.977900</text:p>
          </table:table-cell>
          <table:table-cell table:style-name="ce1" office:value-type="float" office:value="11.3604">
            <text:p>11.360400</text:p>
          </table:table-cell>
          <table:table-cell table:style-name="ce1" office:value-type="float" office:value="2.98233">
            <text:p>2.982330</text:p>
          </table:table-cell>
          <table:table-cell table:style-name="ce1" office:value-type="float" office:value="105.703">
            <text:p>105.703000</text:p>
          </table:table-cell>
          <table:table-cell table:style-name="ce1" office:value-type="float" office:value="5.92046">
            <text:p>5.920460</text:p>
          </table:table-cell>
          <table:table-cell table:style-name="ce1" office:value-type="float" office:value="0.04">
            <text:p>0.040000</text:p>
          </table:table-cell>
          <table:table-cell table:style-name="ce1" office:value-type="float" office:value="0.15">
            <text:p>0.150000</text:p>
          </table:table-cell>
          <table:table-cell table:style-name="ce1" office:value-type="float" office:value="0.015">
            <text:p>0.015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Er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6.722">
            <text:p>26.722000</text:p>
          </table:table-cell>
          <table:table-cell table:style-name="ce1" office:value-type="float" office:value="1.84659">
            <text:p>1.846590</text:p>
          </table:table-cell>
          <table:table-cell table:style-name="ce1" office:value-type="float" office:value="19.7748">
            <text:p>19.774800</text:p>
          </table:table-cell>
          <table:table-cell table:style-name="ce1" office:value-type="float" office:value="0.13729">
            <text:p>0.137290</text:p>
          </table:table-cell>
          <table:table-cell table:style-name="ce1" office:value-type="float" office:value="12.1506">
            <text:p>12.150600</text:p>
          </table:table-cell>
          <table:table-cell table:style-name="ce1" office:value-type="float" office:value="8.36225">
            <text:p>8.362250</text:p>
          </table:table-cell>
          <table:table-cell table:style-name="ce1" office:value-type="float" office:value="5.17379">
            <text:p>5.173790</text:p>
          </table:table-cell>
          <table:table-cell table:style-name="ce1" office:value-type="float" office:value="17.8974">
            <text:p>17.897400</text:p>
          </table:table-cell>
          <table:table-cell table:style-name="ce1" office:value-type="float" office:value="1.17613">
            <text:p>1.176130</text:p>
          </table:table-cell>
          <table:table-cell table:style-name="ce1" office:value-type="float" office:value="0.003">
            <text:p>0.003000</text:p>
          </table:table-cell>
          <table:table-cell table:style-name="ce1" office:value-type="float" office:value="0">
            <text:p>0.000000</text:p>
          </table:table-cell>
          <table:table-cell table:style-name="ce1" office:value-type="float" office:value="0.001">
            <text:p>0.00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Tm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28.1819">
            <text:p>28.181900</text:p>
          </table:table-cell>
          <table:table-cell table:style-name="ce1" office:value-type="float" office:value="2.02859">
            <text:p>2.028590</text:p>
          </table:table-cell>
          <table:table-cell table:style-name="ce1" office:value-type="float" office:value="15.8851">
            <text:p>15.885100</text:p>
          </table:table-cell>
          <table:table-cell table:style-name="ce1" office:value-type="float" office:value="0.238849">
            <text:p>0.238849</text:p>
          </table:table-cell>
          <table:table-cell table:style-name="ce1" office:value-type="float" office:value="15.1542">
            <text:p>15.154200</text:p>
          </table:table-cell>
          <table:table-cell table:style-name="ce1" office:value-type="float" office:value="10.9975">
            <text:p>10.997500</text:p>
          </table:table-cell>
          <table:table-cell table:style-name="ce1" office:value-type="float" office:value="2.98706">
            <text:p>2.987060</text:p>
          </table:table-cell>
          <table:table-cell table:style-name="ce1" office:value-type="float" office:value="102.961">
            <text:p>102.961000</text:p>
          </table:table-cell>
          <table:table-cell table:style-name="ce1" office:value-type="float" office:value="1.63929">
            <text:p>1.639290</text:p>
          </table:table-cell>
          <table:table-cell table:style-name="ce1" office:value-type="float" office:value="0.041">
            <text:p>0.041000</text:p>
          </table:table-cell>
          <table:table-cell table:style-name="ce1" office:value-type="float" office:value="0.15">
            <text:p>0.150000</text:p>
          </table:table-cell>
          <table:table-cell table:style-name="ce1" office:value-type="float" office:value="0.016">
            <text:p>0.016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Tm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7.3083">
            <text:p>27.308300</text:p>
          </table:table-cell>
          <table:table-cell table:style-name="ce1" office:value-type="float" office:value="1.78711">
            <text:p>1.787110</text:p>
          </table:table-cell>
          <table:table-cell table:style-name="ce1" office:value-type="float" office:value="19.332">
            <text:p>19.332000</text:p>
          </table:table-cell>
          <table:table-cell table:style-name="ce1" office:value-type="float" office:value="0.136974">
            <text:p>0.136974</text:p>
          </table:table-cell>
          <table:table-cell table:style-name="ce1" office:value-type="float" office:value="12.3339">
            <text:p>12.333900</text:p>
          </table:table-cell>
          <table:table-cell table:style-name="ce1" office:value-type="float" office:value="7.96778">
            <text:p>7.967780</text:p>
          </table:table-cell>
          <table:table-cell table:style-name="ce1" office:value-type="float" office:value="5.38348">
            <text:p>5.383480</text:p>
          </table:table-cell>
          <table:table-cell table:style-name="ce1" office:value-type="float" office:value="17.2922">
            <text:p>17.292200</text:p>
          </table:table-cell>
          <table:table-cell table:style-name="ce1" office:value-type="float" office:value="1.63929">
            <text:p>1.639290</text:p>
          </table:table-cell>
          <table:table-cell table:style-name="ce1" office:value-type="float" office:value="0.003">
            <text:p>0.003000</text:p>
          </table:table-cell>
          <table:table-cell table:style-name="ce1" office:value-type="float" office:value="0">
            <text:p>0.000000</text:p>
          </table:table-cell>
          <table:table-cell table:style-name="ce1" office:value-type="float" office:value="0.001">
            <text:p>0.00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Yb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28.6641">
            <text:p>28.664100</text:p>
          </table:table-cell>
          <table:table-cell table:style-name="ce1" office:value-type="float" office:value="1.9889">
            <text:p>1.988900</text:p>
          </table:table-cell>
          <table:table-cell table:style-name="ce1" office:value-type="float" office:value="15.4345">
            <text:p>15.434500</text:p>
          </table:table-cell>
          <table:table-cell table:style-name="ce1" office:value-type="float" office:value="0.257119">
            <text:p>0.257119</text:p>
          </table:table-cell>
          <table:table-cell table:style-name="ce1" office:value-type="float" office:value="15.3087">
            <text:p>15.308700</text:p>
          </table:table-cell>
          <table:table-cell table:style-name="ce1" office:value-type="float" office:value="10.6647">
            <text:p>10.664700</text:p>
          </table:table-cell>
          <table:table-cell table:style-name="ce1" office:value-type="float" office:value="2.98963">
            <text:p>2.989630</text:p>
          </table:table-cell>
          <table:table-cell table:style-name="ce1" office:value-type="float" office:value="100.417">
            <text:p>100.417000</text:p>
          </table:table-cell>
          <table:table-cell table:style-name="ce1" office:value-type="float" office:value="7.56672">
            <text:p>7.566720</text:p>
          </table:table-cell>
          <table:table-cell table:style-name="ce1" office:value-type="float" office:value="0.042">
            <text:p>0.042000</text:p>
          </table:table-cell>
          <table:table-cell table:style-name="ce1" office:value-type="float" office:value="0.15">
            <text:p>0.150000</text:p>
          </table:table-cell>
          <table:table-cell table:style-name="ce1" office:value-type="float" office:value="0.016">
            <text:p>0.016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Yb</text:p>
          </table:table-cell>
          <table:table-cell table:style-name="ce1" office:value-type="float" office:value="2">
            <text:p>2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8.1209">
            <text:p>28.120900</text:p>
          </table:table-cell>
          <table:table-cell table:style-name="ce1" office:value-type="float" office:value="1.78503">
            <text:p>1.785030</text:p>
          </table:table-cell>
          <table:table-cell table:style-name="ce1" office:value-type="float" office:value="17.6817">
            <text:p>17.681700</text:p>
          </table:table-cell>
          <table:table-cell table:style-name="ce1" office:value-type="float" office:value="0.15997">
            <text:p>0.159970</text:p>
          </table:table-cell>
          <table:table-cell table:style-name="ce1" office:value-type="float" office:value="13.3335">
            <text:p>13.333500</text:p>
          </table:table-cell>
          <table:table-cell table:style-name="ce1" office:value-type="float" office:value="8.18304">
            <text:p>8.183040</text:p>
          </table:table-cell>
          <table:table-cell table:style-name="ce1" office:value-type="float" office:value="5.14657">
            <text:p>5.146570</text:p>
          </table:table-cell>
          <table:table-cell table:style-name="ce1" office:value-type="float" office:value="20.39">
            <text:p>20.390000</text:p>
          </table:table-cell>
          <table:table-cell table:style-name="ce1" office:value-type="float" office:value="3.70983">
            <text:p>3.709830</text:p>
          </table:table-cell>
          <table:table-cell table:style-name="ce1" office:value-type="float" office:value="0.008">
            <text:p>0.008000</text:p>
          </table:table-cell>
          <table:table-cell table:style-name="ce1" office:value-type="float" office:value="0">
            <text:p>0.000000</text:p>
          </table:table-cell>
          <table:table-cell table:style-name="ce1" office:value-type="float" office:value="0.003">
            <text:p>0.003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Yb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7.8917">
            <text:p>27.891700</text:p>
          </table:table-cell>
          <table:table-cell table:style-name="ce1" office:value-type="float" office:value="1.73272">
            <text:p>1.732720</text:p>
          </table:table-cell>
          <table:table-cell table:style-name="ce1" office:value-type="float" office:value="18.7614">
            <text:p>18.761400</text:p>
          </table:table-cell>
          <table:table-cell table:style-name="ce1" office:value-type="float" office:value="0.13879">
            <text:p>0.138790</text:p>
          </table:table-cell>
          <table:table-cell table:style-name="ce1" office:value-type="float" office:value="12.6072">
            <text:p>12.607200</text:p>
          </table:table-cell>
          <table:table-cell table:style-name="ce1" office:value-type="float" office:value="7.64412">
            <text:p>7.644120</text:p>
          </table:table-cell>
          <table:table-cell table:style-name="ce1" office:value-type="float" office:value="5.47647">
            <text:p>5.476470</text:p>
          </table:table-cell>
          <table:table-cell table:style-name="ce1" office:value-type="float" office:value="16.8153">
            <text:p>16.815300</text:p>
          </table:table-cell>
          <table:table-cell table:style-name="ce1" office:value-type="float" office:value="2.26001">
            <text:p>2.260010</text:p>
          </table:table-cell>
          <table:table-cell table:style-name="ce1" office:value-type="float" office:value="0.003">
            <text:p>0.003000</text:p>
          </table:table-cell>
          <table:table-cell table:style-name="ce1" office:value-type="float" office:value="0">
            <text:p>0.000000</text:p>
          </table:table-cell>
          <table:table-cell table:style-name="ce1" office:value-type="float" office:value="0.002">
            <text:p>0.002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Lu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28.9476">
            <text:p>28.947600</text:p>
          </table:table-cell>
          <table:table-cell table:style-name="ce1" office:value-type="float" office:value="1.90182">
            <text:p>1.901820</text:p>
          </table:table-cell>
          <table:table-cell table:style-name="ce1" office:value-type="float" office:value="15.2208">
            <text:p>15.220800</text:p>
          </table:table-cell>
          <table:table-cell table:style-name="ce1" office:value-type="float" office:value="9.98519">
            <text:p>9.985190</text:p>
          </table:table-cell>
          <table:table-cell table:style-name="ce1" office:value-type="float" office:value="15.1">
            <text:p>15.100000</text:p>
          </table:table-cell>
          <table:table-cell table:style-name="ce1" office:value-type="float" office:value="0.261033">
            <text:p>0.261033</text:p>
          </table:table-cell>
          <table:table-cell table:style-name="ce1" office:value-type="float" office:value="3.71601">
            <text:p>3.716010</text:p>
          </table:table-cell>
          <table:table-cell table:style-name="ce1" office:value-type="float" office:value="84.3298">
            <text:p>84.329800</text:p>
          </table:table-cell>
          <table:table-cell table:style-name="ce1" office:value-type="float" office:value="7.97628">
            <text:p>7.976280</text:p>
          </table:table-cell>
          <table:table-cell table:style-name="ce1" office:value-type="float" office:value="0.043">
            <text:p>0.043000</text:p>
          </table:table-cell>
          <table:table-cell table:style-name="ce1" office:value-type="float" office:value="0.16">
            <text:p>0.160000</text:p>
          </table:table-cell>
          <table:table-cell table:style-name="ce1" office:value-type="float" office:value="0.016">
            <text:p>0.016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Lu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8.4628">
            <text:p>28.462800</text:p>
          </table:table-cell>
          <table:table-cell table:style-name="ce1" office:value-type="float" office:value="1.68216">
            <text:p>1.682160</text:p>
          </table:table-cell>
          <table:table-cell table:style-name="ce1" office:value-type="float" office:value="18.121">
            <text:p>18.121000</text:p>
          </table:table-cell>
          <table:table-cell table:style-name="ce1" office:value-type="float" office:value="0.142292">
            <text:p>0.142292</text:p>
          </table:table-cell>
          <table:table-cell table:style-name="ce1" office:value-type="float" office:value="12.8429">
            <text:p>12.842900</text:p>
          </table:table-cell>
          <table:table-cell table:style-name="ce1" office:value-type="float" office:value="7.33727">
            <text:p>7.337270</text:p>
          </table:table-cell>
          <table:table-cell table:style-name="ce1" office:value-type="float" office:value="5.59415">
            <text:p>5.594150</text:p>
          </table:table-cell>
          <table:table-cell table:style-name="ce1" office:value-type="float" office:value="16.3535">
            <text:p>16.353500</text:p>
          </table:table-cell>
          <table:table-cell table:style-name="ce1" office:value-type="float" office:value="2.97573">
            <text:p>2.975730</text:p>
          </table:table-cell>
          <table:table-cell table:style-name="ce1" office:value-type="float" office:value="0.004">
            <text:p>0.004000</text:p>
          </table:table-cell>
          <table:table-cell table:style-name="ce1" office:value-type="float" office:value="0.14">
            <text:p>0.140000</text:p>
          </table:table-cell>
          <table:table-cell table:style-name="ce1" office:value-type="float" office:value="0.002">
            <text:p>0.002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Hf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29.144">
            <text:p>29.144000</text:p>
          </table:table-cell>
          <table:table-cell table:style-name="ce1" office:value-type="float" office:value="1.83262">
            <text:p>1.832620</text:p>
          </table:table-cell>
          <table:table-cell table:style-name="ce1" office:value-type="float" office:value="15.1726">
            <text:p>15.172600</text:p>
          </table:table-cell>
          <table:table-cell table:style-name="ce1" office:value-type="float" office:value="9.5999">
            <text:p>9.599900</text:p>
          </table:table-cell>
          <table:table-cell table:style-name="ce1" office:value-type="float" office:value="14.7586">
            <text:p>14.758600</text:p>
          </table:table-cell>
          <table:table-cell table:style-name="ce1" office:value-type="float" office:value="0.275116">
            <text:p>0.275116</text:p>
          </table:table-cell>
          <table:table-cell table:style-name="ce1" office:value-type="float" office:value="4.30013">
            <text:p>4.300130</text:p>
          </table:table-cell>
          <table:table-cell table:style-name="ce1" office:value-type="float" office:value="72.029">
            <text:p>72.029000</text:p>
          </table:table-cell>
          <table:table-cell table:style-name="ce1" office:value-type="float" office:value="8.58154">
            <text:p>8.581540</text:p>
          </table:table-cell>
          <table:table-cell table:style-name="ce1" office:value-type="float" office:value="0.047">
            <text:p>0.047000</text:p>
          </table:table-cell>
          <table:table-cell table:style-name="ce1" office:value-type="float" office:value="0.08">
            <text:p>0.080000</text:p>
          </table:table-cell>
          <table:table-cell table:style-name="ce1" office:value-type="float" office:value="0.016">
            <text:p>0.016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Hf</text:p>
          </table:table-cell>
          <table:table-cell table:style-name="ce1" office:value-type="float" office:value="4">
            <text:p>4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8.8131">
            <text:p>28.813100</text:p>
          </table:table-cell>
          <table:table-cell table:style-name="ce1" office:value-type="float" office:value="1.59136">
            <text:p>1.591360</text:p>
          </table:table-cell>
          <table:table-cell table:style-name="ce1" office:value-type="float" office:value="18.4601">
            <text:p>18.460100</text:p>
          </table:table-cell>
          <table:table-cell table:style-name="ce1" office:value-type="float" office:value="0.128903">
            <text:p>0.128903</text:p>
          </table:table-cell>
          <table:table-cell table:style-name="ce1" office:value-type="float" office:value="12.7285">
            <text:p>12.728500</text:p>
          </table:table-cell>
          <table:table-cell table:style-name="ce1" office:value-type="float" office:value="6.76232">
            <text:p>6.762320</text:p>
          </table:table-cell>
          <table:table-cell table:style-name="ce1" office:value-type="float" office:value="5.59927">
            <text:p>5.599270</text:p>
          </table:table-cell>
          <table:table-cell table:style-name="ce1" office:value-type="float" office:value="14.0366">
            <text:p>14.036600</text:p>
          </table:table-cell>
          <table:table-cell table:style-name="ce1" office:value-type="float" office:value="2.39699">
            <text:p>2.396990</text:p>
          </table:table-cell>
          <table:table-cell table:style-name="ce1" office:value-type="float" office:value="0.002">
            <text:p>0.002000</text:p>
          </table:table-cell>
          <table:table-cell table:style-name="ce1" office:value-type="float" office:value="0">
            <text:p>0.000000</text:p>
          </table:table-cell>
          <table:table-cell table:style-name="ce1" office:value-type="float" office:value="0.001">
            <text:p>0.00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Ta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29.2024">
            <text:p>29.202400</text:p>
          </table:table-cell>
          <table:table-cell table:style-name="ce1" office:value-type="float" office:value="1.77333">
            <text:p>1.773330</text:p>
          </table:table-cell>
          <table:table-cell table:style-name="ce1" office:value-type="float" office:value="15.2293">
            <text:p>15.229300</text:p>
          </table:table-cell>
          <table:table-cell table:style-name="ce1" office:value-type="float" office:value="9.37046">
            <text:p>9.370460</text:p>
          </table:table-cell>
          <table:table-cell table:style-name="ce1" office:value-type="float" office:value="14.5135">
            <text:p>14.513500</text:p>
          </table:table-cell>
          <table:table-cell table:style-name="ce1" office:value-type="float" office:value="0.295977">
            <text:p>0.295977</text:p>
          </table:table-cell>
          <table:table-cell table:style-name="ce1" office:value-type="float" office:value="4.76492">
            <text:p>4.764920</text:p>
          </table:table-cell>
          <table:table-cell table:style-name="ce1" office:value-type="float" office:value="63.3644">
            <text:p>63.364400</text:p>
          </table:table-cell>
          <table:table-cell table:style-name="ce1" office:value-type="float" office:value="9.24354">
            <text:p>9.243540</text:p>
          </table:table-cell>
          <table:table-cell table:style-name="ce1" office:value-type="float" office:value="0.049">
            <text:p>0.049000</text:p>
          </table:table-cell>
          <table:table-cell table:style-name="ce1" office:value-type="float" office:value="0.08">
            <text:p>0.080000</text:p>
          </table:table-cell>
          <table:table-cell table:style-name="ce1" office:value-type="float" office:value="0.017">
            <text:p>0.017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Ta</text:p>
          </table:table-cell>
          <table:table-cell table:style-name="ce1" office:value-type="float" office:value="5">
            <text:p>5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9.1587">
            <text:p>29.158700</text:p>
          </table:table-cell>
          <table:table-cell table:style-name="ce1" office:value-type="float" office:value="1.50711">
            <text:p>1.507110</text:p>
          </table:table-cell>
          <table:table-cell table:style-name="ce1" office:value-type="float" office:value="18.8407">
            <text:p>18.840700</text:p>
          </table:table-cell>
          <table:table-cell table:style-name="ce1" office:value-type="float" office:value="0.116741">
            <text:p>0.116741</text:p>
          </table:table-cell>
          <table:table-cell table:style-name="ce1" office:value-type="float" office:value="12.8268">
            <text:p>12.826800</text:p>
          </table:table-cell>
          <table:table-cell table:style-name="ce1" office:value-type="float" office:value="6.31524">
            <text:p>6.315240</text:p>
          </table:table-cell>
          <table:table-cell table:style-name="ce1" office:value-type="float" office:value="5.38695">
            <text:p>5.386950</text:p>
          </table:table-cell>
          <table:table-cell table:style-name="ce1" office:value-type="float" office:value="12.4244">
            <text:p>12.424400</text:p>
          </table:table-cell>
          <table:table-cell table:style-name="ce1" office:value-type="float" office:value="1.78555">
            <text:p>1.785550</text:p>
          </table:table-cell>
          <table:table-cell table:style-name="ce1" office:value-type="float" office:value="0.002">
            <text:p>0.002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1">
            <text:p>0.00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W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29.0818">
            <text:p>29.081800</text:p>
          </table:table-cell>
          <table:table-cell table:style-name="ce1" office:value-type="float" office:value="1.72029">
            <text:p>1.720290</text:p>
          </table:table-cell>
          <table:table-cell table:style-name="ce1" office:value-type="float" office:value="15.43">
            <text:p>15.430000</text:p>
          </table:table-cell>
          <table:table-cell table:style-name="ce1" office:value-type="float" office:value="9.2259">
            <text:p>9.225900</text:p>
          </table:table-cell>
          <table:table-cell table:style-name="ce1" office:value-type="float" office:value="14.4327">
            <text:p>14.432700</text:p>
          </table:table-cell>
          <table:table-cell table:style-name="ce1" office:value-type="float" office:value="0.321703">
            <text:p>0.321703</text:p>
          </table:table-cell>
          <table:table-cell table:style-name="ce1" office:value-type="float" office:value="5.11982">
            <text:p>5.119820</text:p>
          </table:table-cell>
          <table:table-cell table:style-name="ce1" office:value-type="float" office:value="57.056">
            <text:p>57.056000</text:p>
          </table:table-cell>
          <table:table-cell table:style-name="ce1" office:value-type="float" office:value="9.8875">
            <text:p>9.887500</text:p>
          </table:table-cell>
          <table:table-cell table:style-name="ce1" office:value-type="float" office:value="0.051">
            <text:p>0.051000</text:p>
          </table:table-cell>
          <table:table-cell table:style-name="ce1" office:value-type="float" office:value="0.09">
            <text:p>0.090000</text:p>
          </table:table-cell>
          <table:table-cell table:style-name="ce1" office:value-type="float" office:value="0.017">
            <text:p>0.017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W</text:p>
          </table:table-cell>
          <table:table-cell table:style-name="ce1" office:value-type="float" office:value="6">
            <text:p>6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9.4936">
            <text:p>29.493600</text:p>
          </table:table-cell>
          <table:table-cell table:style-name="ce1" office:value-type="float" office:value="1.42755">
            <text:p>1.427550</text:p>
          </table:table-cell>
          <table:table-cell table:style-name="ce1" office:value-type="float" office:value="19.3763">
            <text:p>19.376300</text:p>
          </table:table-cell>
          <table:table-cell table:style-name="ce1" office:value-type="float" office:value="0.104621">
            <text:p>0.104621</text:p>
          </table:table-cell>
          <table:table-cell table:style-name="ce1" office:value-type="float" office:value="13.0544">
            <text:p>13.054400</text:p>
          </table:table-cell>
          <table:table-cell table:style-name="ce1" office:value-type="float" office:value="5.93667">
            <text:p>5.936670</text:p>
          </table:table-cell>
          <table:table-cell table:style-name="ce1" office:value-type="float" office:value="5.06412">
            <text:p>5.064120</text:p>
          </table:table-cell>
          <table:table-cell table:style-name="ce1" office:value-type="float" office:value="11.1972">
            <text:p>11.197200</text:p>
          </table:table-cell>
          <table:table-cell table:style-name="ce1" office:value-type="float" office:value="1.01074">
            <text:p>1.010740</text:p>
          </table:table-cell>
          <table:table-cell table:style-name="ce1" office:value-type="float" office:value="0.001">
            <text:p>0.001000</text:p>
          </table:table-cell>
          <table:table-cell table:number-columns-repeated="2" table:style-name="ce1" office:value-type="float" office:value="0">
            <text:p>0.000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Re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28.7621">
            <text:p>28.762100</text:p>
          </table:table-cell>
          <table:table-cell table:style-name="ce1" office:value-type="float" office:value="1.67191">
            <text:p>1.671910</text:p>
          </table:table-cell>
          <table:table-cell table:style-name="ce1" office:value-type="float" office:value="15.7189">
            <text:p>15.718900</text:p>
          </table:table-cell>
          <table:table-cell table:style-name="ce1" office:value-type="float" office:value="9.09227">
            <text:p>9.092270</text:p>
          </table:table-cell>
          <table:table-cell table:style-name="ce1" office:value-type="float" office:value="14.5564">
            <text:p>14.556400</text:p>
          </table:table-cell>
          <table:table-cell table:style-name="ce1" office:value-type="float" office:value="0.3505">
            <text:p>0.350500</text:p>
          </table:table-cell>
          <table:table-cell table:style-name="ce1" office:value-type="float" office:value="5.44174">
            <text:p>5.441740</text:p>
          </table:table-cell>
          <table:table-cell table:style-name="ce1" office:value-type="float" office:value="52.0861">
            <text:p>52.086100</text:p>
          </table:table-cell>
          <table:table-cell table:style-name="ce1" office:value-type="float" office:value="10.472">
            <text:p>10.472000</text:p>
          </table:table-cell>
          <table:table-cell table:style-name="ce1" office:value-type="float" office:value="0.052">
            <text:p>0.052000</text:p>
          </table:table-cell>
          <table:table-cell table:style-name="ce1" office:value-type="float" office:value="0.09">
            <text:p>0.090000</text:p>
          </table:table-cell>
          <table:table-cell table:style-name="ce1" office:value-type="float" office:value="0.017">
            <text:p>0.017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Os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28.1894">
            <text:p>28.189400</text:p>
          </table:table-cell>
          <table:table-cell table:style-name="ce1" office:value-type="float" office:value="1.62903">
            <text:p>1.629030</text:p>
          </table:table-cell>
          <table:table-cell table:style-name="ce1" office:value-type="float" office:value="16.155">
            <text:p>16.155000</text:p>
          </table:table-cell>
          <table:table-cell table:style-name="ce1" office:value-type="float" office:value="8.97948">
            <text:p>8.979480</text:p>
          </table:table-cell>
          <table:table-cell table:style-name="ce1" office:value-type="float" office:value="14.9305">
            <text:p>14.930500</text:p>
          </table:table-cell>
          <table:table-cell table:style-name="ce1" office:value-type="float" office:value="0.382661">
            <text:p>0.382661</text:p>
          </table:table-cell>
          <table:table-cell table:style-name="ce1" office:value-type="float" office:value="5.67589">
            <text:p>5.675890</text:p>
          </table:table-cell>
          <table:table-cell table:style-name="ce1" office:value-type="float" office:value="48.1647">
            <text:p>48.164700</text:p>
          </table:table-cell>
          <table:table-cell table:style-name="ce1" office:value-type="float" office:value="11.0005">
            <text:p>11.000500</text:p>
          </table:table-cell>
          <table:table-cell table:style-name="ce1" office:value-type="float" office:value="0.051">
            <text:p>0.051000</text:p>
          </table:table-cell>
          <table:table-cell table:style-name="ce1" office:value-type="float" office:value="0.09">
            <text:p>0.090000</text:p>
          </table:table-cell>
          <table:table-cell table:style-name="ce1" office:value-type="float" office:value="0.017">
            <text:p>0.017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Os</text:p>
          </table:table-cell>
          <table:table-cell table:style-name="ce1" office:value-type="float" office:value="4">
            <text:p>4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30.419">
            <text:p>30.419000</text:p>
          </table:table-cell>
          <table:table-cell table:style-name="ce1" office:value-type="float" office:value="1.37113">
            <text:p>1.371130</text:p>
          </table:table-cell>
          <table:table-cell table:style-name="ce1" office:value-type="float" office:value="15.2637">
            <text:p>15.263700</text:p>
          </table:table-cell>
          <table:table-cell table:style-name="ce1" office:value-type="float" office:value="6.84706">
            <text:p>6.847060</text:p>
          </table:table-cell>
          <table:table-cell table:style-name="ce1" office:value-type="float" office:value="14.7458">
            <text:p>14.745800</text:p>
          </table:table-cell>
          <table:table-cell table:style-name="ce1" office:value-type="float" office:value="0.165191">
            <text:p>0.165191</text:p>
          </table:table-cell>
          <table:table-cell table:style-name="ce1" office:value-type="float" office:value="5.06795">
            <text:p>5.067950</text:p>
          </table:table-cell>
          <table:table-cell table:style-name="ce1" office:value-type="float" office:value="18.003">
            <text:p>18.003000</text:p>
          </table:table-cell>
          <table:table-cell table:style-name="ce1" office:value-type="float" office:value="6.49804">
            <text:p>6.498040</text:p>
          </table:table-cell>
          <table:table-cell table:style-name="ce1" office:value-type="float" office:value="0.006">
            <text:p>0.006000</text:p>
          </table:table-cell>
          <table:table-cell table:style-name="ce1" office:value-type="float" office:value="0.29">
            <text:p>0.290000</text:p>
          </table:table-cell>
          <table:table-cell table:style-name="ce1" office:value-type="float" office:value="0.003">
            <text:p>0.003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Ir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27.3049">
            <text:p>27.304900</text:p>
          </table:table-cell>
          <table:table-cell table:style-name="ce1" office:value-type="float" office:value="1.59279">
            <text:p>1.592790</text:p>
          </table:table-cell>
          <table:table-cell table:style-name="ce1" office:value-type="float" office:value="16.7296">
            <text:p>16.729600</text:p>
          </table:table-cell>
          <table:table-cell table:style-name="ce1" office:value-type="float" office:value="8.86553">
            <text:p>8.865530</text:p>
          </table:table-cell>
          <table:table-cell table:style-name="ce1" office:value-type="float" office:value="15.6115">
            <text:p>15.611500</text:p>
          </table:table-cell>
          <table:table-cell table:style-name="ce1" office:value-type="float" office:value="0.417916">
            <text:p>0.417916</text:p>
          </table:table-cell>
          <table:table-cell table:style-name="ce1" office:value-type="float" office:value="5.83377">
            <text:p>5.833770</text:p>
          </table:table-cell>
          <table:table-cell table:style-name="ce1" office:value-type="float" office:value="45.0011">
            <text:p>45.001100</text:p>
          </table:table-cell>
          <table:table-cell table:style-name="ce1" office:value-type="float" office:value="11.4722">
            <text:p>11.472200</text:p>
          </table:table-cell>
          <table:table-cell table:style-name="ce1" office:value-type="float" office:value="0.05">
            <text:p>0.050000</text:p>
          </table:table-cell>
          <table:table-cell table:style-name="ce1" office:value-type="float" office:value="0.09">
            <text:p>0.090000</text:p>
          </table:table-cell>
          <table:table-cell table:style-name="ce1" office:value-type="float" office:value="0.017">
            <text:p>0.017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Ir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30.4156">
            <text:p>30.415600</text:p>
          </table:table-cell>
          <table:table-cell table:style-name="ce1" office:value-type="float" office:value="1.34323">
            <text:p>1.343230</text:p>
          </table:table-cell>
          <table:table-cell table:style-name="ce1" office:value-type="float" office:value="15.862">
            <text:p>15.862000</text:p>
          </table:table-cell>
          <table:table-cell table:style-name="ce1" office:value-type="float" office:value="7.10909">
            <text:p>7.109090</text:p>
          </table:table-cell>
          <table:table-cell table:style-name="ce1" office:value-type="float" office:value="13.6145">
            <text:p>13.614500</text:p>
          </table:table-cell>
          <table:table-cell table:style-name="ce1" office:value-type="float" office:value="0.204633">
            <text:p>0.204633</text:p>
          </table:table-cell>
          <table:table-cell table:style-name="ce1" office:value-type="float" office:value="5.82008">
            <text:p>5.820080</text:p>
          </table:table-cell>
          <table:table-cell table:style-name="ce1" office:value-type="float" office:value="20.3254">
            <text:p>20.325400</text:p>
          </table:table-cell>
          <table:table-cell table:style-name="ce1" office:value-type="float" office:value="8.27903">
            <text:p>8.279030</text:p>
          </table:table-cell>
          <table:table-cell table:style-name="ce1" office:value-type="float" office:value="0.009">
            <text:p>0.009000</text:p>
          </table:table-cell>
          <table:table-cell table:style-name="ce1" office:value-type="float" office:value="0.28">
            <text:p>0.280000</text:p>
          </table:table-cell>
          <table:table-cell table:style-name="ce1" office:value-type="float" office:value="0.004">
            <text:p>0.004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Ir</text:p>
          </table:table-cell>
          <table:table-cell table:style-name="ce1" office:value-type="float" office:value="4">
            <text:p>4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30.7058">
            <text:p>30.705800</text:p>
          </table:table-cell>
          <table:table-cell table:style-name="ce1" office:value-type="float" office:value="1.30923">
            <text:p>1.309230</text:p>
          </table:table-cell>
          <table:table-cell table:style-name="ce1" office:value-type="float" office:value="15.5512">
            <text:p>15.551200</text:p>
          </table:table-cell>
          <table:table-cell table:style-name="ce1" office:value-type="float" office:value="6.71983">
            <text:p>6.719830</text:p>
          </table:table-cell>
          <table:table-cell table:style-name="ce1" office:value-type="float" office:value="14.2326">
            <text:p>14.232600</text:p>
          </table:table-cell>
          <table:table-cell table:style-name="ce1" office:value-type="float" office:value="0.167252">
            <text:p>0.167252</text:p>
          </table:table-cell>
          <table:table-cell table:style-name="ce1" office:value-type="float" office:value="5.53672">
            <text:p>5.536720</text:p>
          </table:table-cell>
          <table:table-cell table:style-name="ce1" office:value-type="float" office:value="17.4911">
            <text:p>17.491100</text:p>
          </table:table-cell>
          <table:table-cell table:style-name="ce1" office:value-type="float" office:value="6.96824">
            <text:p>6.968240</text:p>
          </table:table-cell>
          <table:table-cell table:style-name="ce1" office:value-type="float" office:value="0.006">
            <text:p>0.006000</text:p>
          </table:table-cell>
          <table:table-cell table:style-name="ce1" office:value-type="float" office:value="0.29">
            <text:p>0.290000</text:p>
          </table:table-cell>
          <table:table-cell table:style-name="ce1" office:value-type="float" office:value="0.003">
            <text:p>0.003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t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27.0059">
            <text:p>27.005900</text:p>
          </table:table-cell>
          <table:table-cell table:style-name="ce1" office:value-type="float" office:value="1.51293">
            <text:p>1.512930</text:p>
          </table:table-cell>
          <table:table-cell table:style-name="ce1" office:value-type="float" office:value="17.7639">
            <text:p>17.763900</text:p>
          </table:table-cell>
          <table:table-cell table:style-name="ce1" office:value-type="float" office:value="8.81174">
            <text:p>8.811740</text:p>
          </table:table-cell>
          <table:table-cell table:style-name="ce1" office:value-type="float" office:value="15.7131">
            <text:p>15.713100</text:p>
          </table:table-cell>
          <table:table-cell table:style-name="ce1" office:value-type="float" office:value="0.424593">
            <text:p>0.424593</text:p>
          </table:table-cell>
          <table:table-cell table:style-name="ce1" office:value-type="float" office:value="5.7837">
            <text:p>5.783700</text:p>
          </table:table-cell>
          <table:table-cell table:style-name="ce1" office:value-type="float" office:value="38.6103">
            <text:p>38.610300</text:p>
          </table:table-cell>
          <table:table-cell table:style-name="ce1" office:value-type="float" office:value="11.6883">
            <text:p>11.688300</text:p>
          </table:table-cell>
          <table:table-cell table:style-name="ce1" office:value-type="float" office:value="0.046">
            <text:p>0.046000</text:p>
          </table:table-cell>
          <table:table-cell table:style-name="ce1" office:value-type="float" office:value="0.1">
            <text:p>0.100000</text:p>
          </table:table-cell>
          <table:table-cell table:style-name="ce1" office:value-type="float" office:value="0.016">
            <text:p>0.016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t</text:p>
          </table:table-cell>
          <table:table-cell table:style-name="ce1" office:value-type="float" office:value="2">
            <text:p>2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9.8429">
            <text:p>29.842900</text:p>
          </table:table-cell>
          <table:table-cell table:style-name="ce1" office:value-type="float" office:value="1.32927">
            <text:p>1.329270</text:p>
          </table:table-cell>
          <table:table-cell table:style-name="ce1" office:value-type="float" office:value="16.7224">
            <text:p>16.722400</text:p>
          </table:table-cell>
          <table:table-cell table:style-name="ce1" office:value-type="float" office:value="7.38979">
            <text:p>7.389790</text:p>
          </table:table-cell>
          <table:table-cell table:style-name="ce1" office:value-type="float" office:value="13.2153">
            <text:p>13.215300</text:p>
          </table:table-cell>
          <table:table-cell table:style-name="ce1" office:value-type="float" office:value="0.263297">
            <text:p>0.263297</text:p>
          </table:table-cell>
          <table:table-cell table:style-name="ce1" office:value-type="float" office:value="6.35234">
            <text:p>6.352340</text:p>
          </table:table-cell>
          <table:table-cell table:style-name="ce1" office:value-type="float" office:value="22.9426">
            <text:p>22.942600</text:p>
          </table:table-cell>
          <table:table-cell table:style-name="ce1" office:value-type="float" office:value="9.85329">
            <text:p>9.853290</text:p>
          </table:table-cell>
          <table:table-cell table:style-name="ce1" office:value-type="float" office:value="0.014">
            <text:p>0.014000</text:p>
          </table:table-cell>
          <table:table-cell table:style-name="ce1" office:value-type="float" office:value="0">
            <text:p>0.000000</text:p>
          </table:table-cell>
          <table:table-cell table:style-name="ce1" office:value-type="float" office:value="0.006">
            <text:p>0.006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t</text:p>
          </table:table-cell>
          <table:table-cell table:style-name="ce1" office:value-type="float" office:value="4">
            <text:p>4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30.9612">
            <text:p>30.961200</text:p>
          </table:table-cell>
          <table:table-cell table:style-name="ce1" office:value-type="float" office:value="1.24813">
            <text:p>1.248130</text:p>
          </table:table-cell>
          <table:table-cell table:style-name="ce1" office:value-type="float" office:value="15.9829">
            <text:p>15.982900</text:p>
          </table:table-cell>
          <table:table-cell table:style-name="ce1" office:value-type="float" office:value="6.60834">
            <text:p>6.608340</text:p>
          </table:table-cell>
          <table:table-cell table:style-name="ce1" office:value-type="float" office:value="13.7348">
            <text:p>13.734800</text:p>
          </table:table-cell>
          <table:table-cell table:style-name="ce1" office:value-type="float" office:value="0.16864">
            <text:p>0.168640</text:p>
          </table:table-cell>
          <table:table-cell table:style-name="ce1" office:value-type="float" office:value="5.92034">
            <text:p>5.920340</text:p>
          </table:table-cell>
          <table:table-cell table:style-name="ce1" office:value-type="float" office:value="16.9392">
            <text:p>16.939200</text:p>
          </table:table-cell>
          <table:table-cell table:style-name="ce1" office:value-type="float" office:value="7.39534">
            <text:p>7.395340</text:p>
          </table:table-cell>
          <table:table-cell table:style-name="ce1" office:value-type="float" office:value="0.006">
            <text:p>0.006000</text:p>
          </table:table-cell>
          <table:table-cell table:style-name="ce1" office:value-type="float" office:value="0.14">
            <text:p>0.140000</text:p>
          </table:table-cell>
          <table:table-cell table:style-name="ce1" office:value-type="float" office:value="0.003">
            <text:p>0.003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Au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16.8819">
            <text:p>16.881900</text:p>
          </table:table-cell>
          <table:table-cell table:style-name="ce1" office:value-type="float" office:value="0.4611">
            <text:p>0.461100</text:p>
          </table:table-cell>
          <table:table-cell table:style-name="ce1" office:value-type="float" office:value="18.5913">
            <text:p>18.591300</text:p>
          </table:table-cell>
          <table:table-cell table:style-name="ce1" office:value-type="float" office:value="8.6216">
            <text:p>8.621600</text:p>
          </table:table-cell>
          <table:table-cell table:style-name="ce1" office:value-type="float" office:value="25.5582">
            <text:p>25.558200</text:p>
          </table:table-cell>
          <table:table-cell table:style-name="ce1" office:value-type="float" office:value="1.4826">
            <text:p>1.482600</text:p>
          </table:table-cell>
          <table:table-cell table:style-name="ce1" office:value-type="float" office:value="5.86">
            <text:p>5.860000</text:p>
          </table:table-cell>
          <table:table-cell table:style-name="ce1" office:value-type="float" office:value="36.3956">
            <text:p>36.395600</text:p>
          </table:table-cell>
          <table:table-cell table:style-name="ce1" office:value-type="float" office:value="12.0658">
            <text:p>12.065800</text:p>
          </table:table-cell>
          <table:table-cell table:style-name="ce1" office:value-type="float" office:value="0.045">
            <text:p>0.045000</text:p>
          </table:table-cell>
          <table:table-cell table:style-name="ce1" office:value-type="float" office:value="0.1">
            <text:p>0.100000</text:p>
          </table:table-cell>
          <table:table-cell table:style-name="ce1" office:value-type="float" office:value="0.015">
            <text:p>0.015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Au</text:p>
          </table:table-cell>
          <table:table-cell table:style-name="ce1" office:value-type="float" office:value="1">
            <text:p>1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8.0109">
            <text:p>28.010900</text:p>
          </table:table-cell>
          <table:table-cell table:style-name="ce1" office:value-type="float" office:value="1.35321">
            <text:p>1.353210</text:p>
          </table:table-cell>
          <table:table-cell table:style-name="ce1" office:value-type="float" office:value="17.8204">
            <text:p>17.820400</text:p>
          </table:table-cell>
          <table:table-cell table:style-name="ce1" office:value-type="float" office:value="7.7395">
            <text:p>7.739500</text:p>
          </table:table-cell>
          <table:table-cell table:style-name="ce1" office:value-type="float" office:value="14.3359">
            <text:p>14.335900</text:p>
          </table:table-cell>
          <table:table-cell table:style-name="ce1" office:value-type="float" office:value="0.356752">
            <text:p>0.356752</text:p>
          </table:table-cell>
          <table:table-cell table:style-name="ce1" office:value-type="float" office:value="6.58077">
            <text:p>6.580770</text:p>
          </table:table-cell>
          <table:table-cell table:style-name="ce1" office:value-type="float" office:value="26.4043">
            <text:p>26.404300</text:p>
          </table:table-cell>
          <table:table-cell table:style-name="ce1" office:value-type="float" office:value="11.2299">
            <text:p>11.229900</text:p>
          </table:table-cell>
          <table:table-cell table:style-name="ce1" office:value-type="float" office:value="0.023">
            <text:p>0.023000</text:p>
          </table:table-cell>
          <table:table-cell table:style-name="ce1" office:value-type="float" office:value="0.12">
            <text:p>0.120000</text:p>
          </table:table-cell>
          <table:table-cell table:style-name="ce1" office:value-type="float" office:value="0.009">
            <text:p>0.009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Au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30.6886">
            <text:p>30.688600</text:p>
          </table:table-cell>
          <table:table-cell table:style-name="ce1" office:value-type="float" office:value="1.2199">
            <text:p>1.219900</text:p>
          </table:table-cell>
          <table:table-cell table:style-name="ce1" office:value-type="float" office:value="16.9029">
            <text:p>16.902900</text:p>
          </table:table-cell>
          <table:table-cell table:style-name="ce1" office:value-type="float" office:value="6.82872">
            <text:p>6.828720</text:p>
          </table:table-cell>
          <table:table-cell table:style-name="ce1" office:value-type="float" office:value="12.7801">
            <text:p>12.780100</text:p>
          </table:table-cell>
          <table:table-cell table:style-name="ce1" office:value-type="float" office:value="0.212867">
            <text:p>0.212867</text:p>
          </table:table-cell>
          <table:table-cell table:style-name="ce1" office:value-type="float" office:value="6.52354">
            <text:p>6.523540</text:p>
          </table:table-cell>
          <table:table-cell table:style-name="ce1" office:value-type="float" office:value="18.659">
            <text:p>18.659000</text:p>
          </table:table-cell>
          <table:table-cell table:style-name="ce1" office:value-type="float" office:value="9.0968">
            <text:p>9.096800</text:p>
          </table:table-cell>
          <table:table-cell table:style-name="ce1" office:value-type="float" office:value="0.009">
            <text:p>0.009000</text:p>
          </table:table-cell>
          <table:table-cell table:style-name="ce1" office:value-type="float" office:value="0.14">
            <text:p>0.140000</text:p>
          </table:table-cell>
          <table:table-cell table:style-name="ce1" office:value-type="float" office:value="0.004">
            <text:p>0.004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Hg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20.6809">
            <text:p>20.680900</text:p>
          </table:table-cell>
          <table:table-cell table:style-name="ce1" office:value-type="float" office:value="0.545">
            <text:p>0.545000</text:p>
          </table:table-cell>
          <table:table-cell table:style-name="ce1" office:value-type="float" office:value="19.0417">
            <text:p>19.041700</text:p>
          </table:table-cell>
          <table:table-cell table:style-name="ce1" office:value-type="float" office:value="8.4484">
            <text:p>8.448400</text:p>
          </table:table-cell>
          <table:table-cell table:style-name="ce1" office:value-type="float" office:value="21.6575">
            <text:p>21.657500</text:p>
          </table:table-cell>
          <table:table-cell table:style-name="ce1" office:value-type="float" office:value="1.5729">
            <text:p>1.572900</text:p>
          </table:table-cell>
          <table:table-cell table:style-name="ce1" office:value-type="float" office:value="5.9676">
            <text:p>5.967600</text:p>
          </table:table-cell>
          <table:table-cell table:style-name="ce1" office:value-type="float" office:value="38.3246">
            <text:p>38.324600</text:p>
          </table:table-cell>
          <table:table-cell table:style-name="ce1" office:value-type="float" office:value="12.6089">
            <text:p>12.608900</text:p>
          </table:table-cell>
          <table:table-cell table:style-name="ce1" office:value-type="float" office:value="0.046">
            <text:p>0.046000</text:p>
          </table:table-cell>
          <table:table-cell table:style-name="ce1" office:value-type="float" office:value="0.1">
            <text:p>0.100000</text:p>
          </table:table-cell>
          <table:table-cell table:style-name="ce1" office:value-type="float" office:value="0.017">
            <text:p>0.017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Hg</text:p>
          </table:table-cell>
          <table:table-cell table:style-name="ce1" office:value-type="float" office:value="1">
            <text:p>1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5.0853">
            <text:p>25.085300</text:p>
          </table:table-cell>
          <table:table-cell table:style-name="ce1" office:value-type="float" office:value="1.39507">
            <text:p>1.395070</text:p>
          </table:table-cell>
          <table:table-cell table:style-name="ce1" office:value-type="float" office:value="18.4973">
            <text:p>18.497300</text:p>
          </table:table-cell>
          <table:table-cell table:style-name="ce1" office:value-type="float" office:value="7.65105">
            <text:p>7.651050</text:p>
          </table:table-cell>
          <table:table-cell table:style-name="ce1" office:value-type="float" office:value="16.8883">
            <text:p>16.888300</text:p>
          </table:table-cell>
          <table:table-cell table:style-name="ce1" office:value-type="float" office:value="0.443378">
            <text:p>0.443378</text:p>
          </table:table-cell>
          <table:table-cell table:style-name="ce1" office:value-type="float" office:value="6.48216">
            <text:p>6.482160</text:p>
          </table:table-cell>
          <table:table-cell table:style-name="ce1" office:value-type="float" office:value="28.2262">
            <text:p>28.226200</text:p>
          </table:table-cell>
          <table:table-cell table:style-name="ce1" office:value-type="float" office:value="12.0205">
            <text:p>12.020500</text:p>
          </table:table-cell>
          <table:table-cell table:style-name="ce1" office:value-type="float" office:value="0.027">
            <text:p>0.027000</text:p>
          </table:table-cell>
          <table:table-cell table:style-name="ce1" office:value-type="float" office:value="0.12">
            <text:p>0.120000</text:p>
          </table:table-cell>
          <table:table-cell table:style-name="ce1" office:value-type="float" office:value="0.011">
            <text:p>0.01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Hg</text:p>
          </table:table-cell>
          <table:table-cell table:style-name="ce1" office:value-type="float" office:value="2">
            <text:p>2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9.5641">
            <text:p>29.564100</text:p>
          </table:table-cell>
          <table:table-cell table:style-name="ce1" office:value-type="float" office:value="1.21152">
            <text:p>1.211520</text:p>
          </table:table-cell>
          <table:table-cell table:style-name="ce1" office:value-type="float" office:value="18.06">
            <text:p>18.060000</text:p>
          </table:table-cell>
          <table:table-cell table:style-name="ce1" office:value-type="float" office:value="7.05639">
            <text:p>7.056390</text:p>
          </table:table-cell>
          <table:table-cell table:style-name="ce1" office:value-type="float" office:value="12.8374">
            <text:p>12.837400</text:p>
          </table:table-cell>
          <table:table-cell table:style-name="ce1" office:value-type="float" office:value="0.284738">
            <text:p>0.284738</text:p>
          </table:table-cell>
          <table:table-cell table:style-name="ce1" office:value-type="float" office:value="6.89912">
            <text:p>6.899120</text:p>
          </table:table-cell>
          <table:table-cell table:style-name="ce1" office:value-type="float" office:value="20.7482">
            <text:p>20.748200</text:p>
          </table:table-cell>
          <table:table-cell table:style-name="ce1" office:value-type="float" office:value="10.6268">
            <text:p>10.626800</text:p>
          </table:table-cell>
          <table:table-cell table:style-name="ce1" office:value-type="float" office:value="0.013">
            <text:p>0.013000</text:p>
          </table:table-cell>
          <table:table-cell table:style-name="ce1" office:value-type="float" office:value="0">
            <text:p>0.000000</text:p>
          </table:table-cell>
          <table:table-cell table:style-name="ce1" office:value-type="float" office:value="0.006">
            <text:p>0.006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Tl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27.5446">
            <text:p>27.544600</text:p>
          </table:table-cell>
          <table:table-cell table:style-name="ce1" office:value-type="float" office:value="0.65515">
            <text:p>0.655150</text:p>
          </table:table-cell>
          <table:table-cell table:style-name="ce1" office:value-type="float" office:value="19.1584">
            <text:p>19.158400</text:p>
          </table:table-cell>
          <table:table-cell table:style-name="ce1" office:value-type="float" office:value="8.70751">
            <text:p>8.707510</text:p>
          </table:table-cell>
          <table:table-cell table:style-name="ce1" office:value-type="float" office:value="15.538">
            <text:p>15.538000</text:p>
          </table:table-cell>
          <table:table-cell table:style-name="ce1" office:value-type="float" office:value="1.96347">
            <text:p>1.963470</text:p>
          </table:table-cell>
          <table:table-cell table:style-name="ce1" office:value-type="float" office:value="5.52593">
            <text:p>5.525930</text:p>
          </table:table-cell>
          <table:table-cell table:style-name="ce1" office:value-type="float" office:value="45.8149">
            <text:p>45.814900</text:p>
          </table:table-cell>
          <table:table-cell table:style-name="ce1" office:value-type="float" office:value="13.1746">
            <text:p>13.174600</text:p>
          </table:table-cell>
          <table:table-cell table:style-name="ce1" office:value-type="float" office:value="0.059">
            <text:p>0.059000</text:p>
          </table:table-cell>
          <table:table-cell table:style-name="ce1" office:value-type="float" office:value="0.09">
            <text:p>0.090000</text:p>
          </table:table-cell>
          <table:table-cell table:style-name="ce1" office:value-type="float" office:value="0.021">
            <text:p>0.02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Tl</text:p>
          </table:table-cell>
          <table:table-cell table:style-name="ce1" office:value-type="float" office:value="1">
            <text:p>1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1.3985">
            <text:p>21.398500</text:p>
          </table:table-cell>
          <table:table-cell table:style-name="ce1" office:value-type="float" office:value="1.4711">
            <text:p>1.471100</text:p>
          </table:table-cell>
          <table:table-cell table:style-name="ce1" office:value-type="float" office:value="20.4723">
            <text:p>20.472300</text:p>
          </table:table-cell>
          <table:table-cell table:style-name="ce1" office:value-type="float" office:value="0.517394">
            <text:p>0.517394</text:p>
          </table:table-cell>
          <table:table-cell table:style-name="ce1" office:value-type="float" office:value="18.7478">
            <text:p>18.747800</text:p>
          </table:table-cell>
          <table:table-cell table:style-name="ce1" office:value-type="float" office:value="7.43463">
            <text:p>7.434630</text:p>
          </table:table-cell>
          <table:table-cell table:style-name="ce1" office:value-type="float" office:value="6.82847">
            <text:p>6.828470</text:p>
          </table:table-cell>
          <table:table-cell table:style-name="ce1" office:value-type="float" office:value="28.8482">
            <text:p>28.848200</text:p>
          </table:table-cell>
          <table:table-cell table:style-name="ce1" office:value-type="float" office:value="12.5258">
            <text:p>12.525800</text:p>
          </table:table-cell>
          <table:table-cell table:style-name="ce1" office:value-type="float" office:value="0.028">
            <text:p>0.028000</text:p>
          </table:table-cell>
          <table:table-cell table:style-name="ce1" office:value-type="float" office:value="0.12">
            <text:p>0.120000</text:p>
          </table:table-cell>
          <table:table-cell table:style-name="ce1" office:value-type="float" office:value="0.011">
            <text:p>0.01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Tl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30.8695">
            <text:p>30.869500</text:p>
          </table:table-cell>
          <table:table-cell table:style-name="ce1" office:value-type="float" office:value="1.1008">
            <text:p>1.100800</text:p>
          </table:table-cell>
          <table:table-cell table:style-name="ce1" office:value-type="float" office:value="18.3481">
            <text:p>18.348100</text:p>
          </table:table-cell>
          <table:table-cell table:style-name="ce1" office:value-type="float" office:value="6.53852">
            <text:p>6.538520</text:p>
          </table:table-cell>
          <table:table-cell table:style-name="ce1" office:value-type="float" office:value="11.9328">
            <text:p>11.932800</text:p>
          </table:table-cell>
          <table:table-cell table:style-name="ce1" office:value-type="float" office:value="0.219074">
            <text:p>0.219074</text:p>
          </table:table-cell>
          <table:table-cell table:style-name="ce1" office:value-type="float" office:value="7.00574">
            <text:p>7.005740</text:p>
          </table:table-cell>
          <table:table-cell table:style-name="ce1" office:value-type="float" office:value="17.2114">
            <text:p>17.211400</text:p>
          </table:table-cell>
          <table:table-cell table:style-name="ce1" office:value-type="float" office:value="9.8027">
            <text:p>9.802700</text:p>
          </table:table-cell>
          <table:table-cell table:style-name="ce1" office:value-type="float" office:value="0.008">
            <text:p>0.008000</text:p>
          </table:table-cell>
          <table:table-cell table:style-name="ce1" office:value-type="float" office:value="0.01">
            <text:p>0.010000</text:p>
          </table:table-cell>
          <table:table-cell table:style-name="ce1" office:value-type="float" office:value="0.004">
            <text:p>0.004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b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31.0617">
            <text:p>31.061700</text:p>
          </table:table-cell>
          <table:table-cell table:style-name="ce1" office:value-type="float" office:value="0.6902">
            <text:p>0.690200</text:p>
          </table:table-cell>
          <table:table-cell table:style-name="ce1" office:value-type="float" office:value="13.0637">
            <text:p>13.063700</text:p>
          </table:table-cell>
          <table:table-cell table:style-name="ce1" office:value-type="float" office:value="2.3576">
            <text:p>2.357600</text:p>
          </table:table-cell>
          <table:table-cell table:style-name="ce1" office:value-type="float" office:value="18.442">
            <text:p>18.442000</text:p>
          </table:table-cell>
          <table:table-cell table:style-name="ce1" office:value-type="float" office:value="8.618">
            <text:p>8.618000</text:p>
          </table:table-cell>
          <table:table-cell table:style-name="ce1" office:value-type="float" office:value="5.9696">
            <text:p>5.969600</text:p>
          </table:table-cell>
          <table:table-cell table:style-name="ce1" office:value-type="float" office:value="47.2579">
            <text:p>47.257900</text:p>
          </table:table-cell>
          <table:table-cell table:style-name="ce1" office:value-type="float" office:value="13.4118">
            <text:p>13.411800</text:p>
          </table:table-cell>
          <table:table-cell table:style-name="ce1" office:value-type="float" office:value="0.06">
            <text:p>0.060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21">
            <text:p>0.02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b</text:p>
          </table:table-cell>
          <table:table-cell table:style-name="ce1" office:value-type="float" office:value="2">
            <text:p>2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1.7886">
            <text:p>21.788600</text:p>
          </table:table-cell>
          <table:table-cell table:style-name="ce1" office:value-type="float" office:value="1.3366">
            <text:p>1.336600</text:p>
          </table:table-cell>
          <table:table-cell table:style-name="ce1" office:value-type="float" office:value="19.5682">
            <text:p>19.568200</text:p>
          </table:table-cell>
          <table:table-cell table:style-name="ce1" office:value-type="float" office:value="0.488383">
            <text:p>0.488383</text:p>
          </table:table-cell>
          <table:table-cell table:style-name="ce1" office:value-type="float" office:value="19.1406">
            <text:p>19.140600</text:p>
          </table:table-cell>
          <table:table-cell table:style-name="ce1" office:value-type="float" office:value="6.7727">
            <text:p>6.772700</text:p>
          </table:table-cell>
          <table:table-cell table:style-name="ce1" office:value-type="float" office:value="7.01107">
            <text:p>7.011070</text:p>
          </table:table-cell>
          <table:table-cell table:style-name="ce1" office:value-type="float" office:value="23.8132">
            <text:p>23.813200</text:p>
          </table:table-cell>
          <table:table-cell table:style-name="ce1" office:value-type="float" office:value="12.4734">
            <text:p>12.473400</text:p>
          </table:table-cell>
          <table:table-cell table:style-name="ce1" office:value-type="float" office:value="0.02">
            <text:p>0.020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8">
            <text:p>0.008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b</text:p>
          </table:table-cell>
          <table:table-cell table:style-name="ce1" office:value-type="float" office:value="4">
            <text:p>4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32.1244">
            <text:p>32.124400</text:p>
          </table:table-cell>
          <table:table-cell table:style-name="ce1" office:value-type="float" office:value="1.00566">
            <text:p>1.005660</text:p>
          </table:table-cell>
          <table:table-cell table:style-name="ce1" office:value-type="float" office:value="18.8003">
            <text:p>18.800300</text:p>
          </table:table-cell>
          <table:table-cell table:style-name="ce1" office:value-type="float" office:value="6.10926">
            <text:p>6.109260</text:p>
          </table:table-cell>
          <table:table-cell table:style-name="ce1" office:value-type="float" office:value="12.0175">
            <text:p>12.017500</text:p>
          </table:table-cell>
          <table:table-cell table:style-name="ce1" office:value-type="float" office:value="0.147041">
            <text:p>0.147041</text:p>
          </table:table-cell>
          <table:table-cell table:style-name="ce1" office:value-type="float" office:value="6.96886">
            <text:p>6.968860</text:p>
          </table:table-cell>
          <table:table-cell table:style-name="ce1" office:value-type="float" office:value="14.714">
            <text:p>14.714000</text:p>
          </table:table-cell>
          <table:table-cell table:style-name="ce1" office:value-type="float" office:value="8.08428">
            <text:p>8.084280</text:p>
          </table:table-cell>
          <table:table-cell table:style-name="ce1" office:value-type="float" office:value="0.005">
            <text:p>0.005000</text:p>
          </table:table-cell>
          <table:table-cell table:style-name="ce1" office:value-type="float" office:value="0.31">
            <text:p>0.310000</text:p>
          </table:table-cell>
          <table:table-cell table:style-name="ce1" office:value-type="float" office:value="0.002">
            <text:p>0.002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Bi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33.3689">
            <text:p>33.368900</text:p>
          </table:table-cell>
          <table:table-cell table:style-name="ce1" office:value-type="float" office:value="0.704">
            <text:p>0.704000</text:p>
          </table:table-cell>
          <table:table-cell table:style-name="ce1" office:value-type="float" office:value="12.951">
            <text:p>12.951000</text:p>
          </table:table-cell>
          <table:table-cell table:style-name="ce1" office:value-type="float" office:value="2.9238">
            <text:p>2.923800</text:p>
          </table:table-cell>
          <table:table-cell table:style-name="ce1" office:value-type="float" office:value="16.5877">
            <text:p>16.587700</text:p>
          </table:table-cell>
          <table:table-cell table:style-name="ce1" office:value-type="float" office:value="8.7937">
            <text:p>8.793700</text:p>
          </table:table-cell>
          <table:table-cell table:style-name="ce1" office:value-type="float" office:value="6.4692">
            <text:p>6.469200</text:p>
          </table:table-cell>
          <table:table-cell table:style-name="ce1" office:value-type="float" office:value="48.0093">
            <text:p>48.009300</text:p>
          </table:table-cell>
          <table:table-cell table:style-name="ce1" office:value-type="float" office:value="13.5782">
            <text:p>13.578200</text:p>
          </table:table-cell>
          <table:table-cell table:style-name="ce1" office:value-type="float" office:value="0.065">
            <text:p>0.065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2">
            <text:p>0.020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Bi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21.8053">
            <text:p>21.805300</text:p>
          </table:table-cell>
          <table:table-cell table:style-name="ce1" office:value-type="float" office:value="1.2356">
            <text:p>1.235600</text:p>
          </table:table-cell>
          <table:table-cell table:style-name="ce1" office:value-type="float" office:value="19.5026">
            <text:p>19.502600</text:p>
          </table:table-cell>
          <table:table-cell table:style-name="ce1" office:value-type="float" office:value="6.24149">
            <text:p>6.241490</text:p>
          </table:table-cell>
          <table:table-cell table:style-name="ce1" office:value-type="float" office:value="19.1053">
            <text:p>19.105300</text:p>
          </table:table-cell>
          <table:table-cell table:style-name="ce1" office:value-type="float" office:value="0.469999">
            <text:p>0.469999</text:p>
          </table:table-cell>
          <table:table-cell table:style-name="ce1" office:value-type="float" office:value="7.10295">
            <text:p>7.102950</text:p>
          </table:table-cell>
          <table:table-cell table:style-name="ce1" office:value-type="float" office:value="20.3185">
            <text:p>20.318500</text:p>
          </table:table-cell>
          <table:table-cell table:style-name="ce1" office:value-type="float" office:value="12.4711">
            <text:p>12.471100</text:p>
          </table:table-cell>
          <table:table-cell table:style-name="ce1" office:value-type="float" office:value="0.015">
            <text:p>0.015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6">
            <text:p>0.006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Bi</text:p>
          </table:table-cell>
          <table:table-cell table:style-name="ce1" office:value-type="float" office:value="5">
            <text:p>5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33.5364">
            <text:p>33.536400</text:p>
          </table:table-cell>
          <table:table-cell table:style-name="ce1" office:value-type="float" office:value="0.91654">
            <text:p>0.916540</text:p>
          </table:table-cell>
          <table:table-cell table:style-name="ce1" office:value-type="float" office:value="25.0946">
            <text:p>25.094600</text:p>
          </table:table-cell>
          <table:table-cell table:style-name="ce1" office:value-type="float" office:value="0.39042">
            <text:p>0.390420</text:p>
          </table:table-cell>
          <table:table-cell table:style-name="ce1" office:value-type="float" office:value="19.2497">
            <text:p>19.249700</text:p>
          </table:table-cell>
          <table:table-cell table:style-name="ce1" office:value-type="float" office:value="5.71414">
            <text:p>5.714140</text:p>
          </table:table-cell>
          <table:table-cell table:style-name="ce1" office:value-type="float" office:value="6.91555">
            <text:p>6.915550</text:p>
          </table:table-cell>
          <table:table-cell table:style-name="ce1" office:value-type="float" office:value="12.8285">
            <text:p>12.828500</text:p>
          </table:table-cell>
          <table:table-cell table:style-name="ce1" office:value-type="float" office:value="6.7994">
            <text:p>6.799400</text:p>
          </table:table-cell>
          <table:table-cell table:style-name="ce1" office:value-type="float" office:value="0.003">
            <text:p>0.003000</text:p>
          </table:table-cell>
          <table:table-cell table:style-name="ce1" office:value-type="float" office:value="0">
            <text:p>0.000000</text:p>
          </table:table-cell>
          <table:table-cell table:style-name="ce1" office:value-type="float" office:value="0.001">
            <text:p>0.00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o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34.6726">
            <text:p>34.672600</text:p>
          </table:table-cell>
          <table:table-cell table:style-name="ce1" office:value-type="float" office:value="0.700999">
            <text:p>0.700999</text:p>
          </table:table-cell>
          <table:table-cell table:style-name="ce1" office:value-type="float" office:value="15.4733">
            <text:p>15.473300</text:p>
          </table:table-cell>
          <table:table-cell table:style-name="ce1" office:value-type="float" office:value="3.55078">
            <text:p>3.550780</text:p>
          </table:table-cell>
          <table:table-cell table:style-name="ce1" office:value-type="float" office:value="13.1138">
            <text:p>13.113800</text:p>
          </table:table-cell>
          <table:table-cell table:style-name="ce1" office:value-type="float" office:value="9.55642">
            <text:p>9.556420</text:p>
          </table:table-cell>
          <table:table-cell table:style-name="ce1" office:value-type="float" office:value="7.02588">
            <text:p>7.025880</text:p>
          </table:table-cell>
          <table:table-cell table:style-name="ce1" office:value-type="float" office:value="47.0045">
            <text:p>47.004500</text:p>
          </table:table-cell>
          <table:table-cell table:style-name="ce1" office:value-type="float" office:value="13.677">
            <text:p>13.677000</text:p>
          </table:table-cell>
          <table:table-cell table:style-name="ce1" office:value-type="float" office:value="0.066">
            <text:p>0.066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18">
            <text:p>0.018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At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35.3163">
            <text:p>35.316300</text:p>
          </table:table-cell>
          <table:table-cell table:style-name="ce1" office:value-type="float" office:value="0.68587">
            <text:p>0.685870</text:p>
          </table:table-cell>
          <table:table-cell table:style-name="ce1" office:value-type="float" office:value="19.0211">
            <text:p>19.021100</text:p>
          </table:table-cell>
          <table:table-cell table:style-name="ce1" office:value-type="float" office:value="3.97458">
            <text:p>3.974580</text:p>
          </table:table-cell>
          <table:table-cell table:style-name="ce1" office:value-type="float" office:value="9.49887">
            <text:p>9.498870</text:p>
          </table:table-cell>
          <table:table-cell table:style-name="ce1" office:value-type="float" office:value="11.3824">
            <text:p>11.382400</text:p>
          </table:table-cell>
          <table:table-cell table:style-name="ce1" office:value-type="float" office:value="7.42518">
            <text:p>7.425180</text:p>
          </table:table-cell>
          <table:table-cell table:style-name="ce1" office:value-type="float" office:value="45.4715">
            <text:p>45.471500</text:p>
          </table:table-cell>
          <table:table-cell table:style-name="ce1" office:value-type="float" office:value="13.7108">
            <text:p>13.710800</text:p>
          </table:table-cell>
          <table:table-cell table:style-name="ce1" office:value-type="float" office:value="0.062">
            <text:p>0.062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15">
            <text:p>0.015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Rn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35.5631">
            <text:p>35.563100</text:p>
          </table:table-cell>
          <table:table-cell table:style-name="ce1" office:value-type="float" office:value="0.6631">
            <text:p>0.663100</text:p>
          </table:table-cell>
          <table:table-cell table:style-name="ce1" office:value-type="float" office:value="21.2816">
            <text:p>21.281600</text:p>
          </table:table-cell>
          <table:table-cell table:style-name="ce1" office:value-type="float" office:value="4.0691">
            <text:p>4.069100</text:p>
          </table:table-cell>
          <table:table-cell table:style-name="ce1" office:value-type="float" office:value="8.0037">
            <text:p>8.003700</text:p>
          </table:table-cell>
          <table:table-cell table:style-name="ce1" office:value-type="float" office:value="14.0422">
            <text:p>14.042200</text:p>
          </table:table-cell>
          <table:table-cell table:style-name="ce1" office:value-type="float" office:value="7.4433">
            <text:p>7.443300</text:p>
          </table:table-cell>
          <table:table-cell table:style-name="ce1" office:value-type="float" office:value="44.2473">
            <text:p>44.247300</text:p>
          </table:table-cell>
          <table:table-cell table:style-name="ce1" office:value-type="float" office:value="13.6905">
            <text:p>13.690500</text:p>
          </table:table-cell>
          <table:table-cell table:style-name="ce1" office:value-type="float" office:value="0.054">
            <text:p>0.054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12">
            <text:p>0.012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Fr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35.9299">
            <text:p>35.929900</text:p>
          </table:table-cell>
          <table:table-cell table:style-name="ce1" office:value-type="float" office:value="0.646453">
            <text:p>0.646453</text:p>
          </table:table-cell>
          <table:table-cell table:style-name="ce1" office:value-type="float" office:value="23.0547">
            <text:p>23.054700</text:p>
          </table:table-cell>
          <table:table-cell table:style-name="ce1" office:value-type="float" office:value="4.17619">
            <text:p>4.176190</text:p>
          </table:table-cell>
          <table:table-cell table:style-name="ce1" office:value-type="float" office:value="12.1439">
            <text:p>12.143900</text:p>
          </table:table-cell>
          <table:table-cell table:style-name="ce1" office:value-type="float" office:value="23.1052">
            <text:p>23.105200</text:p>
          </table:table-cell>
          <table:table-cell table:style-name="ce1" office:value-type="float" office:value="2.11253">
            <text:p>2.112530</text:p>
          </table:table-cell>
          <table:table-cell table:style-name="ce1" office:value-type="float" office:value="150.645">
            <text:p>150.645000</text:p>
          </table:table-cell>
          <table:table-cell table:style-name="ce1" office:value-type="float" office:value="13.7247">
            <text:p>13.724700</text:p>
          </table:table-cell>
          <table:table-cell table:style-name="ce1" office:value-type="float" office:value="0.055">
            <text:p>0.055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17">
            <text:p>0.017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Ra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35.763">
            <text:p>35.763000</text:p>
          </table:table-cell>
          <table:table-cell table:style-name="ce1" office:value-type="float" office:value="0.616341">
            <text:p>0.616341</text:p>
          </table:table-cell>
          <table:table-cell table:style-name="ce1" office:value-type="float" office:value="22.9064">
            <text:p>22.906400</text:p>
          </table:table-cell>
          <table:table-cell table:style-name="ce1" office:value-type="float" office:value="3.87135">
            <text:p>3.871350</text:p>
          </table:table-cell>
          <table:table-cell table:style-name="ce1" office:value-type="float" office:value="12.4739">
            <text:p>12.473900</text:p>
          </table:table-cell>
          <table:table-cell table:style-name="ce1" office:value-type="float" office:value="19.9887">
            <text:p>19.988700</text:p>
          </table:table-cell>
          <table:table-cell table:style-name="ce1" office:value-type="float" office:value="3.21097">
            <text:p>3.210970</text:p>
          </table:table-cell>
          <table:table-cell table:style-name="ce1" office:value-type="float" office:value="142.325">
            <text:p>142.325000</text:p>
          </table:table-cell>
          <table:table-cell table:style-name="ce1" office:value-type="float" office:value="13.6211">
            <text:p>13.621100</text:p>
          </table:table-cell>
          <table:table-cell table:style-name="ce1" office:value-type="float" office:value="0.037">
            <text:p>0.037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12">
            <text:p>0.012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Ra</text:p>
          </table:table-cell>
          <table:table-cell table:style-name="ce1" office:value-type="float" office:value="2">
            <text:p>2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35.215">
            <text:p>35.215000</text:p>
          </table:table-cell>
          <table:table-cell table:style-name="ce1" office:value-type="float" office:value="0.604909">
            <text:p>0.604909</text:p>
          </table:table-cell>
          <table:table-cell table:style-name="ce1" office:value-type="float" office:value="21.67">
            <text:p>21.670000</text:p>
          </table:table-cell>
          <table:table-cell table:style-name="ce1" office:value-type="float" office:value="3.5767">
            <text:p>3.576700</text:p>
          </table:table-cell>
          <table:table-cell table:style-name="ce1" office:value-type="float" office:value="7.91342">
            <text:p>7.913420</text:p>
          </table:table-cell>
          <table:table-cell table:style-name="ce1" office:value-type="float" office:value="12.601">
            <text:p>12.601000</text:p>
          </table:table-cell>
          <table:table-cell table:style-name="ce1" office:value-type="float" office:value="7.65078">
            <text:p>7.650780</text:p>
          </table:table-cell>
          <table:table-cell table:style-name="ce1" office:value-type="float" office:value="29.8436">
            <text:p>29.843600</text:p>
          </table:table-cell>
          <table:table-cell table:style-name="ce1" office:value-type="float" office:value="13.5431">
            <text:p>13.543100</text:p>
          </table:table-cell>
          <table:table-cell table:style-name="ce1" office:value-type="float" office:value="0.029">
            <text:p>0.029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6">
            <text:p>0.006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Ac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35.6597">
            <text:p>35.659700</text:p>
          </table:table-cell>
          <table:table-cell table:style-name="ce1" office:value-type="float" office:value="0.589092">
            <text:p>0.589092</text:p>
          </table:table-cell>
          <table:table-cell table:style-name="ce1" office:value-type="float" office:value="23.1032">
            <text:p>23.103200</text:p>
          </table:table-cell>
          <table:table-cell table:style-name="ce1" office:value-type="float" office:value="3.65155">
            <text:p>3.651550</text:p>
          </table:table-cell>
          <table:table-cell table:style-name="ce1" office:value-type="float" office:value="12.5977">
            <text:p>12.597700</text:p>
          </table:table-cell>
          <table:table-cell table:style-name="ce1" office:value-type="float" office:value="18.599">
            <text:p>18.599000</text:p>
          </table:table-cell>
          <table:table-cell table:style-name="ce1" office:value-type="float" office:value="4.08655">
            <text:p>4.086550</text:p>
          </table:table-cell>
          <table:table-cell table:style-name="ce1" office:value-type="float" office:value="117.02">
            <text:p>117.020000</text:p>
          </table:table-cell>
          <table:table-cell table:style-name="ce1" office:value-type="float" office:value="13.5266">
            <text:p>13.526600</text:p>
          </table:table-cell>
          <table:table-cell table:style-name="ce1" office:value-type="float" office:value="0.03">
            <text:p>0.030000</text:p>
          </table:table-cell>
          <table:table-cell table:style-name="ce1" office:value-type="float" office:value="0.06">
            <text:p>0.060000</text:p>
          </table:table-cell>
          <table:table-cell table:style-name="ce1" office:value-type="float" office:value="0.009">
            <text:p>0.009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Ac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35.1736">
            <text:p>35.173600</text:p>
          </table:table-cell>
          <table:table-cell table:style-name="ce1" office:value-type="float" office:value="0.579689">
            <text:p>0.579689</text:p>
          </table:table-cell>
          <table:table-cell table:style-name="ce1" office:value-type="float" office:value="22.1112">
            <text:p>22.111200</text:p>
          </table:table-cell>
          <table:table-cell table:style-name="ce1" office:value-type="float" office:value="3.41437">
            <text:p>3.414370</text:p>
          </table:table-cell>
          <table:table-cell table:style-name="ce1" office:value-type="float" office:value="8.19216">
            <text:p>8.192160</text:p>
          </table:table-cell>
          <table:table-cell table:style-name="ce1" office:value-type="float" office:value="12.9187">
            <text:p>12.918700</text:p>
          </table:table-cell>
          <table:table-cell table:style-name="ce1" office:value-type="float" office:value="7.05545">
            <text:p>7.055450</text:p>
          </table:table-cell>
          <table:table-cell table:style-name="ce1" office:value-type="float" office:value="25.9443">
            <text:p>25.944300</text:p>
          </table:table-cell>
          <table:table-cell table:style-name="ce1" office:value-type="float" office:value="13.4637">
            <text:p>13.463700</text:p>
          </table:table-cell>
          <table:table-cell table:style-name="ce1" office:value-type="float" office:value="0.021">
            <text:p>0.021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4">
            <text:p>0.004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Th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35.5645">
            <text:p>35.564500</text:p>
          </table:table-cell>
          <table:table-cell table:style-name="ce1" office:value-type="float" office:value="0.563359">
            <text:p>0.563359</text:p>
          </table:table-cell>
          <table:table-cell table:style-name="ce1" office:value-type="float" office:value="23.4219">
            <text:p>23.421900</text:p>
          </table:table-cell>
          <table:table-cell table:style-name="ce1" office:value-type="float" office:value="3.46204">
            <text:p>3.462040</text:p>
          </table:table-cell>
          <table:table-cell table:style-name="ce1" office:value-type="float" office:value="12.7473">
            <text:p>12.747300</text:p>
          </table:table-cell>
          <table:table-cell table:style-name="ce1" office:value-type="float" office:value="17.8309">
            <text:p>17.830900</text:p>
          </table:table-cell>
          <table:table-cell table:style-name="ce1" office:value-type="float" office:value="4.80703">
            <text:p>4.807030</text:p>
          </table:table-cell>
          <table:table-cell table:style-name="ce1" office:value-type="float" office:value="99.1722">
            <text:p>99.172200</text:p>
          </table:table-cell>
          <table:table-cell table:style-name="ce1" office:value-type="float" office:value="13.4314">
            <text:p>13.431400</text:p>
          </table:table-cell>
          <table:table-cell table:style-name="ce1" office:value-type="float" office:value="0.031">
            <text:p>0.031000</text:p>
          </table:table-cell>
          <table:table-cell table:style-name="ce1" office:value-type="float" office:value="0.07">
            <text:p>0.070000</text:p>
          </table:table-cell>
          <table:table-cell table:style-name="ce1" office:value-type="float" office:value="0.008">
            <text:p>0.008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Th</text:p>
          </table:table-cell>
          <table:table-cell table:style-name="ce1" office:value-type="float" office:value="4">
            <text:p>4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35.1007">
            <text:p>35.100700</text:p>
          </table:table-cell>
          <table:table-cell table:style-name="ce1" office:value-type="float" office:value="0.555054">
            <text:p>0.555054</text:p>
          </table:table-cell>
          <table:table-cell table:style-name="ce1" office:value-type="float" office:value="22.4418">
            <text:p>22.441800</text:p>
          </table:table-cell>
          <table:table-cell table:style-name="ce1" office:value-type="float" office:value="3.24498">
            <text:p>3.244980</text:p>
          </table:table-cell>
          <table:table-cell table:style-name="ce1" office:value-type="float" office:value="9.78554">
            <text:p>9.785540</text:p>
          </table:table-cell>
          <table:table-cell table:style-name="ce1" office:value-type="float" office:value="13.4661">
            <text:p>13.466100</text:p>
          </table:table-cell>
          <table:table-cell table:style-name="ce1" office:value-type="float" office:value="5.29444">
            <text:p>5.294440</text:p>
          </table:table-cell>
          <table:table-cell table:style-name="ce1" office:value-type="float" office:value="23.9533">
            <text:p>23.953300</text:p>
          </table:table-cell>
          <table:table-cell table:style-name="ce1" office:value-type="float" office:value="13.376">
            <text:p>13.376000</text:p>
          </table:table-cell>
          <table:table-cell table:style-name="ce1" office:value-type="float" office:value="0.014">
            <text:p>0.014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2">
            <text:p>0.002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a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35.8847">
            <text:p>35.884700</text:p>
          </table:table-cell>
          <table:table-cell table:style-name="ce1" office:value-type="float" office:value="0.547751">
            <text:p>0.547751</text:p>
          </table:table-cell>
          <table:table-cell table:style-name="ce1" office:value-type="float" office:value="23.2948">
            <text:p>23.294800</text:p>
          </table:table-cell>
          <table:table-cell table:style-name="ce1" office:value-type="float" office:value="3.41519">
            <text:p>3.415190</text:p>
          </table:table-cell>
          <table:table-cell table:style-name="ce1" office:value-type="float" office:value="14.1891">
            <text:p>14.189100</text:p>
          </table:table-cell>
          <table:table-cell table:style-name="ce1" office:value-type="float" office:value="16.9235">
            <text:p>16.923500</text:p>
          </table:table-cell>
          <table:table-cell table:style-name="ce1" office:value-type="float" office:value="4.17287">
            <text:p>4.172870</text:p>
          </table:table-cell>
          <table:table-cell table:style-name="ce1" office:value-type="float" office:value="105.251">
            <text:p>105.251000</text:p>
          </table:table-cell>
          <table:table-cell table:style-name="ce1" office:value-type="float" office:value="13.4287">
            <text:p>13.428700</text:p>
          </table:table-cell>
          <table:table-cell table:style-name="ce1" office:value-type="float" office:value="0.033">
            <text:p>0.033000</text:p>
          </table:table-cell>
          <table:table-cell table:style-name="ce1" office:value-type="float" office:value="0.06">
            <text:p>0.060000</text:p>
          </table:table-cell>
          <table:table-cell table:style-name="ce1" office:value-type="float" office:value="0.01">
            <text:p>0.010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U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RHF</text:p>
          </table:table-cell>
          <table:table-cell table:style-name="ce1" office:value-type="float" office:value="36.0228">
            <text:p>36.022800</text:p>
          </table:table-cell>
          <table:table-cell table:style-name="ce1" office:value-type="float" office:value="0.5293">
            <text:p>0.529300</text:p>
          </table:table-cell>
          <table:table-cell table:style-name="ce1" office:value-type="float" office:value="23.4128">
            <text:p>23.412800</text:p>
          </table:table-cell>
          <table:table-cell table:style-name="ce1" office:value-type="float" office:value="3.3253">
            <text:p>3.325300</text:p>
          </table:table-cell>
          <table:table-cell table:style-name="ce1" office:value-type="float" office:value="14.9491">
            <text:p>14.949100</text:p>
          </table:table-cell>
          <table:table-cell table:style-name="ce1" office:value-type="float" office:value="16.0927">
            <text:p>16.092700</text:p>
          </table:table-cell>
          <table:table-cell table:style-name="ce1" office:value-type="float" office:value="4.188">
            <text:p>4.188000</text:p>
          </table:table-cell>
          <table:table-cell table:style-name="ce1" office:value-type="float" office:value="100.613">
            <text:p>100.613000</text:p>
          </table:table-cell>
          <table:table-cell table:style-name="ce1" office:value-type="float" office:value="13.3966">
            <text:p>13.396600</text:p>
          </table:table-cell>
          <table:table-cell table:style-name="ce1" office:value-type="float" office:value="0.035">
            <text:p>0.035000</text:p>
          </table:table-cell>
          <table:table-cell table:style-name="ce1" office:value-type="float" office:value="0.07">
            <text:p>0.070000</text:p>
          </table:table-cell>
          <table:table-cell table:style-name="ce1" office:value-type="float" office:value="0.01">
            <text:p>0.010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U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35.5747">
            <text:p>35.574700</text:p>
          </table:table-cell>
          <table:table-cell table:style-name="ce1" office:value-type="float" office:value="0.52048">
            <text:p>0.520480</text:p>
          </table:table-cell>
          <table:table-cell table:style-name="ce1" office:value-type="float" office:value="22.5259">
            <text:p>22.525900</text:p>
          </table:table-cell>
          <table:table-cell table:style-name="ce1" office:value-type="float" office:value="3.12293">
            <text:p>3.122930</text:p>
          </table:table-cell>
          <table:table-cell table:style-name="ce1" office:value-type="float" office:value="12.2165">
            <text:p>12.216500</text:p>
          </table:table-cell>
          <table:table-cell table:style-name="ce1" office:value-type="float" office:value="12.7148">
            <text:p>12.714800</text:p>
          </table:table-cell>
          <table:table-cell table:style-name="ce1" office:value-type="float" office:value="5.37073">
            <text:p>5.370730</text:p>
          </table:table-cell>
          <table:table-cell table:style-name="ce1" office:value-type="float" office:value="26.3394">
            <text:p>26.339400</text:p>
          </table:table-cell>
          <table:table-cell table:style-name="ce1" office:value-type="float" office:value="13.3092">
            <text:p>13.309200</text:p>
          </table:table-cell>
          <table:table-cell table:style-name="ce1" office:value-type="float" office:value="0.009">
            <text:p>0.009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2">
            <text:p>0.002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U</text:p>
          </table:table-cell>
          <table:table-cell table:style-name="ce1" office:value-type="float" office:value="4">
            <text:p>4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35.3715">
            <text:p>35.371500</text:p>
          </table:table-cell>
          <table:table-cell table:style-name="ce1" office:value-type="float" office:value="0.516598">
            <text:p>0.516598</text:p>
          </table:table-cell>
          <table:table-cell table:style-name="ce1" office:value-type="float" office:value="22.5326">
            <text:p>22.532600</text:p>
          </table:table-cell>
          <table:table-cell table:style-name="ce1" office:value-type="float" office:value="3.05053">
            <text:p>3.050530</text:p>
          </table:table-cell>
          <table:table-cell table:style-name="ce1" office:value-type="float" office:value="12.0291">
            <text:p>12.029100</text:p>
          </table:table-cell>
          <table:table-cell table:style-name="ce1" office:value-type="float" office:value="12.5723">
            <text:p>12.572300</text:p>
          </table:table-cell>
          <table:table-cell table:style-name="ce1" office:value-type="float" office:value="4.7984">
            <text:p>4.798400</text:p>
          </table:table-cell>
          <table:table-cell table:style-name="ce1" office:value-type="float" office:value="23.4582">
            <text:p>23.458200</text:p>
          </table:table-cell>
          <table:table-cell table:style-name="ce1" office:value-type="float" office:value="13.2671">
            <text:p>13.267100</text:p>
          </table:table-cell>
          <table:table-cell table:style-name="ce1" office:value-type="float" office:value="0.007">
            <text:p>0.007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1">
            <text:p>0.00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U</text:p>
          </table:table-cell>
          <table:table-cell table:style-name="ce1" office:value-type="float" office:value="6">
            <text:p>6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34.8509">
            <text:p>34.850900</text:p>
          </table:table-cell>
          <table:table-cell table:style-name="ce1" office:value-type="float" office:value="0.507079">
            <text:p>0.507079</text:p>
          </table:table-cell>
          <table:table-cell table:style-name="ce1" office:value-type="float" office:value="22.7584">
            <text:p>22.758400</text:p>
          </table:table-cell>
          <table:table-cell table:style-name="ce1" office:value-type="float" office:value="2.8903">
            <text:p>2.890300</text:p>
          </table:table-cell>
          <table:table-cell table:style-name="ce1" office:value-type="float" office:value="14.0099">
            <text:p>14.009900</text:p>
          </table:table-cell>
          <table:table-cell table:style-name="ce1" office:value-type="float" office:value="13.1767">
            <text:p>13.176700</text:p>
          </table:table-cell>
          <table:table-cell table:style-name="ce1" office:value-type="float" office:value="1.21457">
            <text:p>1.214570</text:p>
          </table:table-cell>
          <table:table-cell table:style-name="ce1" office:value-type="float" office:value="25.2017">
            <text:p>25.201700</text:p>
          </table:table-cell>
          <table:table-cell table:style-name="ce1" office:value-type="float" office:value="13.1665">
            <text:p>13.166500</text:p>
          </table:table-cell>
          <table:table-cell table:style-name="ce1" office:value-type="float" office:value="0.003">
            <text:p>0.003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1">
            <text:p>0.00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Np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36.1874">
            <text:p>36.187400</text:p>
          </table:table-cell>
          <table:table-cell table:style-name="ce1" office:value-type="float" office:value="0.511929">
            <text:p>0.511929</text:p>
          </table:table-cell>
          <table:table-cell table:style-name="ce1" office:value-type="float" office:value="23.5964">
            <text:p>23.596400</text:p>
          </table:table-cell>
          <table:table-cell table:style-name="ce1" office:value-type="float" office:value="3.25396">
            <text:p>3.253960</text:p>
          </table:table-cell>
          <table:table-cell table:style-name="ce1" office:value-type="float" office:value="15.6402">
            <text:p>15.640200</text:p>
          </table:table-cell>
          <table:table-cell table:style-name="ce1" office:value-type="float" office:value="15.3622">
            <text:p>15.362200</text:p>
          </table:table-cell>
          <table:table-cell table:style-name="ce1" office:value-type="float" office:value="4.1855">
            <text:p>4.185500</text:p>
          </table:table-cell>
          <table:table-cell table:style-name="ce1" office:value-type="float" office:value="97.4908">
            <text:p>97.490800</text:p>
          </table:table-cell>
          <table:table-cell table:style-name="ce1" office:value-type="float" office:value="13.3573">
            <text:p>13.357300</text:p>
          </table:table-cell>
          <table:table-cell table:style-name="ce1" office:value-type="float" office:value="0.037">
            <text:p>0.037000</text:p>
          </table:table-cell>
          <table:table-cell table:style-name="ce1" office:value-type="float" office:value="0.07">
            <text:p>0.070000</text:p>
          </table:table-cell>
          <table:table-cell table:style-name="ce1" office:value-type="float" office:value="0.011">
            <text:p>0.01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Np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35.7074">
            <text:p>35.707400</text:p>
          </table:table-cell>
          <table:table-cell table:style-name="ce1" office:value-type="float" office:value="0.502322">
            <text:p>0.502322</text:p>
          </table:table-cell>
          <table:table-cell table:style-name="ce1" office:value-type="float" office:value="22.613">
            <text:p>22.613000</text:p>
          </table:table-cell>
          <table:table-cell table:style-name="ce1" office:value-type="float" office:value="3.03807">
            <text:p>3.038070</text:p>
          </table:table-cell>
          <table:table-cell table:style-name="ce1" office:value-type="float" office:value="12.9898">
            <text:p>12.989800</text:p>
          </table:table-cell>
          <table:table-cell table:style-name="ce1" office:value-type="float" office:value="12.1449">
            <text:p>12.144900</text:p>
          </table:table-cell>
          <table:table-cell table:style-name="ce1" office:value-type="float" office:value="5.43227">
            <text:p>5.432270</text:p>
          </table:table-cell>
          <table:table-cell table:style-name="ce1" office:value-type="float" office:value="25.4928">
            <text:p>25.492800</text:p>
          </table:table-cell>
          <table:table-cell table:style-name="ce1" office:value-type="float" office:value="13.2544">
            <text:p>13.254400</text:p>
          </table:table-cell>
          <table:table-cell table:style-name="ce1" office:value-type="float" office:value="0.006">
            <text:p>0.006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2">
            <text:p>0.002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Np</text:p>
          </table:table-cell>
          <table:table-cell table:style-name="ce1" office:value-type="float" office:value="4">
            <text:p>4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35.5103">
            <text:p>35.510300</text:p>
          </table:table-cell>
          <table:table-cell table:style-name="ce1" office:value-type="float" office:value="0.498626">
            <text:p>0.498626</text:p>
          </table:table-cell>
          <table:table-cell table:style-name="ce1" office:value-type="float" office:value="22.5787">
            <text:p>22.578700</text:p>
          </table:table-cell>
          <table:table-cell table:style-name="ce1" office:value-type="float" office:value="2.96627">
            <text:p>2.966270</text:p>
          </table:table-cell>
          <table:table-cell table:style-name="ce1" office:value-type="float" office:value="12.7766">
            <text:p>12.776600</text:p>
          </table:table-cell>
          <table:table-cell table:style-name="ce1" office:value-type="float" office:value="11.9484">
            <text:p>11.948400</text:p>
          </table:table-cell>
          <table:table-cell table:style-name="ce1" office:value-type="float" office:value="4.92159">
            <text:p>4.921590</text:p>
          </table:table-cell>
          <table:table-cell table:style-name="ce1" office:value-type="float" office:value="22.7502">
            <text:p>22.750200</text:p>
          </table:table-cell>
          <table:table-cell table:style-name="ce1" office:value-type="float" office:value="13.2116">
            <text:p>13.211600</text:p>
          </table:table-cell>
          <table:table-cell table:style-name="ce1" office:value-type="float" office:value="0.005">
            <text:p>0.005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1">
            <text:p>0.00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Np</text:p>
          </table:table-cell>
          <table:table-cell table:style-name="ce1" office:value-type="float" office:value="6">
            <text:p>6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35.0136">
            <text:p>35.013600</text:p>
          </table:table-cell>
          <table:table-cell table:style-name="ce1" office:value-type="float" office:value="0.48981">
            <text:p>0.489810</text:p>
          </table:table-cell>
          <table:table-cell table:style-name="ce1" office:value-type="float" office:value="22.7286">
            <text:p>22.728600</text:p>
          </table:table-cell>
          <table:table-cell table:style-name="ce1" office:value-type="float" office:value="2.81099">
            <text:p>2.810990</text:p>
          </table:table-cell>
          <table:table-cell table:style-name="ce1" office:value-type="float" office:value="14.3884">
            <text:p>14.388400</text:p>
          </table:table-cell>
          <table:table-cell table:style-name="ce1" office:value-type="float" office:value="12.33">
            <text:p>12.330000</text:p>
          </table:table-cell>
          <table:table-cell table:style-name="ce1" office:value-type="float" office:value="1.75669">
            <text:p>1.756690</text:p>
          </table:table-cell>
          <table:table-cell table:style-name="ce1" office:value-type="float" office:value="22.6581">
            <text:p>22.658100</text:p>
          </table:table-cell>
          <table:table-cell table:style-name="ce1" office:value-type="float" office:value="13.113">
            <text:p>13.113000</text:p>
          </table:table-cell>
          <table:table-cell table:style-name="ce1" office:value-type="float" office:value="0.002">
            <text:p>0.002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1">
            <text:p>0.00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u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36.5254">
            <text:p>36.525400</text:p>
          </table:table-cell>
          <table:table-cell table:style-name="ce1" office:value-type="float" office:value="0.499384">
            <text:p>0.499384</text:p>
          </table:table-cell>
          <table:table-cell table:style-name="ce1" office:value-type="float" office:value="23.8083">
            <text:p>23.808300</text:p>
          </table:table-cell>
          <table:table-cell table:style-name="ce1" office:value-type="float" office:value="3.26371">
            <text:p>3.263710</text:p>
          </table:table-cell>
          <table:table-cell table:style-name="ce1" office:value-type="float" office:value="16.7707">
            <text:p>16.770700</text:p>
          </table:table-cell>
          <table:table-cell table:style-name="ce1" office:value-type="float" office:value="14.9455">
            <text:p>14.945500</text:p>
          </table:table-cell>
          <table:table-cell table:style-name="ce1" office:value-type="float" office:value="3.47947">
            <text:p>3.479470</text:p>
          </table:table-cell>
          <table:table-cell table:style-name="ce1" office:value-type="float" office:value="105.98">
            <text:p>105.980000</text:p>
          </table:table-cell>
          <table:table-cell table:style-name="ce1" office:value-type="float" office:value="13.3812">
            <text:p>13.381200</text:p>
          </table:table-cell>
          <table:table-cell table:style-name="ce1" office:value-type="float" office:value="0.038">
            <text:p>0.038000</text:p>
          </table:table-cell>
          <table:table-cell table:style-name="ce1" office:value-type="float" office:value="0.14">
            <text:p>0.140000</text:p>
          </table:table-cell>
          <table:table-cell table:style-name="ce1" office:value-type="float" office:value="0.013">
            <text:p>0.013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u</text:p>
          </table:table-cell>
          <table:table-cell table:style-name="ce1" office:value-type="float" office:value="3">
            <text:p>3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35.84">
            <text:p>35.840000</text:p>
          </table:table-cell>
          <table:table-cell table:style-name="ce1" office:value-type="float" office:value="0.484938">
            <text:p>0.484938</text:p>
          </table:table-cell>
          <table:table-cell table:style-name="ce1" office:value-type="float" office:value="22.7169">
            <text:p>22.716900</text:p>
          </table:table-cell>
          <table:table-cell table:style-name="ce1" office:value-type="float" office:value="2.96118">
            <text:p>2.961180</text:p>
          </table:table-cell>
          <table:table-cell table:style-name="ce1" office:value-type="float" office:value="13.5807">
            <text:p>13.580700</text:p>
          </table:table-cell>
          <table:table-cell table:style-name="ce1" office:value-type="float" office:value="11.5331">
            <text:p>11.533100</text:p>
          </table:table-cell>
          <table:table-cell table:style-name="ce1" office:value-type="float" office:value="5.66016">
            <text:p>5.660160</text:p>
          </table:table-cell>
          <table:table-cell table:style-name="ce1" office:value-type="float" office:value="24.3992">
            <text:p>24.399200</text:p>
          </table:table-cell>
          <table:table-cell table:style-name="ce1" office:value-type="float" office:value="13.1991">
            <text:p>13.199100</text:p>
          </table:table-cell>
          <table:table-cell table:style-name="ce1" office:value-type="float" office:value="0.005">
            <text:p>0.005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1">
            <text:p>0.00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u</text:p>
          </table:table-cell>
          <table:table-cell table:style-name="ce1" office:value-type="float" office:value="4">
            <text:p>4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35.6493">
            <text:p>35.649300</text:p>
          </table:table-cell>
          <table:table-cell table:style-name="ce1" office:value-type="float" office:value="0.481422">
            <text:p>0.481422</text:p>
          </table:table-cell>
          <table:table-cell table:style-name="ce1" office:value-type="float" office:value="22.646">
            <text:p>22.646000</text:p>
          </table:table-cell>
          <table:table-cell table:style-name="ce1" office:value-type="float" office:value="2.8902">
            <text:p>2.890200</text:p>
          </table:table-cell>
          <table:table-cell table:style-name="ce1" office:value-type="float" office:value="13.3595">
            <text:p>13.359500</text:p>
          </table:table-cell>
          <table:table-cell table:style-name="ce1" office:value-type="float" office:value="11.316">
            <text:p>11.316000</text:p>
          </table:table-cell>
          <table:table-cell table:style-name="ce1" office:value-type="float" office:value="5.18831">
            <text:p>5.188310</text:p>
          </table:table-cell>
          <table:table-cell table:style-name="ce1" office:value-type="float" office:value="21.8301">
            <text:p>21.830100</text:p>
          </table:table-cell>
          <table:table-cell table:style-name="ce1" office:value-type="float" office:value="13.1555">
            <text:p>13.155500</text:p>
          </table:table-cell>
          <table:table-cell table:style-name="ce1" office:value-type="float" office:value="0.003">
            <text:p>0.003000</text:p>
          </table:table-cell>
          <table:table-cell table:style-name="ce1" office:value-type="float" office:value="2">
            <text:p>2.000000</text:p>
          </table:table-cell>
          <table:table-cell table:style-name="ce1" office:value-type="float" office:value="0.001">
            <text:p>0.00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u</text:p>
          </table:table-cell>
          <table:table-cell table:style-name="ce1" office:value-type="float" office:value="6">
            <text:p>6.000000</text:p>
          </table:table-cell>
          <table:table-cell table:style-name="ce1" office:value-type="string">
            <text:p>*DS</text:p>
          </table:table-cell>
          <table:table-cell table:style-name="ce1" office:value-type="float" office:value="35.1736">
            <text:p>35.173600</text:p>
          </table:table-cell>
          <table:table-cell table:style-name="ce1" office:value-type="float" office:value="0.473204">
            <text:p>0.473204</text:p>
          </table:table-cell>
          <table:table-cell table:style-name="ce1" office:value-type="float" office:value="22.7181">
            <text:p>22.718100</text:p>
          </table:table-cell>
          <table:table-cell table:style-name="ce1" office:value-type="float" office:value="2.73848">
            <text:p>2.738480</text:p>
          </table:table-cell>
          <table:table-cell table:style-name="ce1" office:value-type="float" office:value="14.7635">
            <text:p>14.763500</text:p>
          </table:table-cell>
          <table:table-cell table:style-name="ce1" office:value-type="float" office:value="11.553">
            <text:p>11.553000</text:p>
          </table:table-cell>
          <table:table-cell table:style-name="ce1" office:value-type="float" office:value="2.28678">
            <text:p>2.286780</text:p>
          </table:table-cell>
          <table:table-cell table:style-name="ce1" office:value-type="float" office:value="20.9303">
            <text:p>20.930300</text:p>
          </table:table-cell>
          <table:table-cell table:style-name="ce1" office:value-type="float" office:value="13.0582">
            <text:p>13.058200</text:p>
          </table:table-cell>
          <table:table-cell table:style-name="ce1" office:value-type="float" office:value="0.001">
            <text:p>0.001000</text:p>
          </table:table-cell>
          <table:table-cell table:style-name="ce1" office:value-type="float" office:value="1.36">
            <text:p>1.360000</text:p>
          </table:table-cell>
          <table:table-cell table:style-name="ce1" office:value-type="float" office:value="0.001">
            <text:p>0.00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Am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36.6706">
            <text:p>36.670600</text:p>
          </table:table-cell>
          <table:table-cell table:style-name="ce1" office:value-type="float" office:value="0.483629">
            <text:p>0.483629</text:p>
          </table:table-cell>
          <table:table-cell table:style-name="ce1" office:value-type="float" office:value="24.0992">
            <text:p>24.099200</text:p>
          </table:table-cell>
          <table:table-cell table:style-name="ce1" office:value-type="float" office:value="3.20647">
            <text:p>3.206470</text:p>
          </table:table-cell>
          <table:table-cell table:style-name="ce1" office:value-type="float" office:value="17.3415">
            <text:p>17.341500</text:p>
          </table:table-cell>
          <table:table-cell table:style-name="ce1" office:value-type="float" office:value="14.3136">
            <text:p>14.313600</text:p>
          </table:table-cell>
          <table:table-cell table:style-name="ce1" office:value-type="float" office:value="3.49331">
            <text:p>3.493310</text:p>
          </table:table-cell>
          <table:table-cell table:style-name="ce1" office:value-type="float" office:value="102.273">
            <text:p>102.273000</text:p>
          </table:table-cell>
          <table:table-cell table:style-name="ce1" office:value-type="float" office:value="13.3592">
            <text:p>13.359200</text:p>
          </table:table-cell>
          <table:table-cell table:style-name="ce1" office:value-type="float" office:value="0.04">
            <text:p>0.040000</text:p>
          </table:table-cell>
          <table:table-cell table:style-name="ce1" office:value-type="float" office:value="0.07">
            <text:p>0.070000</text:p>
          </table:table-cell>
          <table:table-cell table:style-name="ce1" office:value-type="float" office:value="0.013">
            <text:p>0.013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Cm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36.6488">
            <text:p>36.648800</text:p>
          </table:table-cell>
          <table:table-cell table:style-name="ce1" office:value-type="float" office:value="0.465154">
            <text:p>0.465154</text:p>
          </table:table-cell>
          <table:table-cell table:style-name="ce1" office:value-type="float" office:value="24.4096">
            <text:p>24.409600</text:p>
          </table:table-cell>
          <table:table-cell table:style-name="ce1" office:value-type="float" office:value="3.08997">
            <text:p>3.089970</text:p>
          </table:table-cell>
          <table:table-cell table:style-name="ce1" office:value-type="float" office:value="17.399">
            <text:p>17.399000</text:p>
          </table:table-cell>
          <table:table-cell table:style-name="ce1" office:value-type="float" office:value="13.4346">
            <text:p>13.434600</text:p>
          </table:table-cell>
          <table:table-cell table:style-name="ce1" office:value-type="float" office:value="4.21665">
            <text:p>4.216650</text:p>
          </table:table-cell>
          <table:table-cell table:style-name="ce1" office:value-type="float" office:value="88.4834">
            <text:p>88.483400</text:p>
          </table:table-cell>
          <table:table-cell table:style-name="ce1" office:value-type="float" office:value="13.2887">
            <text:p>13.288700</text:p>
          </table:table-cell>
          <table:table-cell table:style-name="ce1" office:value-type="float" office:value="0.041">
            <text:p>0.041000</text:p>
          </table:table-cell>
          <table:table-cell table:style-name="ce1" office:value-type="float" office:value="0.07">
            <text:p>0.070000</text:p>
          </table:table-cell>
          <table:table-cell table:style-name="ce1" office:value-type="float" office:value="0.013">
            <text:p>0.013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Bk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36.7881">
            <text:p>36.788100</text:p>
          </table:table-cell>
          <table:table-cell table:style-name="ce1" office:value-type="float" office:value="0.451018">
            <text:p>0.451018</text:p>
          </table:table-cell>
          <table:table-cell table:style-name="ce1" office:value-type="float" office:value="24.7736">
            <text:p>24.773600</text:p>
          </table:table-cell>
          <table:table-cell table:style-name="ce1" office:value-type="float" office:value="3.04619">
            <text:p>3.046190</text:p>
          </table:table-cell>
          <table:table-cell table:style-name="ce1" office:value-type="float" office:value="17.8919">
            <text:p>17.891900</text:p>
          </table:table-cell>
          <table:table-cell table:style-name="ce1" office:value-type="float" office:value="12.8946">
            <text:p>12.894600</text:p>
          </table:table-cell>
          <table:table-cell table:style-name="ce1" office:value-type="float" office:value="4.23284">
            <text:p>4.232840</text:p>
          </table:table-cell>
          <table:table-cell table:style-name="ce1" office:value-type="float" office:value="86.003">
            <text:p>86.003000</text:p>
          </table:table-cell>
          <table:table-cell table:style-name="ce1" office:value-type="float" office:value="13.2754">
            <text:p>13.275400</text:p>
          </table:table-cell>
          <table:table-cell table:style-name="ce1" office:value-type="float" office:value="0.042">
            <text:p>0.042000</text:p>
          </table:table-cell>
          <table:table-cell table:style-name="ce1" office:value-type="float" office:value="0.07">
            <text:p>0.070000</text:p>
          </table:table-cell>
          <table:table-cell table:style-name="ce1" office:value-type="float" office:value="0.014">
            <text:p>0.014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Cf</text:p>
          </table:table-cell>
          <table:table-cell table:style-name="ce1" office:value-type="float" office:value="0">
            <text:p>0.000000</text:p>
          </table:table-cell>
          <table:table-cell table:style-name="ce1" office:value-type="string">
            <text:p>*RHF</text:p>
          </table:table-cell>
          <table:table-cell table:style-name="ce1" office:value-type="float" office:value="36.9185">
            <text:p>36.918500</text:p>
          </table:table-cell>
          <table:table-cell table:style-name="ce1" office:value-type="float" office:value="0.437533">
            <text:p>0.437533</text:p>
          </table:table-cell>
          <table:table-cell table:style-name="ce1" office:value-type="float" office:value="25.1995">
            <text:p>25.199500</text:p>
          </table:table-cell>
          <table:table-cell table:style-name="ce1" office:value-type="float" office:value="3.00775">
            <text:p>3.007750</text:p>
          </table:table-cell>
          <table:table-cell table:style-name="ce1" office:value-type="float" office:value="18.3317">
            <text:p>18.331700</text:p>
          </table:table-cell>
          <table:table-cell table:style-name="ce1" office:value-type="float" office:value="12.4044">
            <text:p>12.404400</text:p>
          </table:table-cell>
          <table:table-cell table:style-name="ce1" office:value-type="float" office:value="4.24391">
            <text:p>4.243910</text:p>
          </table:table-cell>
          <table:table-cell table:style-name="ce1" office:value-type="float" office:value="83.7881">
            <text:p>83.788100</text:p>
          </table:table-cell>
          <table:table-cell table:style-name="ce1" office:value-type="float" office:value="13.2674">
            <text:p>13.267400</text:p>
          </table:table-cell>
          <table:table-cell table:style-name="ce1" office:value-type="float" office:value="0.043">
            <text:p>0.043000</text:p>
          </table:table-cell>
          <table:table-cell table:style-name="ce1" office:value-type="float" office:value="0.07">
            <text:p>0.070000</text:p>
          </table:table-cell>
          <table:table-cell table:style-name="ce1" office:value-type="float" office:value="0.014">
            <text:p>0.014000</text:p>
          </table:table-cell>
          <table:table-cell table:number-columns-repeated="1009"/>
        </table:table-row>
        <table:table-row table:style-name="ro1" table:number-rows-repeated="653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6" table:style-name="ta1" table:print="false">
        <table:table-column table:style-name="co1" table:number-columns-repeated="1014" table:default-cell-style-name="ce1"/>
        <table:table-row table:style-name="ro1">
          <table:table-cell office:value-type="string">
            <text:p>symbol</text:p>
          </table:table-cell>
          <table:table-cell office:value-type="string">
            <text:p>charge</text:p>
          </table:table-cell>
          <table:table-cell office:value-type="string">
            <text:p>model</text:p>
          </table:table-cell>
          <table:table-cell office:value-type="string">
            <text:p>a0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table:style-name="Default" office:value-type="string">
            <text:p>correlation coefficient</text:p>
          </table:table-cell>
          <table:table-cell table:number-columns-repeated="1006"/>
        </table:table-row>
        <table:table-row table:style-name="ro1">
          <table:table-cell office:value-type="string">
            <text:p>He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0.52543">
            <text:p>0.525430</text:p>
          </table:table-cell>
          <table:table-cell office:value-type="float" office:value="-3.433">
            <text:p>-3.433000</text:p>
          </table:table-cell>
          <table:table-cell office:value-type="float" office:value="4.8007">
            <text:p>4.800700</text:p>
          </table:table-cell>
          <table:table-cell office:value-type="float" office:value="-2.5476">
            <text:p>-2.54760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Li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0.89463">
            <text:p>0.894630</text:p>
          </table:table-cell>
          <table:table-cell office:value-type="float" office:value="-2.4366">
            <text:p>-2.436600</text:p>
          </table:table-cell>
          <table:table-cell office:value-type="float" office:value="2.325">
            <text:p>2.325000</text:p>
          </table:table-cell>
          <table:table-cell office:value-type="float" office:value="-0.71949">
            <text:p>-0.71949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Be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1.2584">
            <text:p>1.258400</text:p>
          </table:table-cell>
          <table:table-cell office:value-type="float" office:value="-1.9459">
            <text:p>-1.945900</text:p>
          </table:table-cell>
          <table:table-cell office:value-type="float" office:value="1.3046">
            <text:p>1.304600</text:p>
          </table:table-cell>
          <table:table-cell office:value-type="float" office:value="-0.04297">
            <text:p>-0.04297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B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1.6672">
            <text:p>1.667200</text:p>
          </table:table-cell>
          <table:table-cell office:value-type="float" office:value="-1.8556">
            <text:p>-1.855600</text:p>
          </table:table-cell>
          <table:table-cell office:value-type="float" office:value="1.6044">
            <text:p>1.604400</text:p>
          </table:table-cell>
          <table:table-cell office:value-type="float" office:value="-0.65981">
            <text:p>-0.65981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C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1.7056">
            <text:p>1.705600</text:p>
          </table:table-cell>
          <table:table-cell office:value-type="float" office:value="-1.5676">
            <text:p>-1.567600</text:p>
          </table:table-cell>
          <table:table-cell office:value-type="float" office:value="1.1893">
            <text:p>1.189300</text:p>
          </table:table-cell>
          <table:table-cell office:value-type="float" office:value="-0.42715">
            <text:p>-0.42715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N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1.5494">
            <text:p>1.549400</text:p>
          </table:table-cell>
          <table:table-cell office:value-type="float" office:value="-1.2019">
            <text:p>-1.201900</text:p>
          </table:table-cell>
          <table:table-cell office:value-type="float" office:value="0.51064">
            <text:p>0.510640</text:p>
          </table:table-cell>
          <table:table-cell office:value-type="float" office:value="0.02472">
            <text:p>0.02472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O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1.3053">
            <text:p>1.305300</text:p>
          </table:table-cell>
          <table:table-cell office:value-type="float" office:value="-0.83742">
            <text:p>-0.837420</text:p>
          </table:table-cell>
          <table:table-cell office:value-type="float" office:value="-0.16738">
            <text:p>-0.167380</text:p>
          </table:table-cell>
          <table:table-cell office:value-type="float" office:value="0.475">
            <text:p>0.47500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F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1.1671">
            <text:p>1.167100</text:p>
          </table:table-cell>
          <table:table-cell office:value-type="float" office:value="-0.63203">
            <text:p>-0.632030</text:p>
          </table:table-cell>
          <table:table-cell office:value-type="float" office:value="-0.40207">
            <text:p>-0.402070</text:p>
          </table:table-cell>
          <table:table-cell office:value-type="float" office:value="0.54352">
            <text:p>0.54352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Ne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1.0931">
            <text:p>1.093100</text:p>
          </table:table-cell>
          <table:table-cell office:value-type="float" office:value="-0.50221">
            <text:p>-0.502210</text:p>
          </table:table-cell>
          <table:table-cell office:value-type="float" office:value="-0.53648">
            <text:p>-0.536480</text:p>
          </table:table-cell>
          <table:table-cell office:value-type="float" office:value="0.60957">
            <text:p>0.60957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Na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0.84558">
            <text:p>0.845580</text:p>
          </table:table-cell>
          <table:table-cell office:value-type="float" office:value="-0.26294">
            <text:p>-0.262940</text:p>
          </table:table-cell>
          <table:table-cell office:value-type="float" office:value="-0.87884">
            <text:p>-0.878840</text:p>
          </table:table-cell>
          <table:table-cell office:value-type="float" office:value="0.76974">
            <text:p>0.76974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Mg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0.71877">
            <text:p>0.718770</text:p>
          </table:table-cell>
          <table:table-cell office:value-type="float" office:value="-0.13144">
            <text:p>-0.131440</text:p>
          </table:table-cell>
          <table:table-cell office:value-type="float" office:value="-1.209">
            <text:p>-1.209000</text:p>
          </table:table-cell>
          <table:table-cell office:value-type="float" office:value="0.82738">
            <text:p>0.82738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Al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0.67975">
            <text:p>0.679750</text:p>
          </table:table-cell>
          <table:table-cell office:value-type="float" office:value="-0.08756">
            <text:p>-0.087560</text:p>
          </table:table-cell>
          <table:table-cell office:value-type="float" office:value="-0.95431">
            <text:p>-0.954310</text:p>
          </table:table-cell>
          <table:table-cell office:value-type="float" office:value="0.72294">
            <text:p>0.72294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Si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0.70683">
            <text:p>0.706830</text:p>
          </table:table-cell>
          <table:table-cell office:value-type="float" office:value="-0.09888">
            <text:p>-0.098880</text:p>
          </table:table-cell>
          <table:table-cell office:value-type="float" office:value="-0.98356">
            <text:p>-0.983560</text:p>
          </table:table-cell>
          <table:table-cell office:value-type="float" office:value="0.55631">
            <text:p>0.55631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P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0.85532">
            <text:p>0.855320</text:p>
          </table:table-cell>
          <table:table-cell office:value-type="float" office:value="-0.21262">
            <text:p>-0.212620</text:p>
          </table:table-cell>
          <table:table-cell office:value-type="float" office:value="-0.3739">
            <text:p>-0.373900</text:p>
          </table:table-cell>
          <table:table-cell office:value-type="float" office:value="0.20731">
            <text:p>0.20731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S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1.104">
            <text:p>1.104000</text:p>
          </table:table-cell>
          <table:table-cell office:value-type="float" office:value="-0.40325">
            <text:p>-0.403250</text:p>
          </table:table-cell>
          <table:table-cell office:value-type="float" office:value="0.20094">
            <text:p>0.200940</text:p>
          </table:table-cell>
          <table:table-cell office:value-type="float" office:value="-0.26058">
            <text:p>-0.26058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Cl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1.4232">
            <text:p>1.423200</text:p>
          </table:table-cell>
          <table:table-cell office:value-type="float" office:value="-0.63936">
            <text:p>-0.639360</text:p>
          </table:table-cell>
          <table:table-cell office:value-type="float" office:value="0.84722">
            <text:p>0.847220</text:p>
          </table:table-cell>
          <table:table-cell office:value-type="float" office:value="-0.76135">
            <text:p>-0.76135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Ar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1.8202">
            <text:p>1.820200</text:p>
          </table:table-cell>
          <table:table-cell office:value-type="float" office:value="-0.92776">
            <text:p>-0.927760</text:p>
          </table:table-cell>
          <table:table-cell office:value-type="float" office:value="1.5922">
            <text:p>1.592200</text:p>
          </table:table-cell>
          <table:table-cell office:value-type="float" office:value="-1.3251">
            <text:p>-1.32510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K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2.2655">
            <text:p>2.265500</text:p>
          </table:table-cell>
          <table:table-cell office:value-type="float" office:value="-1.2453">
            <text:p>-1.245300</text:p>
          </table:table-cell>
          <table:table-cell office:value-type="float" office:value="2.3833">
            <text:p>2.383300</text:p>
          </table:table-cell>
          <table:table-cell office:value-type="float" office:value="-1.9129">
            <text:p>-1.912900</text:p>
          </table:table-cell>
          <table:table-cell office:value-type="float" office:value="0.999">
            <text:p>0.999000</text:p>
          </table:table-cell>
          <table:table-cell table:number-columns-repeated="1006"/>
        </table:table-row>
        <table:table-row table:style-name="ro1">
          <table:table-cell office:value-type="string">
            <text:p>Ca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2.7174">
            <text:p>2.717400</text:p>
          </table:table-cell>
          <table:table-cell office:value-type="float" office:value="-1.5567">
            <text:p>-1.556700</text:p>
          </table:table-cell>
          <table:table-cell office:value-type="float" office:value="3.1317">
            <text:p>3.131700</text:p>
          </table:table-cell>
          <table:table-cell office:value-type="float" office:value="-2.4567">
            <text:p>-2.456700</text:p>
          </table:table-cell>
          <table:table-cell office:value-type="float" office:value="0.999">
            <text:p>0.999000</text:p>
          </table:table-cell>
          <table:table-cell table:number-columns-repeated="1006"/>
        </table:table-row>
        <table:table-row table:style-name="ro1">
          <table:table-cell office:value-type="string">
            <text:p>Sc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1173">
            <text:p>3.117300</text:p>
          </table:table-cell>
          <table:table-cell office:value-type="float" office:value="-1.8138">
            <text:p>-1.813800</text:p>
          </table:table-cell>
          <table:table-cell office:value-type="float" office:value="3.7139">
            <text:p>3.713900</text:p>
          </table:table-cell>
          <table:table-cell office:value-type="float" office:value="-2.8533">
            <text:p>-2.853300</text:p>
          </table:table-cell>
          <table:table-cell office:value-type="float" office:value="0.999">
            <text:p>0.999000</text:p>
          </table:table-cell>
          <table:table-cell table:number-columns-repeated="1006"/>
        </table:table-row>
        <table:table-row table:style-name="ro1">
          <table:table-cell office:value-type="string">
            <text:p>Ti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4536">
            <text:p>3.453600</text:p>
          </table:table-cell>
          <table:table-cell office:value-type="float" office:value="-2.0115">
            <text:p>-2.011500</text:p>
          </table:table-cell>
          <table:table-cell office:value-type="float" office:value="4.1317">
            <text:p>4.131700</text:p>
          </table:table-cell>
          <table:table-cell office:value-type="float" office:value="-3.1171">
            <text:p>-3.11710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V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7127">
            <text:p>3.712700</text:p>
          </table:table-cell>
          <table:table-cell office:value-type="float" office:value="-2.1392">
            <text:p>-2.139200</text:p>
          </table:table-cell>
          <table:table-cell office:value-type="float" office:value="4.3461">
            <text:p>4.346100</text:p>
          </table:table-cell>
          <table:table-cell office:value-type="float" office:value="-3.2204">
            <text:p>-3.22040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Cr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8787">
            <text:p>3.878700</text:p>
          </table:table-cell>
          <table:table-cell office:value-type="float" office:value="-2.19">
            <text:p>-2.190000</text:p>
          </table:table-cell>
          <table:table-cell office:value-type="float" office:value="4.3867">
            <text:p>4.386700</text:p>
          </table:table-cell>
          <table:table-cell office:value-type="float" office:value="-3.1752">
            <text:p>-3.17520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Mn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9855">
            <text:p>3.985500</text:p>
          </table:table-cell>
          <table:table-cell office:value-type="float" office:value="-2.1885">
            <text:p>-2.188500</text:p>
          </table:table-cell>
          <table:table-cell office:value-type="float" office:value="4.2796">
            <text:p>4.279600</text:p>
          </table:table-cell>
          <table:table-cell office:value-type="float" office:value="-3.0215">
            <text:p>-3.02150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Fe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9979">
            <text:p>3.997900</text:p>
          </table:table-cell>
          <table:table-cell office:value-type="float" office:value="-2.1108">
            <text:p>-2.110800</text:p>
          </table:table-cell>
          <table:table-cell office:value-type="float" office:value="3.9817">
            <text:p>3.981700</text:p>
          </table:table-cell>
          <table:table-cell office:value-type="float" office:value="-2.7199">
            <text:p>-2.71990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Co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959">
            <text:p>3.959000</text:p>
          </table:table-cell>
          <table:table-cell office:value-type="float" office:value="-1.9965">
            <text:p>-1.996500</text:p>
          </table:table-cell>
          <table:table-cell office:value-type="float" office:value="3.6063">
            <text:p>3.606300</text:p>
          </table:table-cell>
          <table:table-cell office:value-type="float" office:value="-2.3705">
            <text:p>-2.37050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Ni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8607">
            <text:p>3.860700</text:p>
          </table:table-cell>
          <table:table-cell office:value-type="float" office:value="-1.8869">
            <text:p>-1.886900</text:p>
          </table:table-cell>
          <table:table-cell office:value-type="float" office:value="3.1239">
            <text:p>3.123900</text:p>
          </table:table-cell>
          <table:table-cell office:value-type="float" office:value="-1.9429">
            <text:p>-1.94290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Cu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7251">
            <text:p>3.725100</text:p>
          </table:table-cell>
          <table:table-cell office:value-type="float" office:value="-1.655">
            <text:p>-1.655000</text:p>
          </table:table-cell>
          <table:table-cell office:value-type="float" office:value="2.6029">
            <text:p>2.602900</text:p>
          </table:table-cell>
          <table:table-cell office:value-type="float" office:value="-1.4976">
            <text:p>-1.49760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Zn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5595">
            <text:p>3.559500</text:p>
          </table:table-cell>
          <table:table-cell office:value-type="float" office:value="-1.451">
            <text:p>-1.451000</text:p>
          </table:table-cell>
          <table:table-cell office:value-type="float" office:value="2.0339">
            <text:p>2.033900</text:p>
          </table:table-cell>
          <table:table-cell office:value-type="float" office:value="-1.0216">
            <text:p>-1.02160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Ga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3756">
            <text:p>3.375600</text:p>
          </table:table-cell>
          <table:table-cell office:value-type="float" office:value="-1.2391">
            <text:p>-1.239100</text:p>
          </table:table-cell>
          <table:table-cell office:value-type="float" office:value="1.4616">
            <text:p>1.461600</text:p>
          </table:table-cell>
          <table:table-cell office:value-type="float" office:value="-0.55471">
            <text:p>-0.55471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Ge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178">
            <text:p>3.178000</text:p>
          </table:table-cell>
          <table:table-cell office:value-type="float" office:value="-1.0223">
            <text:p>-1.022300</text:p>
          </table:table-cell>
          <table:table-cell office:value-type="float" office:value="0.89119">
            <text:p>0.891190</text:p>
          </table:table-cell>
          <table:table-cell office:value-type="float" office:value="-0.09884">
            <text:p>-0.09884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As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2.9774">
            <text:p>2.977400</text:p>
          </table:table-cell>
          <table:table-cell office:value-type="float" office:value="-0.81038">
            <text:p>-0.810380</text:p>
          </table:table-cell>
          <table:table-cell office:value-type="float" office:value="0.34861">
            <text:p>0.348610</text:p>
          </table:table-cell>
          <table:table-cell office:value-type="float" office:value="0.32231">
            <text:p>0.32231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Se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2.7834">
            <text:p>2.783400</text:p>
          </table:table-cell>
          <table:table-cell office:value-type="float" office:value="-0.6111">
            <text:p>-0.611100</text:p>
          </table:table-cell>
          <table:table-cell office:value-type="float" office:value="-0.14731">
            <text:p>-0.147310</text:p>
          </table:table-cell>
          <table:table-cell office:value-type="float" office:value="0.69837">
            <text:p>0.69837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Br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2.6061">
            <text:p>2.606100</text:p>
          </table:table-cell>
          <table:table-cell office:value-type="float" office:value="-0.43308">
            <text:p>-0.433080</text:p>
          </table:table-cell>
          <table:table-cell office:value-type="float" office:value="-0.57381">
            <text:p>-0.573810</text:p>
          </table:table-cell>
          <table:table-cell office:value-type="float" office:value="1.0095">
            <text:p>1.00950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Kr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2.4428">
            <text:p>2.442800</text:p>
          </table:table-cell>
          <table:table-cell office:value-type="float" office:value="-0.27244">
            <text:p>-0.272440</text:p>
          </table:table-cell>
          <table:table-cell office:value-type="float" office:value="-0.9557">
            <text:p>-0.955700</text:p>
          </table:table-cell>
          <table:table-cell office:value-type="float" office:value="1.2707">
            <text:p>1.27070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Rb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2.3099">
            <text:p>2.309900</text:p>
          </table:table-cell>
          <table:table-cell office:value-type="float" office:value="-0.14328">
            <text:p>-0.143280</text:p>
          </table:table-cell>
          <table:table-cell office:value-type="float" office:value="-1.226">
            <text:p>-1.226000</text:p>
          </table:table-cell>
          <table:table-cell office:value-type="float" office:value="1.4532">
            <text:p>1.45320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Sr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2.2107">
            <text:p>2.210700</text:p>
          </table:table-cell>
          <table:table-cell office:value-type="float" office:value="-0.0477">
            <text:p>-0.047700</text:p>
          </table:table-cell>
          <table:table-cell office:value-type="float" office:value="-1.411">
            <text:p>-1.411000</text:p>
          </table:table-cell>
          <table:table-cell office:value-type="float" office:value="1.5541">
            <text:p>1.55410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2.1422">
            <text:p>2.142200</text:p>
          </table:table-cell>
          <table:table-cell office:value-type="float" office:value="0.01935">
            <text:p>0.019350</text:p>
          </table:table-cell>
          <table:table-cell office:value-type="float" office:value="-1.5224">
            <text:p>-1.522400</text:p>
          </table:table-cell>
          <table:table-cell office:value-type="float" office:value="1.5963">
            <text:p>1.59630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Zr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2.1269">
            <text:p>2.126900</text:p>
          </table:table-cell>
          <table:table-cell office:value-type="float" office:value="0.08618">
            <text:p>0.086180</text:p>
          </table:table-cell>
          <table:table-cell office:value-type="float" office:value="-1.4919">
            <text:p>-1.491900</text:p>
          </table:table-cell>
          <table:table-cell office:value-type="float" office:value="1.5182">
            <text:p>1.51820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Nb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2.1212">
            <text:p>2.121200</text:p>
          </table:table-cell>
          <table:table-cell office:value-type="float" office:value="0.05381">
            <text:p>0.053810</text:p>
          </table:table-cell>
          <table:table-cell office:value-type="float" office:value="-1.5007">
            <text:p>-1.500700</text:p>
          </table:table-cell>
          <table:table-cell office:value-type="float" office:value="1.5015">
            <text:p>1.50150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Mo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2.1887">
            <text:p>2.188700</text:p>
          </table:table-cell>
          <table:table-cell office:value-type="float" office:value="-0.00655">
            <text:p>-0.006550</text:p>
          </table:table-cell>
          <table:table-cell office:value-type="float" office:value="-1.2534">
            <text:p>-1.253400</text:p>
          </table:table-cell>
          <table:table-cell office:value-type="float" office:value="1.2401">
            <text:p>1.24010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Tc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2.2573">
            <text:p>2.257300</text:p>
          </table:table-cell>
          <table:table-cell office:value-type="float" office:value="-0.05737">
            <text:p>-0.057370</text:p>
          </table:table-cell>
          <table:table-cell office:value-type="float" office:value="-1.0745">
            <text:p>-1.074500</text:p>
          </table:table-cell>
          <table:table-cell office:value-type="float" office:value="1.0663">
            <text:p>1.06630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Ru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2.373">
            <text:p>2.373000</text:p>
          </table:table-cell>
          <table:table-cell office:value-type="float" office:value="-0.1504">
            <text:p>-0.150400</text:p>
          </table:table-cell>
          <table:table-cell office:value-type="float" office:value="-0.77694">
            <text:p>-0.776940</text:p>
          </table:table-cell>
          <table:table-cell office:value-type="float" office:value="0.7906">
            <text:p>0.79060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Rh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2.5099">
            <text:p>2.509900</text:p>
          </table:table-cell>
          <table:table-cell office:value-type="float" office:value="-0.25906">
            <text:p>-0.259060</text:p>
          </table:table-cell>
          <table:table-cell office:value-type="float" office:value="-0.44719">
            <text:p>-0.447190</text:p>
          </table:table-cell>
          <table:table-cell office:value-type="float" office:value="0.49443">
            <text:p>0.49443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Pd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2.6752">
            <text:p>2.675200</text:p>
          </table:table-cell>
          <table:table-cell office:value-type="float" office:value="-0.39137">
            <text:p>-0.391370</text:p>
          </table:table-cell>
          <table:table-cell office:value-type="float" office:value="-0.05894">
            <text:p>-0.058940</text:p>
          </table:table-cell>
          <table:table-cell office:value-type="float" office:value="0.15404">
            <text:p>0.15404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Ag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2.8869">
            <text:p>2.886900</text:p>
          </table:table-cell>
          <table:table-cell office:value-type="float" office:value="-0.56119">
            <text:p>-0.561190</text:p>
          </table:table-cell>
          <table:table-cell office:value-type="float" office:value="0.42189">
            <text:p>0.421890</text:p>
          </table:table-cell>
          <table:table-cell office:value-type="float" office:value="-0.25659">
            <text:p>-0.256590</text:p>
          </table:table-cell>
          <table:table-cell office:value-type="float" office:value="0.999">
            <text:p>0.999000</text:p>
          </table:table-cell>
          <table:table-cell table:number-columns-repeated="1006"/>
        </table:table-row>
        <table:table-row table:style-name="ro1">
          <table:table-cell office:value-type="string">
            <text:p>Cd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0843">
            <text:p>3.084300</text:p>
          </table:table-cell>
          <table:table-cell office:value-type="float" office:value="-0.7145">
            <text:p>-0.714500</text:p>
          </table:table-cell>
          <table:table-cell office:value-type="float" office:value="0.84482">
            <text:p>0.844820</text:p>
          </table:table-cell>
          <table:table-cell office:value-type="float" office:value="-0.6099">
            <text:p>-0.609900</text:p>
          </table:table-cell>
          <table:table-cell office:value-type="float" office:value="0.999">
            <text:p>0.999000</text:p>
          </table:table-cell>
          <table:table-cell table:number-columns-repeated="1006"/>
        </table:table-row>
        <table:table-row table:style-name="ro1">
          <table:table-cell office:value-type="string">
            <text:p>In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314">
            <text:p>3.314000</text:p>
          </table:table-cell>
          <table:table-cell office:value-type="float" office:value="-0.89697">
            <text:p>-0.896970</text:p>
          </table:table-cell>
          <table:table-cell office:value-type="float" office:value="1.3503">
            <text:p>1.350300</text:p>
          </table:table-cell>
          <table:table-cell office:value-type="float" office:value="-1.0391">
            <text:p>-1.039100</text:p>
          </table:table-cell>
          <table:table-cell office:value-type="float" office:value="0.999">
            <text:p>0.999000</text:p>
          </table:table-cell>
          <table:table-cell table:number-columns-repeated="1006"/>
        </table:table-row>
        <table:table-row table:style-name="ro1">
          <table:table-cell office:value-type="string">
            <text:p>Sn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4984">
            <text:p>3.498400</text:p>
          </table:table-cell>
          <table:table-cell office:value-type="float" office:value="-1.0299">
            <text:p>-1.029900</text:p>
          </table:table-cell>
          <table:table-cell office:value-type="float" office:value="1.6899">
            <text:p>1.689900</text:p>
          </table:table-cell>
          <table:table-cell office:value-type="float" office:value="-1.2986">
            <text:p>-1.298600</text:p>
          </table:table-cell>
          <table:table-cell office:value-type="float" office:value="0.999">
            <text:p>0.999000</text:p>
          </table:table-cell>
          <table:table-cell table:number-columns-repeated="1006"/>
        </table:table-row>
        <table:table-row table:style-name="ro1">
          <table:table-cell office:value-type="string">
            <text:p>Sb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7041">
            <text:p>3.704100</text:p>
          </table:table-cell>
          <table:table-cell office:value-type="float" office:value="-1.1827">
            <text:p>-1.182700</text:p>
          </table:table-cell>
          <table:table-cell office:value-type="float" office:value="2.0892">
            <text:p>2.089200</text:p>
          </table:table-cell>
          <table:table-cell office:value-type="float" office:value="-1.6164">
            <text:p>-1.616400</text:p>
          </table:table-cell>
          <table:table-cell office:value-type="float" office:value="0.999">
            <text:p>0.999000</text:p>
          </table:table-cell>
          <table:table-cell table:number-columns-repeated="1006"/>
        </table:table-row>
        <table:table-row table:style-name="ro1">
          <table:table-cell office:value-type="string">
            <text:p>Te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8824">
            <text:p>3.882400</text:p>
          </table:table-cell>
          <table:table-cell office:value-type="float" office:value="-1.3098">
            <text:p>-1.309800</text:p>
          </table:table-cell>
          <table:table-cell office:value-type="float" office:value="2.4117">
            <text:p>2.411700</text:p>
          </table:table-cell>
          <table:table-cell office:value-type="float" office:value="-1.8642">
            <text:p>-1.864200</text:p>
          </table:table-cell>
          <table:table-cell office:value-type="float" office:value="0.999">
            <text:p>0.999000</text:p>
          </table:table-cell>
          <table:table-cell table:number-columns-repeated="1006"/>
        </table:table-row>
        <table:table-row table:style-name="ro1">
          <table:table-cell office:value-type="string">
            <text:p>I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4.0801">
            <text:p>4.080100</text:p>
          </table:table-cell>
          <table:table-cell office:value-type="float" office:value="-1.4508">
            <text:p>-1.450800</text:p>
          </table:table-cell>
          <table:table-cell office:value-type="float" office:value="2.7673">
            <text:p>2.767300</text:p>
          </table:table-cell>
          <table:table-cell office:value-type="float" office:value="-2.1392">
            <text:p>-2.139200</text:p>
          </table:table-cell>
          <table:table-cell office:value-type="float" office:value="0.999">
            <text:p>0.999000</text:p>
          </table:table-cell>
          <table:table-cell table:number-columns-repeated="1006"/>
        </table:table-row>
        <table:table-row table:style-name="ro1">
          <table:table-cell office:value-type="string">
            <text:p>Xe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4.2461">
            <text:p>4.246100</text:p>
          </table:table-cell>
          <table:table-cell office:value-type="float" office:value="-1.5633">
            <text:p>-1.563300</text:p>
          </table:table-cell>
          <table:table-cell office:value-type="float" office:value="3.042">
            <text:p>3.042000</text:p>
          </table:table-cell>
          <table:table-cell office:value-type="float" office:value="-2.3429">
            <text:p>-2.342900</text:p>
          </table:table-cell>
          <table:table-cell office:value-type="float" office:value="0.999">
            <text:p>0.999000</text:p>
          </table:table-cell>
          <table:table-cell table:number-columns-repeated="1006"/>
        </table:table-row>
        <table:table-row table:style-name="ro1">
          <table:table-cell office:value-type="string">
            <text:p>Cs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4.3891">
            <text:p>4.389100</text:p>
          </table:table-cell>
          <table:table-cell office:value-type="float" office:value="-1.6542">
            <text:p>-1.654200</text:p>
          </table:table-cell>
          <table:table-cell office:value-type="float" office:value="3.2545">
            <text:p>3.254500</text:p>
          </table:table-cell>
          <table:table-cell office:value-type="float" office:value="-2.4922">
            <text:p>-2.49220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Ba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4.5107">
            <text:p>4.510700</text:p>
          </table:table-cell>
          <table:table-cell office:value-type="float" office:value="-1.7257">
            <text:p>-1.725700</text:p>
          </table:table-cell>
          <table:table-cell office:value-type="float" office:value="3.4132">
            <text:p>3.413200</text:p>
          </table:table-cell>
          <table:table-cell office:value-type="float" office:value="-2.5959">
            <text:p>-2.59590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La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4.6025">
            <text:p>4.602500</text:p>
          </table:table-cell>
          <table:table-cell office:value-type="float" office:value="-1.7707">
            <text:p>-1.770700</text:p>
          </table:table-cell>
          <table:table-cell office:value-type="float" office:value="3.4997">
            <text:p>3.499700</text:p>
          </table:table-cell>
          <table:table-cell office:value-type="float" office:value="-2.6405">
            <text:p>-2.64050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Ce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4.6906">
            <text:p>4.690600</text:p>
          </table:table-cell>
          <table:table-cell office:value-type="float" office:value="-1.8179">
            <text:p>-1.817900</text:p>
          </table:table-cell>
          <table:table-cell office:value-type="float" office:value="3.6028">
            <text:p>3.602800</text:p>
          </table:table-cell>
          <table:table-cell office:value-type="float" office:value="-2.7067">
            <text:p>-2.70670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Pr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4.7215">
            <text:p>4.721500</text:p>
          </table:table-cell>
          <table:table-cell office:value-type="float" office:value="-1.8139">
            <text:p>-1.813900</text:p>
          </table:table-cell>
          <table:table-cell office:value-type="float" office:value="3.5648">
            <text:p>3.564800</text:p>
          </table:table-cell>
          <table:table-cell office:value-type="float" office:value="-2.6518">
            <text:p>-2.65180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Nd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4.7509">
            <text:p>4.750900</text:p>
          </table:table-cell>
          <table:table-cell office:value-type="float" office:value="-1.808">
            <text:p>-1.808000</text:p>
          </table:table-cell>
          <table:table-cell office:value-type="float" office:value="3.5197">
            <text:p>3.519700</text:p>
          </table:table-cell>
          <table:table-cell office:value-type="float" office:value="-2.5901">
            <text:p>-2.59010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Pm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4.7407">
            <text:p>4.740700</text:p>
          </table:table-cell>
          <table:table-cell office:value-type="float" office:value="-1.766">
            <text:p>-1.766000</text:p>
          </table:table-cell>
          <table:table-cell office:value-type="float" office:value="3.3743">
            <text:p>3.374300</text:p>
          </table:table-cell>
          <table:table-cell office:value-type="float" office:value="-2.4421">
            <text:p>-2.44210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Sm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4.717">
            <text:p>4.717000</text:p>
          </table:table-cell>
          <table:table-cell office:value-type="float" office:value="-1.7141">
            <text:p>-1.714100</text:p>
          </table:table-cell>
          <table:table-cell office:value-type="float" office:value="3.208">
            <text:p>3.208000</text:p>
          </table:table-cell>
          <table:table-cell office:value-type="float" office:value="-2.2817">
            <text:p>-2.28170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Eu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4.6694">
            <text:p>4.669400</text:p>
          </table:table-cell>
          <table:table-cell office:value-type="float" office:value="-1.6414">
            <text:p>-1.641400</text:p>
          </table:table-cell>
          <table:table-cell office:value-type="float" office:value="2.9858">
            <text:p>2.985800</text:p>
          </table:table-cell>
          <table:table-cell office:value-type="float" office:value="-2.0746">
            <text:p>-2.07460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Gd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4.6101">
            <text:p>4.610100</text:p>
          </table:table-cell>
          <table:table-cell office:value-type="float" office:value="-1.5575">
            <text:p>-1.557500</text:p>
          </table:table-cell>
          <table:table-cell office:value-type="float" office:value="2.7319">
            <text:p>2.731900</text:p>
          </table:table-cell>
          <table:table-cell office:value-type="float" office:value="-1.8404">
            <text:p>-1.84040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Tb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4.5255">
            <text:p>4.525500</text:p>
          </table:table-cell>
          <table:table-cell office:value-type="float" office:value="-1.4552">
            <text:p>-1.455200</text:p>
          </table:table-cell>
          <table:table-cell office:value-type="float" office:value="2.4377">
            <text:p>2.437700</text:p>
          </table:table-cell>
          <table:table-cell office:value-type="float" office:value="-1.5795">
            <text:p>-1.57950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Dy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4.4523">
            <text:p>4.452300</text:p>
          </table:table-cell>
          <table:table-cell office:value-type="float" office:value="-1.3644">
            <text:p>-1.364400</text:p>
          </table:table-cell>
          <table:table-cell office:value-type="float" office:value="2.1754">
            <text:p>2.175400</text:p>
          </table:table-cell>
          <table:table-cell office:value-type="float" office:value="-1.3455">
            <text:p>-1.345500</text:p>
          </table:table-cell>
          <table:table-cell office:value-type="float" office:value="0.999">
            <text:p>0.999000</text:p>
          </table:table-cell>
          <table:table-cell table:number-columns-repeated="1006"/>
        </table:table-row>
        <table:table-row table:style-name="ro1">
          <table:table-cell office:value-type="string">
            <text:p>Ho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4.3766">
            <text:p>4.376600</text:p>
          </table:table-cell>
          <table:table-cell office:value-type="float" office:value="-1.2746">
            <text:p>-1.274600</text:p>
          </table:table-cell>
          <table:table-cell office:value-type="float" office:value="1.9254">
            <text:p>1.925400</text:p>
          </table:table-cell>
          <table:table-cell office:value-type="float" office:value="-1.1309">
            <text:p>-1.130900</text:p>
          </table:table-cell>
          <table:table-cell office:value-type="float" office:value="0.999">
            <text:p>0.999000</text:p>
          </table:table-cell>
          <table:table-cell table:number-columns-repeated="1006"/>
        </table:table-row>
        <table:table-row table:style-name="ro1">
          <table:table-cell office:value-type="string">
            <text:p>Er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4.2946">
            <text:p>4.294600</text:p>
          </table:table-cell>
          <table:table-cell office:value-type="float" office:value="-1.1817">
            <text:p>-1.181700</text:p>
          </table:table-cell>
          <table:table-cell office:value-type="float" office:value="1.6706">
            <text:p>1.670600</text:p>
          </table:table-cell>
          <table:table-cell office:value-type="float" office:value="-0.91467">
            <text:p>-0.914670</text:p>
          </table:table-cell>
          <table:table-cell office:value-type="float" office:value="0.999">
            <text:p>0.999000</text:p>
          </table:table-cell>
          <table:table-cell table:number-columns-repeated="1006"/>
        </table:table-row>
        <table:table-row table:style-name="ro1">
          <table:table-cell office:value-type="string">
            <text:p>Tm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4.2133">
            <text:p>4.213300</text:p>
          </table:table-cell>
          <table:table-cell office:value-type="float" office:value="-1.0906">
            <text:p>-1.090600</text:p>
          </table:table-cell>
          <table:table-cell office:value-type="float" office:value="1.4239">
            <text:p>1.423900</text:p>
          </table:table-cell>
          <table:table-cell office:value-type="float" office:value="-0.70804">
            <text:p>-0.708040</text:p>
          </table:table-cell>
          <table:table-cell office:value-type="float" office:value="0.999">
            <text:p>0.999000</text:p>
          </table:table-cell>
          <table:table-cell table:number-columns-repeated="1006"/>
        </table:table-row>
        <table:table-row table:style-name="ro1">
          <table:table-cell office:value-type="string">
            <text:p>Yb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4.1343">
            <text:p>4.134300</text:p>
          </table:table-cell>
          <table:table-cell office:value-type="float" office:value="-1.0031">
            <text:p>-1.003100</text:p>
          </table:table-cell>
          <table:table-cell office:value-type="float" office:value="1.1881">
            <text:p>1.188100</text:p>
          </table:table-cell>
          <table:table-cell office:value-type="float" office:value="-0.5112">
            <text:p>-0.511200</text:p>
          </table:table-cell>
          <table:table-cell office:value-type="float" office:value="0.999">
            <text:p>0.999000</text:p>
          </table:table-cell>
          <table:table-cell table:number-columns-repeated="1006"/>
        </table:table-row>
        <table:table-row table:style-name="ro1">
          <table:table-cell office:value-type="string">
            <text:p>Lu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4.0423">
            <text:p>4.042300</text:p>
          </table:table-cell>
          <table:table-cell office:value-type="float" office:value="-0.90518">
            <text:p>-0.905180</text:p>
          </table:table-cell>
          <table:table-cell office:value-type="float" office:value="0.92889">
            <text:p>0.928890</text:p>
          </table:table-cell>
          <table:table-cell office:value-type="float" office:value="-0.2982">
            <text:p>-0.298200</text:p>
          </table:table-cell>
          <table:table-cell office:value-type="float" office:value="0.999">
            <text:p>0.999000</text:p>
          </table:table-cell>
          <table:table-cell table:number-columns-repeated="1006"/>
        </table:table-row>
        <table:table-row table:style-name="ro1">
          <table:table-cell office:value-type="string">
            <text:p>Hf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9516">
            <text:p>3.951600</text:p>
          </table:table-cell>
          <table:table-cell office:value-type="float" office:value="-0.80978">
            <text:p>-0.809780</text:p>
          </table:table-cell>
          <table:table-cell office:value-type="float" office:value="0.68951">
            <text:p>0.689510</text:p>
          </table:table-cell>
          <table:table-cell office:value-type="float" office:value="-0.0962">
            <text:p>-0.096200</text:p>
          </table:table-cell>
          <table:table-cell office:value-type="float" office:value="0.999">
            <text:p>0.999000</text:p>
          </table:table-cell>
          <table:table-cell table:number-columns-repeated="1006"/>
        </table:table-row>
        <table:table-row table:style-name="ro1">
          <table:table-cell office:value-type="string">
            <text:p>Ta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85">
            <text:p>3.850000</text:p>
          </table:table-cell>
          <table:table-cell office:value-type="float" office:value="-0.70599">
            <text:p>-0.705990</text:p>
          </table:table-cell>
          <table:table-cell office:value-type="float" office:value="0.41103">
            <text:p>0.411030</text:p>
          </table:table-cell>
          <table:table-cell office:value-type="float" office:value="0.11842">
            <text:p>0.118420</text:p>
          </table:table-cell>
          <table:table-cell office:value-type="float" office:value="0.999">
            <text:p>0.999000</text:p>
          </table:table-cell>
          <table:table-cell table:number-columns-repeated="1006"/>
        </table:table-row>
        <table:table-row table:style-name="ro1">
          <table:table-cell office:value-type="string">
            <text:p>W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7651">
            <text:p>3.765100</text:p>
          </table:table-cell>
          <table:table-cell office:value-type="float" office:value="-0.61807">
            <text:p>-0.618070</text:p>
          </table:table-cell>
          <table:table-cell office:value-type="float" office:value="0.18568">
            <text:p>0.185680</text:p>
          </table:table-cell>
          <table:table-cell office:value-type="float" office:value="0.29787">
            <text:p>0.297870</text:p>
          </table:table-cell>
          <table:table-cell office:value-type="float" office:value="0.999">
            <text:p>0.999000</text:p>
          </table:table-cell>
          <table:table-cell table:number-columns-repeated="1006"/>
        </table:table-row>
        <table:table-row table:style-name="ro1">
          <table:table-cell office:value-type="string">
            <text:p>Re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676">
            <text:p>3.676000</text:p>
          </table:table-cell>
          <table:table-cell office:value-type="float" office:value="-0.52688">
            <text:p>-0.526880</text:p>
          </table:table-cell>
          <table:table-cell office:value-type="float" office:value="-0.04706">
            <text:p>-0.047060</text:p>
          </table:table-cell>
          <table:table-cell office:value-type="float" office:value="0.4818">
            <text:p>0.48180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Os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6053">
            <text:p>3.605300</text:p>
          </table:table-cell>
          <table:table-cell office:value-type="float" office:value="-0.4542">
            <text:p>-0.454200</text:p>
          </table:table-cell>
          <table:table-cell office:value-type="float" office:value="-0.22529">
            <text:p>-0.225290</text:p>
          </table:table-cell>
          <table:table-cell office:value-type="float" office:value="0.617">
            <text:p>0.61700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Ir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5313">
            <text:p>3.531300</text:p>
          </table:table-cell>
          <table:table-cell office:value-type="float" office:value="-0.37856">
            <text:p>-0.378560</text:p>
          </table:table-cell>
          <table:table-cell office:value-type="float" office:value="-0.41174">
            <text:p>-0.411740</text:p>
          </table:table-cell>
          <table:table-cell office:value-type="float" office:value="0.75967">
            <text:p>0.75967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Pt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4707">
            <text:p>3.470700</text:p>
          </table:table-cell>
          <table:table-cell office:value-type="float" office:value="-0.31534">
            <text:p>-0.315340</text:p>
          </table:table-cell>
          <table:table-cell office:value-type="float" office:value="-0.56487">
            <text:p>-0.564870</text:p>
          </table:table-cell>
          <table:table-cell office:value-type="float" office:value="0.87492">
            <text:p>0.87492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Au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4163">
            <text:p>3.416300</text:p>
          </table:table-cell>
          <table:table-cell office:value-type="float" office:value="-0.25987">
            <text:p>-0.259870</text:p>
          </table:table-cell>
          <table:table-cell office:value-type="float" office:value="-0.6903">
            <text:p>-0.690300</text:p>
          </table:table-cell>
          <table:table-cell office:value-type="float" office:value="0.96224">
            <text:p>0.96224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Hg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3735">
            <text:p>3.373500</text:p>
          </table:table-cell>
          <table:table-cell office:value-type="float" office:value="-0.21428">
            <text:p>-0.214280</text:p>
          </table:table-cell>
          <table:table-cell office:value-type="float" office:value="-0.79013">
            <text:p>-0.790130</text:p>
          </table:table-cell>
          <table:table-cell office:value-type="float" office:value="1.0285">
            <text:p>1.02850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Tl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3459">
            <text:p>3.345900</text:p>
          </table:table-cell>
          <table:table-cell office:value-type="float" office:value="-0.18322">
            <text:p>-0.183220</text:p>
          </table:table-cell>
          <table:table-cell office:value-type="float" office:value="-0.84911">
            <text:p>-0.849110</text:p>
          </table:table-cell>
          <table:table-cell office:value-type="float" office:value="1.0597">
            <text:p>1.05970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Pb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3233">
            <text:p>3.323300</text:p>
          </table:table-cell>
          <table:table-cell office:value-type="float" office:value="-0.15596">
            <text:p>-0.155960</text:p>
          </table:table-cell>
          <table:table-cell office:value-type="float" office:value="-0.89878">
            <text:p>-0.898780</text:p>
          </table:table-cell>
          <table:table-cell office:value-type="float" office:value="1.0838">
            <text:p>1.08380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Bi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3188">
            <text:p>3.318800</text:p>
          </table:table-cell>
          <table:table-cell office:value-type="float" office:value="-0.14554">
            <text:p>-0.145540</text:p>
          </table:table-cell>
          <table:table-cell office:value-type="float" office:value="-0.90198">
            <text:p>-0.901980</text:p>
          </table:table-cell>
          <table:table-cell office:value-type="float" office:value="1.0685">
            <text:p>1.06850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Po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3203">
            <text:p>3.320300</text:p>
          </table:table-cell>
          <table:table-cell office:value-type="float" office:value="-0.13999">
            <text:p>-0.139990</text:p>
          </table:table-cell>
          <table:table-cell office:value-type="float" office:value="-0.89333">
            <text:p>-0.893330</text:p>
          </table:table-cell>
          <table:table-cell office:value-type="float" office:value="1.0438">
            <text:p>1.04380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At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3425">
            <text:p>3.342500</text:p>
          </table:table-cell>
          <table:table-cell office:value-type="float" office:value="-0.15317">
            <text:p>-0.153170</text:p>
          </table:table-cell>
          <table:table-cell office:value-type="float" office:value="-0.8335">
            <text:p>-0.833500</text:p>
          </table:table-cell>
          <table:table-cell office:value-type="float" office:value="0.97641">
            <text:p>0.97641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Rn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3778">
            <text:p>3.377800</text:p>
          </table:table-cell>
          <table:table-cell office:value-type="float" office:value="-0.178">
            <text:p>-0.178000</text:p>
          </table:table-cell>
          <table:table-cell office:value-type="float" office:value="-0.7432">
            <text:p>-0.743200</text:p>
          </table:table-cell>
          <table:table-cell office:value-type="float" office:value="0.8851">
            <text:p>0.885100</text:p>
          </table:table-cell>
          <table:table-cell office:value-type="float" office:value="1">
            <text:p>1.000000</text:p>
          </table:table-cell>
          <table:table-cell table:number-columns-repeated="1006"/>
        </table:table-row>
        <table:table-row table:style-name="ro1">
          <table:table-cell office:value-type="string">
            <text:p>Fr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4199">
            <text:p>3.419900</text:p>
          </table:table-cell>
          <table:table-cell office:value-type="float" office:value="-0.20823">
            <text:p>-0.208230</text:p>
          </table:table-cell>
          <table:table-cell office:value-type="float" office:value="-0.64">
            <text:p>-0.640000</text:p>
          </table:table-cell>
          <table:table-cell office:value-type="float" office:value="0.78354">
            <text:p>0.78354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Ra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4753">
            <text:p>3.475300</text:p>
          </table:table-cell>
          <table:table-cell office:value-type="float" office:value="-0.25005">
            <text:p>-0.250050</text:p>
          </table:table-cell>
          <table:table-cell office:value-type="float" office:value="-0.5066">
            <text:p>-0.506600</text:p>
          </table:table-cell>
          <table:table-cell office:value-type="float" office:value="0.65836">
            <text:p>0.65836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Ac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4902">
            <text:p>3.490200</text:p>
          </table:table-cell>
          <table:table-cell office:value-type="float" office:value="-0.25109">
            <text:p>-0.251090</text:p>
          </table:table-cell>
          <table:table-cell office:value-type="float" office:value="-0.49651">
            <text:p>-0.496510</text:p>
          </table:table-cell>
          <table:table-cell office:value-type="float" office:value="0.6434">
            <text:p>0.64340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Th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6106">
            <text:p>3.610600</text:p>
          </table:table-cell>
          <table:table-cell office:value-type="float" office:value="-0.35409">
            <text:p>-0.354090</text:p>
          </table:table-cell>
          <table:table-cell office:value-type="float" office:value="-0.18926">
            <text:p>-0.189260</text:p>
          </table:table-cell>
          <table:table-cell office:value-type="float" office:value="0.36849">
            <text:p>0.36849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Pa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6863">
            <text:p>3.686300</text:p>
          </table:table-cell>
          <table:table-cell office:value-type="float" office:value="-0.41329">
            <text:p>-0.413290</text:p>
          </table:table-cell>
          <table:table-cell office:value-type="float" office:value="-0.01192">
            <text:p>-0.011920</text:p>
          </table:table-cell>
          <table:table-cell office:value-type="float" office:value="0.20878">
            <text:p>0.208780</text:p>
          </table:table-cell>
          <table:table-cell office:value-type="float" office:value="0.9995">
            <text:p>0.999500</text:p>
          </table:table-cell>
          <table:table-cell table:number-columns-repeated="1006"/>
        </table:table-row>
        <table:table-row table:style-name="ro1">
          <table:table-cell office:value-type="string">
            <text:p>U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7665">
            <text:p>3.766500</text:p>
          </table:table-cell>
          <table:table-cell office:value-type="float" office:value="-0.47542">
            <text:p>-0.475420</text:p>
          </table:table-cell>
          <table:table-cell office:value-type="float" office:value="0.1685">
            <text:p>0.168500</text:p>
          </table:table-cell>
          <table:table-cell office:value-type="float" office:value="0.0506">
            <text:p>0.050600</text:p>
          </table:table-cell>
          <table:table-cell office:value-type="float" office:value="0.999">
            <text:p>0.999000</text:p>
          </table:table-cell>
          <table:table-cell table:number-columns-repeated="1006"/>
        </table:table-row>
        <table:table-row table:style-name="ro1">
          <table:table-cell office:value-type="string">
            <text:p>Np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8287">
            <text:p>3.828700</text:p>
          </table:table-cell>
          <table:table-cell office:value-type="float" office:value="-0.51955">
            <text:p>-0.519550</text:p>
          </table:table-cell>
          <table:table-cell office:value-type="float" office:value="0.29804">
            <text:p>0.298040</text:p>
          </table:table-cell>
          <table:table-cell office:value-type="float" office:value="-0.06566">
            <text:p>-0.065660</text:p>
          </table:table-cell>
          <table:table-cell office:value-type="float" office:value="0.999">
            <text:p>0.999000</text:p>
          </table:table-cell>
          <table:table-cell table:number-columns-repeated="1006"/>
        </table:table-row>
        <table:table-row table:style-name="ro1">
          <table:table-cell office:value-type="string">
            <text:p>Pu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8897">
            <text:p>3.889700</text:p>
          </table:table-cell>
          <table:table-cell office:value-type="float" office:value="-0.56296">
            <text:p>-0.562960</text:p>
          </table:table-cell>
          <table:table-cell office:value-type="float" office:value="0.42597">
            <text:p>0.425970</text:p>
          </table:table-cell>
          <table:table-cell office:value-type="float" office:value="-0.1808">
            <text:p>-0.180800</text:p>
          </table:table-cell>
          <table:table-cell office:value-type="float" office:value="0.999">
            <text:p>0.999000</text:p>
          </table:table-cell>
          <table:table-cell table:number-columns-repeated="1006"/>
        </table:table-row>
        <table:table-row table:style-name="ro1">
          <table:table-cell office:value-type="string">
            <text:p>Am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3.9506">
            <text:p>3.950600</text:p>
          </table:table-cell>
          <table:table-cell office:value-type="float" office:value="-0.60554">
            <text:p>-0.605540</text:p>
          </table:table-cell>
          <table:table-cell office:value-type="float" office:value="0.54967">
            <text:p>0.549670</text:p>
          </table:table-cell>
          <table:table-cell office:value-type="float" office:value="-0.29112">
            <text:p>-0.291120</text:p>
          </table:table-cell>
          <table:table-cell office:value-type="float" office:value="0.9985">
            <text:p>0.998500</text:p>
          </table:table-cell>
          <table:table-cell table:number-columns-repeated="1006"/>
        </table:table-row>
        <table:table-row table:style-name="ro1">
          <table:table-cell office:value-type="string">
            <text:p>Cm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4.0147">
            <text:p>4.014700</text:p>
          </table:table-cell>
          <table:table-cell office:value-type="float" office:value="-0.65062">
            <text:p>-0.650620</text:p>
          </table:table-cell>
          <table:table-cell office:value-type="float" office:value="0.67922">
            <text:p>0.679220</text:p>
          </table:table-cell>
          <table:table-cell office:value-type="float" office:value="-0.40588">
            <text:p>-0.405880</text:p>
          </table:table-cell>
          <table:table-cell office:value-type="float" office:value="0.9985">
            <text:p>0.998500</text:p>
          </table:table-cell>
          <table:table-cell table:number-columns-repeated="1006"/>
        </table:table-row>
        <table:table-row table:style-name="ro1">
          <table:table-cell office:value-type="string">
            <text:p>Bk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4.0778">
            <text:p>4.077800</text:p>
          </table:table-cell>
          <table:table-cell office:value-type="float" office:value="-0.69476">
            <text:p>-0.694760</text:p>
          </table:table-cell>
          <table:table-cell office:value-type="float" office:value="0.80547">
            <text:p>0.805470</text:p>
          </table:table-cell>
          <table:table-cell office:value-type="float" office:value="-0.51729">
            <text:p>-0.517290</text:p>
          </table:table-cell>
          <table:table-cell office:value-type="float" office:value="0.9985">
            <text:p>0.998500</text:p>
          </table:table-cell>
          <table:table-cell table:number-columns-repeated="1006"/>
        </table:table-row>
        <table:table-row table:style-name="ro1">
          <table:table-cell office:value-type="string">
            <text:p>Cf</text:p>
          </table:table-cell>
          <table:table-cell office:value-type="float" office:value="0">
            <text:p>0.000000</text:p>
          </table:table-cell>
          <table:table-cell office:value-type="string">
            <text:p>FOT</text:p>
          </table:table-cell>
          <table:table-cell office:value-type="float" office:value="4.1421">
            <text:p>4.142100</text:p>
          </table:table-cell>
          <table:table-cell office:value-type="float" office:value="-0.73977">
            <text:p>-0.739770</text:p>
          </table:table-cell>
          <table:table-cell office:value-type="float" office:value="0.93342">
            <text:p>0.933420</text:p>
          </table:table-cell>
          <table:table-cell office:value-type="float" office:value="-0.62981">
            <text:p>-0.629810</text:p>
          </table:table-cell>
          <table:table-cell office:value-type="float" office:value="0.998">
            <text:p>0.998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Default"/>
          <table:table-cell table:number-columns-repeated="1008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 table:number-rows-repeated="65435">
          <table:table-cell table:number-columns-repeated="1014"/>
        </table:table-row>
        <table:table-row table:style-name="ro1"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30">30/09/2009</text:date>, <text:time>09:2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9T17:48:00</meta:creation-date>
    <dc:date>2009-09-30T09:24:33</dc:date>
    <meta:editing-duration>PT14H23M04S</meta:editing-duration>
    <meta:editing-cycles>20</meta:editing-cycles>
    <meta:generator>OpenOffice.org/3.0$Linux OpenOffice.org_project/300m15$Build-9379</meta:generator>
    <meta:document-statistic meta:table-count="2" meta:cell-count="3949" meta:object-count="0"/>
    <meta:user-defined meta:name="Info 1"/>
    <meta:user-defined meta:name="Info 2"/>
    <meta:user-defined meta:name="Info 3"/>
    <meta:user-defined meta:name="Info 4"/>
  </office:meta>
</office:document-meta>
</file>